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4.801cm" style:type="right" style:leader-style="dotted" style:leader-text="."/>
        </style:tab-stops>
      </style:paragraph-properties>
    </style:style>
    <style:style style:name="P2" style:family="paragraph" style:parent-style-name="Contents_20_2">
      <style:paragraph-properties>
        <style:tab-stops>
          <style:tab-stop style:position="14.801cm" style:type="right" style:leader-style="dotted" style:leader-text="."/>
        </style:tab-stops>
      </style:paragraph-properties>
    </style:style>
    <style:style style:name="P3" style:family="paragraph" style:parent-style-name="Text_20_body">
      <style:paragraph-properties fo:background-color="transparent">
        <style:background-image/>
      </style:paragraph-properties>
      <style:text-properties officeooo:paragraph-rsid="0111dd05"/>
    </style:style>
    <style:style style:name="P4" style:family="paragraph" style:parent-style-name="Text_20_body">
      <style:paragraph-properties fo:background-color="transparent">
        <style:background-image/>
      </style:paragraph-properties>
      <style:text-properties officeooo:rsid="009dbb5f" officeooo:paragraph-rsid="009faee7" fo:background-color="transparent"/>
    </style:style>
    <style:style style:name="P5" style:family="paragraph" style:parent-style-name="Standard">
      <style:text-properties style:text-line-through-style="none" style:text-line-through-type="none" style:text-underline-style="none"/>
    </style:style>
    <style:style style:name="P6" style:family="paragraph" style:parent-style-name="Text_20_body">
      <style:paragraph-properties fo:margin-top="0.4cm" fo:margin-bottom="0.101cm" style:contextual-spacing="false" fo:text-align="center" style:justify-single-word="false"/>
      <style:text-properties officeooo:paragraph-rsid="004c2f65"/>
    </style:style>
    <style:style style:name="P7" style:family="paragraph" style:parent-style-name="Text_20_body">
      <style:paragraph-properties fo:margin-top="0.4cm" fo:margin-bottom="0.101cm" style:contextual-spacing="false"/>
      <style:text-properties officeooo:paragraph-rsid="01738331"/>
    </style:style>
    <style:style style:name="P8" style:family="paragraph" style:parent-style-name="Text_20_body">
      <style:paragraph-properties fo:break-before="page"/>
    </style:style>
    <style:style style:name="P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0" style:family="paragraph" style:parent-style-name="Text_20_body">
      <style:text-properties officeooo:paragraph-rsid="00617154"/>
    </style:style>
    <style:style style:name="P11" style:family="paragraph" style:parent-style-name="Text_20_body">
      <style:text-properties style:text-line-through-style="none" style:text-line-through-type="none" style:text-underline-style="none" officeooo:paragraph-rsid="00265c38"/>
    </style:style>
    <style:style style:name="P12" style:family="paragraph" style:parent-style-name="Text_20_body">
      <style:text-properties style:text-line-through-style="none" style:text-line-through-type="none" officeooo:rsid="012f5da6" officeooo:paragraph-rsid="012bb729"/>
    </style:style>
    <style:style style:name="P13" style:family="paragraph" style:parent-style-name="Text_20_body">
      <style:text-properties style:text-line-through-style="none" style:text-line-through-type="none" officeooo:paragraph-rsid="01d63566"/>
    </style:style>
    <style:style style:name="P14" style:family="paragraph" style:parent-style-name="Text_20_body">
      <style:paragraph-properties fo:text-align="center" style:justify-single-word="false"/>
    </style:style>
    <style:style style:name="P15" style:family="paragraph" style:parent-style-name="Text_20_body">
      <style:text-properties officeooo:paragraph-rsid="00a2ed64"/>
    </style:style>
    <style:style style:name="P16" style:family="paragraph" style:parent-style-name="Text_20_body">
      <style:text-properties officeooo:paragraph-rsid="0094c41d"/>
    </style:style>
    <style:style style:name="P17" style:family="paragraph" style:parent-style-name="Text_20_body">
      <style:text-properties fo:font-style="italic" officeooo:paragraph-rsid="00e66269" style:font-style-asian="italic" style:font-style-complex="italic"/>
    </style:style>
    <style:style style:name="P18" style:family="paragraph" style:parent-style-name="Text_20_body">
      <style:text-properties fo:font-style="italic" officeooo:rsid="00258370" officeooo:paragraph-rsid="00e66269" style:font-style-asian="italic" style:font-style-complex="italic"/>
    </style:style>
    <style:style style:name="P19" style:family="paragraph" style:parent-style-name="Text_20_body">
      <style:text-properties fo:font-style="italic" officeooo:paragraph-rsid="01738331" style:font-style-asian="italic" style:font-style-complex="italic"/>
    </style:style>
    <style:style style:name="P20" style:family="paragraph" style:parent-style-name="Text_20_body">
      <style:text-properties fo:font-style="italic" officeooo:rsid="01862694" officeooo:paragraph-rsid="01862694" style:font-style-asian="italic" style:font-style-complex="italic"/>
    </style:style>
    <style:style style:name="P21" style:family="paragraph" style:parent-style-name="Text_20_body">
      <style:text-properties fo:font-style="italic" officeooo:rsid="017569f2" officeooo:paragraph-rsid="01d63566" style:font-style-asian="italic" style:font-style-complex="italic"/>
    </style:style>
    <style:style style:name="P22" style:family="paragraph" style:parent-style-name="Text_20_body">
      <style:text-properties fo:font-style="italic" officeooo:paragraph-rsid="01d63566" style:font-style-asian="italic" style:font-style-complex="italic"/>
    </style:style>
    <style:style style:name="P23" style:family="paragraph" style:parent-style-name="Text_20_body">
      <style:text-properties fo:font-style="italic" officeooo:paragraph-rsid="006a7ec4" style:font-style-asian="italic" style:font-style-complex="italic"/>
    </style:style>
    <style:style style:name="P24" style:family="paragraph" style:parent-style-name="Text_20_body">
      <style:text-properties fo:font-style="italic" officeooo:rsid="01b6754b" officeooo:paragraph-rsid="01d63566" style:font-style-asian="italic" style:font-style-complex="italic"/>
    </style:style>
    <style:style style:name="P25" style:family="paragraph" style:parent-style-name="Text_20_body">
      <style:text-properties fo:font-style="italic" fo:font-weight="bold" officeooo:paragraph-rsid="00e66269" style:font-style-asian="italic" style:font-weight-asian="bold" style:font-style-complex="italic" style:font-weight-complex="bold"/>
    </style:style>
    <style:style style:name="P26" style:family="paragraph" style:parent-style-name="Text_20_body">
      <style:text-properties fo:font-style="italic" officeooo:paragraph-rsid="00e66269" style:language-asian="zxx" style:country-asian="none" style:font-style-asian="italic" style:language-complex="zxx" style:country-complex="none" style:font-style-complex="italic"/>
    </style:style>
    <style:style style:name="P27" style:family="paragraph" style:parent-style-name="Text_20_body">
      <style:text-properties fo:font-style="italic" officeooo:paragraph-rsid="01738331" style:language-asian="zxx" style:country-asian="none" style:font-style-asian="italic" style:language-complex="ar" style:country-complex="SA" style:font-style-complex="italic"/>
    </style:style>
    <style:style style:name="P28" style:family="paragraph" style:parent-style-name="Text_20_body">
      <style:text-properties fo:font-style="italic" style:text-underline-style="none" officeooo:paragraph-rsid="01738331" style:font-style-asian="italic" style:font-style-complex="italic"/>
    </style:style>
    <style:style style:name="P29" style:family="paragraph" style:parent-style-name="Text_20_body">
      <style:text-properties fo:font-style="italic" fo:font-weight="normal" officeooo:paragraph-rsid="00617154" style:font-style-asian="italic" style:font-weight-asian="normal" style:font-style-complex="italic" style:font-weight-complex="normal"/>
    </style:style>
    <style:style style:name="P30" style:family="paragraph" style:parent-style-name="Text_20_body">
      <style:text-properties fo:font-style="italic" fo:font-weight="normal" officeooo:rsid="01402503" officeooo:paragraph-rsid="01402503" style:font-style-asian="italic" style:font-weight-asian="normal" style:font-style-complex="italic" style:font-weight-complex="normal"/>
    </style:style>
    <style:style style:name="P31" style:family="paragraph" style:parent-style-name="Text_20_body">
      <style:text-properties fo:font-style="italic" fo:font-weight="normal" officeooo:rsid="0141e9dd" officeooo:paragraph-rsid="0141e9dd" style:font-style-asian="italic" style:font-weight-asian="normal" style:font-style-complex="italic" style:font-weight-complex="normal"/>
    </style:style>
    <style:style style:name="P32" style:family="paragraph" style:parent-style-name="Text_20_body">
      <style:text-properties fo:font-style="italic" fo:font-weight="normal" officeooo:paragraph-rsid="01738331" style:font-style-asian="italic" style:font-weight-asian="normal" style:font-style-complex="italic" style:font-weight-complex="normal"/>
    </style:style>
    <style:style style:name="P33" style:family="paragraph" style:parent-style-name="Text_20_body">
      <style:text-properties officeooo:rsid="001c15f7" officeooo:paragraph-rsid="00e66269"/>
    </style:style>
    <style:style style:name="P34" style:family="paragraph" style:parent-style-name="Text_20_body">
      <style:text-properties officeooo:rsid="001fad01" officeooo:paragraph-rsid="00e66269"/>
    </style:style>
    <style:style style:name="P35" style:family="paragraph" style:parent-style-name="Text_20_body">
      <style:text-properties officeooo:rsid="00216133" officeooo:paragraph-rsid="00e66269"/>
    </style:style>
    <style:style style:name="P36" style:family="paragraph" style:parent-style-name="Text_20_body">
      <style:text-properties style:text-underline-style="none" officeooo:paragraph-rsid="01738331"/>
    </style:style>
    <style:style style:name="P37" style:family="paragraph" style:parent-style-name="Text_20_body">
      <style:text-properties fo:font-weight="normal" officeooo:rsid="0134c624" officeooo:paragraph-rsid="0134c624" style:font-weight-asian="normal" style:font-weight-complex="normal"/>
    </style:style>
    <style:style style:name="P38" style:family="paragraph" style:parent-style-name="Text_20_body">
      <style:text-properties fo:font-weight="normal" officeooo:rsid="0146ed0b" officeooo:paragraph-rsid="0146ed0b" style:font-weight-asian="normal" style:font-weight-complex="normal"/>
    </style:style>
    <style:style style:name="P39" style:family="paragraph" style:parent-style-name="Text_20_body">
      <style:text-properties fo:font-weight="normal" officeooo:paragraph-rsid="01738331" style:font-weight-asian="normal" style:font-weight-complex="normal"/>
    </style:style>
    <style:style style:name="P40" style:family="paragraph" style:parent-style-name="Text_20_body">
      <style:text-properties fo:font-weight="normal" officeooo:paragraph-rsid="01e0103e" style:font-weight-asian="normal" style:font-weight-complex="normal"/>
    </style:style>
    <style:style style:name="P41" style:family="paragraph" style:parent-style-name="Text_20_body">
      <style:text-properties officeooo:paragraph-rsid="01738331" style:language-asian="zxx" style:country-asian="none" style:language-complex="ar" style:country-complex="SA"/>
    </style:style>
    <style:style style:name="P42" style:family="paragraph" style:parent-style-name="Text_20_body">
      <style:text-properties officeooo:paragraph-rsid="014a0c5a" style:language-asian="zxx" style:country-asian="none"/>
    </style:style>
    <style:style style:name="P43" style:family="paragraph" style:parent-style-name="Text_20_body">
      <style:text-properties officeooo:paragraph-rsid="014dd8c1" style:language-asian="zxx" style:country-asian="none"/>
    </style:style>
    <style:style style:name="P44" style:family="paragraph" style:parent-style-name="Text_20_body">
      <style:text-properties officeooo:rsid="0147fddd" officeooo:paragraph-rsid="0147fddd" style:language-asian="zxx" style:country-asian="none"/>
    </style:style>
    <style:style style:name="P45" style:family="paragraph" style:parent-style-name="Text_20_body">
      <style:text-properties officeooo:rsid="0147fddd" officeooo:paragraph-rsid="014855c0" style:language-asian="zxx" style:country-asian="none"/>
    </style:style>
    <style:style style:name="P46" style:family="paragraph" style:parent-style-name="Text_20_body">
      <style:text-properties officeooo:rsid="016cdd21" officeooo:paragraph-rsid="016cdd21" style:language-asian="zxx" style:country-asian="none"/>
    </style:style>
    <style:style style:name="P47" style:family="paragraph" style:parent-style-name="Text_20_body">
      <style:text-properties officeooo:rsid="016b343a" officeooo:paragraph-rsid="016b343a" style:language-asian="zxx" style:country-asian="none" style:language-complex="zxx" style:country-complex="none"/>
    </style:style>
    <style:style style:name="P48" style:family="paragraph" style:parent-style-name="Text_20_body">
      <style:text-properties fo:font-style="normal" officeooo:paragraph-rsid="01738331" style:font-style-asian="normal" style:font-style-complex="normal"/>
    </style:style>
    <style:style style:name="P49" style:family="paragraph" style:parent-style-name="Text_20_body">
      <style:text-properties fo:font-style="normal" officeooo:rsid="01c07674" officeooo:paragraph-rsid="01c07674" style:font-style-asian="normal" style:font-style-complex="normal"/>
    </style:style>
    <style:style style:name="P50" style:family="paragraph" style:parent-style-name="Text_20_body">
      <style:text-properties fo:font-style="normal" officeooo:rsid="02129283" officeooo:paragraph-rsid="02129283" style:font-style-asian="normal" style:font-style-complex="normal"/>
    </style:style>
    <style:style style:name="P51" style:family="paragraph" style:parent-style-name="Text_20_body">
      <style:text-properties fo:font-style="normal" officeooo:rsid="021f1b89" officeooo:paragraph-rsid="021f1b89" style:font-style-asian="normal" style:font-style-complex="normal"/>
    </style:style>
    <style:style style:name="P52" style:family="paragraph" style:parent-style-name="Text_20_body">
      <style:text-properties fo:font-style="normal" fo:font-weight="normal" officeooo:paragraph-rsid="01738331" style:font-style-asian="normal" style:font-weight-asian="normal" style:font-style-complex="normal" style:font-weight-complex="normal"/>
    </style:style>
    <style:style style:name="P53" style:family="paragraph" style:parent-style-name="Text_20_body">
      <style:text-properties fo:font-weight="bold" officeooo:paragraph-rsid="00617154" style:font-weight-asian="bold" style:font-weight-complex="bold"/>
    </style:style>
    <style:style style:name="P54" style:family="paragraph" style:parent-style-name="Text_20_body">
      <style:text-properties fo:font-weight="bold" officeooo:rsid="013a0d84" officeooo:paragraph-rsid="013a0d84" style:font-weight-asian="bold" style:font-weight-complex="bold"/>
    </style:style>
    <style:style style:name="P55" style:family="paragraph" style:parent-style-name="Text_20_body">
      <style:text-properties fo:font-weight="bold" officeooo:rsid="013b197e" officeooo:paragraph-rsid="013b197e" style:font-weight-asian="bold" style:font-weight-complex="bold"/>
    </style:style>
    <style:style style:name="P56" style:family="paragraph" style:parent-style-name="Text_20_body">
      <style:text-properties fo:font-weight="bold" officeooo:rsid="0146ed0b" officeooo:paragraph-rsid="0146ed0b" style:font-weight-asian="bold" style:font-weight-complex="bold"/>
    </style:style>
    <style:style style:name="P57" style:family="paragraph" style:parent-style-name="Text_20_body">
      <style:text-properties fo:font-weight="bold" officeooo:paragraph-rsid="01738331" style:font-weight-asian="bold" style:font-weight-complex="bold"/>
    </style:style>
    <style:style style:name="P58" style:family="paragraph" style:parent-style-name="Text_20_body">
      <style:text-properties officeooo:rsid="0067ce26" officeooo:paragraph-rsid="0067ce26"/>
    </style:style>
    <style:style style:name="P59" style:family="paragraph" style:parent-style-name="Text_20_body">
      <style:text-properties officeooo:paragraph-rsid="00addbf7"/>
    </style:style>
    <style:style style:name="P60" style:family="paragraph" style:parent-style-name="Text_20_body">
      <style:text-properties officeooo:paragraph-rsid="00b480e5"/>
    </style:style>
    <style:style style:name="P61" style:family="paragraph" style:parent-style-name="Text_20_body">
      <style:text-properties officeooo:paragraph-rsid="00b77675"/>
    </style:style>
    <style:style style:name="P62" style:family="paragraph" style:parent-style-name="Text_20_body">
      <style:text-properties officeooo:rsid="00ba54ee" officeooo:paragraph-rsid="00ba54ee"/>
    </style:style>
    <style:style style:name="P63" style:family="paragraph" style:parent-style-name="Text_20_body">
      <style:text-properties officeooo:rsid="00c1d80c" officeooo:paragraph-rsid="00c1d80c"/>
    </style:style>
    <style:style style:name="P64" style:family="paragraph" style:parent-style-name="Text_20_body">
      <style:text-properties officeooo:rsid="00c330cb" officeooo:paragraph-rsid="00c330cb"/>
    </style:style>
    <style:style style:name="P65" style:family="paragraph" style:parent-style-name="Text_20_body">
      <style:text-properties officeooo:rsid="00c54f9c" officeooo:paragraph-rsid="00c54f9c"/>
    </style:style>
    <style:style style:name="P66" style:family="paragraph" style:parent-style-name="Text_20_body">
      <style:text-properties officeooo:rsid="00655ffc" officeooo:paragraph-rsid="00e29b18"/>
    </style:style>
    <style:style style:name="P67" style:family="paragraph" style:parent-style-name="Text_20_body">
      <style:text-properties officeooo:paragraph-rsid="00e50619"/>
    </style:style>
    <style:style style:name="P68" style:family="paragraph" style:parent-style-name="Text_20_body">
      <style:text-properties officeooo:paragraph-rsid="00e66269"/>
    </style:style>
    <style:style style:name="P69" style:family="paragraph" style:parent-style-name="Text_20_body">
      <style:text-properties officeooo:rsid="00addbf7" officeooo:paragraph-rsid="00addbf7"/>
    </style:style>
    <style:style style:name="P70" style:family="paragraph" style:parent-style-name="Text_20_body">
      <style:text-properties officeooo:rsid="00e70b04" officeooo:paragraph-rsid="00e70b04"/>
    </style:style>
    <style:style style:name="P71" style:family="paragraph" style:parent-style-name="Text_20_body">
      <style:text-properties officeooo:rsid="00258370" officeooo:paragraph-rsid="00e66269"/>
    </style:style>
    <style:style style:name="P72" style:family="paragraph" style:parent-style-name="Text_20_body">
      <style:text-properties officeooo:rsid="00e98b59" officeooo:paragraph-rsid="00e98b59"/>
    </style:style>
    <style:style style:name="P73" style:family="paragraph" style:parent-style-name="Text_20_body">
      <style:text-properties officeooo:rsid="00ea145f" officeooo:paragraph-rsid="00ea145f"/>
    </style:style>
    <style:style style:name="P74" style:family="paragraph" style:parent-style-name="Text_20_body">
      <style:text-properties officeooo:rsid="00ed31e4" officeooo:paragraph-rsid="00ed31e4"/>
    </style:style>
    <style:style style:name="P75" style:family="paragraph" style:parent-style-name="Text_20_body">
      <style:text-properties style:use-window-font-color="true" fo:font-size="10pt" officeooo:rsid="01426f6f" officeooo:paragraph-rsid="01426f6f" fo:background-color="transparent" style:font-name-asian="Times New Roman" style:font-size-asian="10pt" style:language-asian="zxx" style:country-asian="none" style:font-name-complex="Times New Roman" style:font-size-complex="10pt" style:language-complex="zxx" style:country-complex="none"/>
    </style:style>
    <style:style style:name="P76" style:family="paragraph" style:parent-style-name="Text_20_body">
      <style:text-properties officeooo:paragraph-rsid="011a9d40"/>
    </style:style>
    <style:style style:name="P77" style:family="paragraph" style:parent-style-name="Text_20_body">
      <style:text-properties officeooo:rsid="012a3390" officeooo:paragraph-rsid="012a3390"/>
    </style:style>
    <style:style style:name="P78" style:family="paragraph" style:parent-style-name="Text_20_body">
      <style:text-properties officeooo:rsid="012bb729" officeooo:paragraph-rsid="012bb729"/>
    </style:style>
    <style:style style:name="P79" style:family="paragraph" style:parent-style-name="Text_20_body">
      <style:text-properties officeooo:rsid="0134c624" officeooo:paragraph-rsid="0134c624"/>
    </style:style>
    <style:style style:name="P80" style:family="paragraph" style:parent-style-name="Text_20_body">
      <style:text-properties officeooo:rsid="01396e8c" officeooo:paragraph-rsid="01396e8c"/>
    </style:style>
    <style:style style:name="P81" style:family="paragraph" style:parent-style-name="Text_20_body">
      <style:text-properties officeooo:rsid="013a0d84" officeooo:paragraph-rsid="013a0d84"/>
    </style:style>
    <style:style style:name="P82" style:family="paragraph" style:parent-style-name="Text_20_body">
      <style:text-properties officeooo:rsid="013f105e" officeooo:paragraph-rsid="013f105e"/>
    </style:style>
    <style:style style:name="P83" style:family="paragraph" style:parent-style-name="Text_20_body">
      <style:text-properties officeooo:rsid="01402503" officeooo:paragraph-rsid="01402503"/>
    </style:style>
    <style:style style:name="P84" style:family="paragraph" style:parent-style-name="Text_20_body">
      <style:text-properties officeooo:paragraph-rsid="014dd8c1"/>
    </style:style>
    <style:style style:name="P85" style:family="paragraph" style:parent-style-name="Text_20_body">
      <style:text-properties officeooo:rsid="01525f4b" officeooo:paragraph-rsid="01525f4b"/>
    </style:style>
    <style:style style:name="P86" style:family="paragraph" style:parent-style-name="Text_20_body">
      <style:text-properties officeooo:rsid="015679b6" officeooo:paragraph-rsid="015679b6"/>
    </style:style>
    <style:style style:name="P87" style:family="paragraph" style:parent-style-name="Text_20_body">
      <style:text-properties officeooo:rsid="0142f7db" officeooo:paragraph-rsid="0142f7db" style:language-complex="zxx" style:country-complex="none"/>
    </style:style>
    <style:style style:name="P88" style:family="paragraph" style:parent-style-name="Text_20_body">
      <style:text-properties officeooo:paragraph-rsid="01738331"/>
    </style:style>
    <style:style style:name="P89" style:family="paragraph" style:parent-style-name="Text_20_body">
      <style:text-properties officeooo:paragraph-rsid="01659897"/>
    </style:style>
    <style:style style:name="P90" style:family="paragraph" style:parent-style-name="Text_20_body">
      <style:text-properties officeooo:paragraph-rsid="01746d3f"/>
    </style:style>
    <style:style style:name="P91" style:family="paragraph" style:parent-style-name="Text_20_body">
      <style:text-properties officeooo:paragraph-rsid="01862694"/>
    </style:style>
    <style:style style:name="P92" style:family="paragraph" style:parent-style-name="Text_20_body">
      <style:text-properties officeooo:rsid="018ab82a" officeooo:paragraph-rsid="01df1442"/>
    </style:style>
    <style:style style:name="P93" style:family="paragraph" style:parent-style-name="Text_20_body">
      <style:paragraph-properties fo:text-align="center" style:justify-single-word="false"/>
      <style:text-properties fo:font-size="16pt" officeooo:paragraph-rsid="015b0b19" style:font-size-asian="16pt" style:font-size-complex="16pt"/>
    </style:style>
    <style:style style:name="P94" style:family="paragraph" style:parent-style-name="Text_20_body">
      <style:text-properties officeooo:paragraph-rsid="018ed7f5"/>
    </style:style>
    <style:style style:name="P95" style:family="paragraph" style:parent-style-name="Text_20_body">
      <style:paragraph-properties fo:text-align="center" style:justify-single-word="false"/>
      <style:text-properties fo:font-size="10pt" officeooo:paragraph-rsid="019b649a" style:font-size-asian="10pt" style:font-size-complex="10pt"/>
    </style:style>
    <style:style style:name="P96" style:family="paragraph" style:parent-style-name="Text_20_body">
      <style:text-properties officeooo:rsid="01ab6aa0" officeooo:paragraph-rsid="01ab6aa0"/>
    </style:style>
    <style:style style:name="P97" style:family="paragraph" style:parent-style-name="Text_20_body">
      <style:text-properties officeooo:rsid="006bb76a" officeooo:paragraph-rsid="006bb76a"/>
    </style:style>
    <style:style style:name="P98" style:family="paragraph" style:parent-style-name="Text_20_body">
      <style:text-properties officeooo:rsid="01b459e7" officeooo:paragraph-rsid="01b459e7"/>
    </style:style>
    <style:style style:name="P99" style:family="paragraph" style:parent-style-name="Text_20_body">
      <style:text-properties officeooo:rsid="01b4ee41" officeooo:paragraph-rsid="01b4ee41"/>
    </style:style>
    <style:style style:name="P100" style:family="paragraph" style:parent-style-name="Text_20_body">
      <style:text-properties officeooo:paragraph-rsid="01df1442"/>
    </style:style>
    <style:style style:name="P101" style:family="paragraph" style:parent-style-name="Text_20_body">
      <style:text-properties officeooo:rsid="01b6754b" officeooo:paragraph-rsid="01b6754b"/>
    </style:style>
    <style:style style:name="P102" style:family="paragraph" style:parent-style-name="Text_20_body">
      <style:text-properties officeooo:rsid="01bc3a6e" officeooo:paragraph-rsid="01bc3a6e"/>
    </style:style>
    <style:style style:name="P103" style:family="paragraph" style:parent-style-name="Text_20_body">
      <style:text-properties officeooo:rsid="01bcda92" officeooo:paragraph-rsid="01bcda92"/>
    </style:style>
    <style:style style:name="P104" style:family="paragraph" style:parent-style-name="Text_20_body">
      <style:text-properties officeooo:rsid="01beca46" officeooo:paragraph-rsid="01beca46"/>
    </style:style>
    <style:style style:name="P105" style:family="paragraph" style:parent-style-name="Text_20_body">
      <style:text-properties officeooo:rsid="01c2fbc8" officeooo:paragraph-rsid="01c4ccde"/>
    </style:style>
    <style:style style:name="P106" style:family="paragraph" style:parent-style-name="Text_20_body">
      <style:text-properties officeooo:rsid="01ca6260" officeooo:paragraph-rsid="01ca6260"/>
    </style:style>
    <style:style style:name="P107" style:family="paragraph" style:parent-style-name="Text_20_body">
      <style:text-properties officeooo:rsid="01d49bef" officeooo:paragraph-rsid="01d49bef"/>
    </style:style>
    <style:style style:name="P108" style:family="paragraph" style:parent-style-name="Text_20_body">
      <style:text-properties officeooo:paragraph-rsid="01d63566"/>
    </style:style>
    <style:style style:name="P109" style:family="paragraph" style:parent-style-name="Text_20_body">
      <style:text-properties officeooo:rsid="01d63566" officeooo:paragraph-rsid="01d63566"/>
    </style:style>
    <style:style style:name="P110" style:family="paragraph" style:parent-style-name="Text_20_body">
      <style:text-properties officeooo:rsid="01237435" officeooo:paragraph-rsid="01d67362"/>
    </style:style>
    <style:style style:name="P111" style:family="paragraph" style:parent-style-name="Text_20_body">
      <style:text-properties officeooo:paragraph-rsid="01d67362"/>
    </style:style>
    <style:style style:name="P112" style:family="paragraph" style:parent-style-name="Text_20_body">
      <style:text-properties officeooo:rsid="01d9a3a0" officeooo:paragraph-rsid="01d9a3a0"/>
    </style:style>
    <style:style style:name="P113" style:family="paragraph" style:parent-style-name="Text_20_body">
      <style:text-properties officeooo:rsid="01dc5d50" officeooo:paragraph-rsid="01dc5d50"/>
    </style:style>
    <style:style style:name="P114" style:family="paragraph" style:parent-style-name="Text_20_body">
      <style:text-properties officeooo:rsid="01dd17f6" officeooo:paragraph-rsid="01dd17f6"/>
    </style:style>
    <style:style style:name="P115" style:family="paragraph" style:parent-style-name="Text_20_body">
      <style:text-properties officeooo:rsid="01dd7bad" officeooo:paragraph-rsid="01dd7bad"/>
    </style:style>
    <style:style style:name="P116" style:family="paragraph" style:parent-style-name="Text_20_body">
      <style:text-properties officeooo:rsid="01cd4674" officeooo:paragraph-rsid="01f2610f"/>
    </style:style>
    <style:style style:name="P117" style:family="paragraph" style:parent-style-name="Text_20_body">
      <style:text-properties officeooo:rsid="01ffdfaf" officeooo:paragraph-rsid="01ffdfaf"/>
    </style:style>
    <style:style style:name="P118" style:family="paragraph" style:parent-style-name="Text_20_body">
      <style:text-properties officeooo:rsid="01f7f7d8" officeooo:paragraph-rsid="01f7f7d8"/>
    </style:style>
    <style:style style:name="P119" style:family="paragraph" style:parent-style-name="Text_20_body">
      <style:text-properties officeooo:rsid="021070d2" officeooo:paragraph-rsid="021070d2"/>
    </style:style>
    <style:style style:name="P120" style:family="paragraph" style:parent-style-name="Text_20_body">
      <style:text-properties fo:language="cs" fo:country="CZ" fo:font-style="normal" officeooo:rsid="021fb70d" officeooo:paragraph-rsid="021fb70d" style:font-style-asian="normal" style:font-style-complex="normal"/>
    </style:style>
    <style:style style:name="P121" style:family="paragraph" style:parent-style-name="Text_20_body">
      <style:text-properties fo:language="cs" fo:country="CZ" fo:font-style="normal" officeooo:rsid="022098e3" officeooo:paragraph-rsid="022098e3" style:font-style-asian="normal" style:font-style-complex="normal"/>
    </style:style>
    <style:style style:name="P122" style:family="paragraph" style:parent-style-name="Text_20_body">
      <style:text-properties officeooo:rsid="0237f563" officeooo:paragraph-rsid="0237f563"/>
    </style:style>
    <style:style style:name="P123" style:family="paragraph" style:parent-style-name="Text_20_body">
      <style:text-properties officeooo:rsid="02593914" officeooo:paragraph-rsid="02593914"/>
    </style:style>
    <style:style style:name="P124" style:family="paragraph" style:parent-style-name="Example_20_Header">
      <style:text-properties officeooo:paragraph-rsid="01746d3f"/>
    </style:style>
    <style:style style:name="P125" style:family="paragraph" style:parent-style-name="Heading_20_4">
      <style:text-properties officeooo:paragraph-rsid="00617154"/>
    </style:style>
    <style:style style:name="P126" style:family="paragraph" style:parent-style-name="Heading_20_4">
      <style:text-properties style:text-line-through-style="none" style:text-line-through-type="none" officeooo:paragraph-rsid="00617154"/>
    </style:style>
    <style:style style:name="P127" style:family="paragraph" style:parent-style-name="Heading_20_4">
      <style:text-properties style:text-line-through-style="none" style:text-line-through-type="none" officeooo:paragraph-rsid="01d63566"/>
    </style:style>
    <style:style style:name="P128" style:family="paragraph" style:parent-style-name="Heading_20_4">
      <style:text-properties officeooo:rsid="01d2dc8b" officeooo:paragraph-rsid="01d2dc8b"/>
    </style:style>
    <style:style style:name="P129" style:family="paragraph" style:parent-style-name="Heading_20_4">
      <style:text-properties officeooo:paragraph-rsid="01738331"/>
    </style:style>
    <style:style style:name="P130" style:family="paragraph" style:parent-style-name="Heading_20_4">
      <style:text-properties style:text-underline-style="none" officeooo:paragraph-rsid="01738331"/>
    </style:style>
    <style:style style:name="P131" style:family="paragraph" style:parent-style-name="Heading_20_4">
      <style:text-properties officeooo:rsid="01402503" officeooo:paragraph-rsid="01402503"/>
    </style:style>
    <style:style style:name="P132" style:family="paragraph" style:parent-style-name="Heading_20_4">
      <style:text-properties officeooo:paragraph-rsid="01d63566"/>
    </style:style>
    <style:style style:name="P133" style:family="paragraph" style:parent-style-name="Heading_20_4">
      <style:text-properties officeooo:rsid="017569f2" officeooo:paragraph-rsid="01d63566"/>
    </style:style>
    <style:style style:name="P134" style:family="paragraph" style:parent-style-name="Heading_20_4">
      <style:paragraph-properties fo:break-before="page"/>
    </style:style>
    <style:style style:name="P135" style:family="paragraph" style:parent-style-name="Heading_20_3">
      <style:text-properties officeooo:paragraph-rsid="00617154"/>
    </style:style>
    <style:style style:name="P136" style:family="paragraph" style:parent-style-name="Heading_20_3">
      <style:text-properties officeooo:rsid="016b343a" officeooo:paragraph-rsid="01d67362"/>
    </style:style>
    <style:style style:name="P137" style:family="paragraph" style:parent-style-name="Heading_20_3">
      <style:text-properties officeooo:paragraph-rsid="01d67362"/>
    </style:style>
    <style:style style:name="P138" style:family="paragraph" style:parent-style-name="Heading_20_3">
      <style:text-properties officeooo:paragraph-rsid="01738331"/>
    </style:style>
    <style:style style:name="P139" style:family="paragraph" style:parent-style-name="Heading_20_3">
      <style:text-properties style:text-underline-style="none" officeooo:paragraph-rsid="01738331"/>
    </style:style>
    <style:style style:name="P140" style:family="paragraph" style:parent-style-name="Heading_20_3">
      <style:text-properties officeooo:paragraph-rsid="00e66269"/>
    </style:style>
    <style:style style:name="P141" style:family="paragraph" style:parent-style-name="Heading_20_3">
      <style:text-properties officeooo:paragraph-rsid="00617154" style:language-asian="zxx" style:country-asian="none" style:language-complex="ar" style:country-complex="SA"/>
    </style:style>
    <style:style style:name="P142" style:family="paragraph" style:parent-style-name="Heading_20_3">
      <style:text-properties officeooo:paragraph-rsid="01746d3f"/>
    </style:style>
    <style:style style:name="P143" style:family="paragraph" style:parent-style-name="Heading_20_3">
      <style:paragraph-properties fo:background-color="transparent">
        <style:background-image/>
      </style:paragraph-properties>
      <style:text-properties officeooo:paragraph-rsid="009faee7" fo:background-color="transparent"/>
    </style:style>
    <style:style style:name="P144" style:family="paragraph" style:parent-style-name="Heading_20_2">
      <style:text-properties officeooo:paragraph-rsid="00a2ed64"/>
    </style:style>
    <style:style style:name="P145" style:family="paragraph" style:parent-style-name="Heading_20_2">
      <style:text-properties officeooo:paragraph-rsid="006a7ec4"/>
    </style:style>
    <style:style style:name="P146" style:family="paragraph" style:parent-style-name="Heading_20_2">
      <style:text-properties officeooo:paragraph-rsid="01d67362"/>
    </style:style>
    <style:style style:name="P147" style:family="paragraph" style:parent-style-name="Heading_20_2">
      <style:text-properties officeooo:paragraph-rsid="01738331"/>
    </style:style>
    <style:style style:name="P148" style:family="paragraph" style:parent-style-name="Heading_20_2">
      <style:text-properties officeooo:paragraph-rsid="00e66269"/>
    </style:style>
    <style:style style:name="P149" style:family="paragraph" style:parent-style-name="Heading_20_2">
      <style:text-properties officeooo:paragraph-rsid="00617154"/>
    </style:style>
    <style:style style:name="P150" style:family="paragraph" style:parent-style-name="Heading_20_2">
      <style:text-properties officeooo:paragraph-rsid="00617154" style:language-asian="zxx" style:country-asian="none"/>
    </style:style>
    <style:style style:name="P151" style:family="paragraph" style:parent-style-name="Heading_20_1">
      <style:text-properties officeooo:rsid="00addbf7" officeooo:paragraph-rsid="00addbf7"/>
    </style:style>
    <style:style style:name="P152" style:family="paragraph" style:parent-style-name="Heading_20_1">
      <style:text-properties officeooo:paragraph-rsid="0062ba63"/>
    </style:style>
    <style:style style:name="P153" style:family="paragraph" style:parent-style-name="Heading_20_1">
      <style:text-properties officeooo:paragraph-rsid="00e66269"/>
    </style:style>
    <style:style style:name="P154" style:family="paragraph" style:parent-style-name="Heading_20_1">
      <style:text-properties officeooo:paragraph-rsid="00617154" style:language-asian="zxx" style:country-asian="none" style:language-complex="zxx" style:country-complex="none"/>
    </style:style>
    <style:style style:name="P155" style:family="paragraph" style:parent-style-name="Heading_20_1">
      <style:text-properties officeooo:rsid="01cb6680" officeooo:paragraph-rsid="01cb6680"/>
    </style:style>
    <style:style style:name="P156" style:family="paragraph" style:parent-style-name="Heading_20_1">
      <style:text-properties officeooo:rsid="01dd17f6" officeooo:paragraph-rsid="01dd17f6"/>
    </style:style>
    <style:style style:name="P157" style:family="paragraph" style:parent-style-name="Heading_20_1">
      <style:paragraph-properties fo:break-before="page"/>
      <style:text-properties officeooo:rsid="00e70b04" officeooo:paragraph-rsid="00e70b04"/>
    </style:style>
    <style:style style:name="P158" style:family="paragraph" style:parent-style-name="Heading_20_5">
      <style:text-properties officeooo:paragraph-rsid="01df1442"/>
    </style:style>
    <style:style style:name="P159" style:family="paragraph" style:parent-style-name="Heading_20_5">
      <style:text-properties officeooo:paragraph-rsid="01738331"/>
    </style:style>
    <style:style style:name="P160" style:family="paragraph" style:parent-style-name="Heading_20_5">
      <style:text-properties officeooo:paragraph-rsid="00617154"/>
    </style:style>
    <style:style style:name="P161" style:family="paragraph" style:parent-style-name="Example" style:list-style-name="L13"/>
    <style:style style:name="P162" style:family="paragraph" style:parent-style-name="Example" style:list-style-name="L13">
      <style:text-properties officeooo:paragraph-rsid="01fe546a"/>
    </style:style>
    <style:style style:name="P163" style:family="paragraph" style:parent-style-name="Example" style:list-style-name="L13">
      <style:text-properties officeooo:rsid="01ea64b1"/>
    </style:style>
    <style:style style:name="P164" style:family="paragraph" style:parent-style-name="Example" style:list-style-name="L14">
      <style:text-properties officeooo:paragraph-rsid="025349b8"/>
    </style:style>
    <style:style style:name="P165" style:family="paragraph" style:parent-style-name="Example" style:list-style-name="L14">
      <style:text-properties fo:font-style="italic" style:font-style-asian="italic" style:font-style-complex="italic"/>
    </style:style>
    <style:style style:name="P166" style:family="paragraph" style:parent-style-name="Example" style:list-style-name="L14">
      <style:text-properties fo:font-style="italic" officeooo:rsid="020276f2" style:font-style-asian="italic" style:font-style-complex="italic"/>
    </style:style>
    <style:style style:name="P167" style:family="paragraph" style:parent-style-name="Example" style:list-style-name="L14">
      <style:text-properties fo:font-style="italic" officeooo:rsid="024bed15" officeooo:paragraph-rsid="024bed15" style:font-style-asian="italic" style:font-style-complex="italic"/>
    </style:style>
    <style:style style:name="P168" style:family="paragraph" style:parent-style-name="Example" style:list-style-name="L14">
      <style:text-properties fo:font-style="italic" officeooo:rsid="024d77fe" officeooo:paragraph-rsid="024d77fe" style:font-style-asian="italic" style:font-style-complex="italic"/>
    </style:style>
    <style:style style:name="P169" style:family="paragraph" style:parent-style-name="Example" style:list-style-name="L14">
      <style:text-properties fo:font-style="italic" officeooo:rsid="02515c79" officeooo:paragraph-rsid="02515c79" style:font-style-asian="italic" style:font-style-complex="italic"/>
    </style:style>
    <style:style style:name="P170" style:family="paragraph" style:parent-style-name="Text_20_body" style:master-page-name="Standard">
      <style:paragraph-properties style:page-number="auto"/>
    </style:style>
    <style:style style:name="P171" style:family="paragraph" style:parent-style-name="Text_20_body" style:list-style-name="L1"/>
    <style:style style:name="P172" style:family="paragraph" style:parent-style-name="Text_20_body" style:list-style-name="L2">
      <style:text-properties officeooo:paragraph-rsid="01df1442"/>
    </style:style>
    <style:style style:name="P173" style:family="paragraph" style:parent-style-name="Text_20_body">
      <style:text-properties officeooo:rsid="023aa776" officeooo:paragraph-rsid="023a4840"/>
    </style:style>
    <style:style style:name="P174" style:family="paragraph" style:parent-style-name="Text_20_body" style:list-style-name="L3">
      <style:text-properties officeooo:rsid="026976f7" officeooo:paragraph-rsid="026976f7"/>
    </style:style>
    <style:style style:name="P175" style:family="paragraph" style:parent-style-name="Text_20_body" style:list-style-name="L3">
      <style:text-properties officeooo:rsid="026976f7" officeooo:paragraph-rsid="0277743f"/>
    </style:style>
    <style:style style:name="P176" style:family="paragraph" style:parent-style-name="Text_20_body" style:list-style-name="L4">
      <style:text-properties officeooo:paragraph-rsid="018ed7f5"/>
    </style:style>
    <style:style style:name="P177" style:family="paragraph" style:parent-style-name="Text_20_body" style:list-style-name="WW8Num25">
      <style:text-properties officeooo:paragraph-rsid="01738331"/>
    </style:style>
    <style:style style:name="P178" style:family="paragraph" style:parent-style-name="Text_20_body" style:list-style-name="L5">
      <style:text-properties officeooo:paragraph-rsid="01738331"/>
    </style:style>
    <style:style style:name="P179" style:family="paragraph" style:parent-style-name="Text_20_body" style:list-style-name="L6">
      <style:text-properties officeooo:paragraph-rsid="01738331"/>
    </style:style>
    <style:style style:name="P180" style:family="paragraph" style:parent-style-name="Text_20_body" style:list-style-name="L7">
      <style:text-properties fo:font-weight="bold" officeooo:paragraph-rsid="01738331" style:font-weight-asian="bold" style:font-weight-complex="bold"/>
    </style:style>
    <style:style style:name="P181" style:family="paragraph" style:parent-style-name="Text_20_body" style:list-style-name="L8">
      <style:text-properties officeooo:paragraph-rsid="01738331"/>
    </style:style>
    <style:style style:name="P182" style:family="paragraph" style:parent-style-name="Text_20_body" style:list-style-name="L9">
      <style:text-properties officeooo:paragraph-rsid="01738331"/>
    </style:style>
    <style:style style:name="P183" style:family="paragraph" style:parent-style-name="Text_20_body" style:list-style-name="L9">
      <style:text-properties officeooo:paragraph-rsid="01862694"/>
    </style:style>
    <style:style style:name="P184" style:family="paragraph" style:parent-style-name="Text_20_body" style:list-style-name="L10">
      <style:text-properties fo:font-style="italic" officeooo:paragraph-rsid="01738331" style:font-style-asian="italic" style:font-style-complex="italic"/>
    </style:style>
    <style:style style:name="P185" style:family="paragraph" style:parent-style-name="Text_20_body" style:list-style-name="L11">
      <style:text-properties fo:font-style="italic" officeooo:paragraph-rsid="00e66269" style:font-style-asian="italic" style:font-style-complex="italic"/>
    </style:style>
    <style:style style:name="P186" style:family="paragraph" style:parent-style-name="Text_20_body" style:list-style-name="L12">
      <style:text-properties officeooo:paragraph-rsid="00617154"/>
    </style:style>
    <style:style style:name="P187" style:family="paragraph" style:parent-style-name="Text_20_body" style:list-style-name="L14">
      <style:text-properties officeooo:rsid="020675b6" officeooo:paragraph-rsid="020675b6"/>
    </style:style>
    <style:style style:name="P188" style:family="paragraph" style:parent-style-name="Text_20_body" style:list-style-name="L14">
      <style:text-properties officeooo:rsid="01ffdfaf" officeooo:paragraph-rsid="01ffdfaf"/>
    </style:style>
    <style:style style:name="P189" style:family="paragraph" style:parent-style-name="Text_20_body" style:list-style-name="L14">
      <style:text-properties officeooo:rsid="020276f2" officeooo:paragraph-rsid="020276f2"/>
    </style:style>
    <style:style style:name="P190" style:family="paragraph" style:parent-style-name="Text_20_body" style:list-style-name="L14">
      <style:text-properties officeooo:rsid="020c4120" officeooo:paragraph-rsid="020c4120"/>
    </style:style>
    <style:style style:name="P191" style:family="paragraph" style:parent-style-name="Text_20_body" style:list-style-name="L14">
      <style:text-properties officeooo:rsid="020df860" officeooo:paragraph-rsid="020df860"/>
    </style:style>
    <style:style style:name="P192" style:family="paragraph" style:parent-style-name="Text_20_body" style:list-style-name="L14">
      <style:text-properties officeooo:rsid="02103f01" officeooo:paragraph-rsid="02103f01"/>
    </style:style>
    <style:style style:name="P193" style:family="paragraph" style:parent-style-name="Text_20_body" style:list-style-name="L15">
      <style:text-properties officeooo:rsid="01b6754b" officeooo:paragraph-rsid="01b6754b"/>
    </style:style>
    <style:style style:name="P194" style:family="paragraph" style:parent-style-name="Text_20_body" style:list-style-name="L16">
      <style:text-properties officeooo:rsid="0215b2fc" officeooo:paragraph-rsid="0215b2fc"/>
    </style:style>
    <style:style style:name="P195" style:family="paragraph" style:parent-style-name="Text_20_body" style:list-style-name="L16">
      <style:text-properties officeooo:rsid="0216cc84" officeooo:paragraph-rsid="0216cc84"/>
    </style:style>
    <style:style style:name="P196" style:family="paragraph" style:parent-style-name="Text_20_body" style:list-style-name="L16">
      <style:text-properties officeooo:rsid="0218d7e4" officeooo:paragraph-rsid="0218d7e4"/>
    </style:style>
    <style:style style:name="P197" style:family="paragraph" style:parent-style-name="Text_20_body" style:list-style-name="L16">
      <style:text-properties officeooo:rsid="022b9d32" officeooo:paragraph-rsid="022b9d32"/>
    </style:style>
    <style:style style:name="P198" style:family="paragraph" style:parent-style-name="Text_20_body" style:list-style-name="L16">
      <style:text-properties officeooo:rsid="021739f6" officeooo:paragraph-rsid="021739f6"/>
    </style:style>
    <style:style style:name="P199" style:family="paragraph" style:parent-style-name="Text_20_body" style:list-style-name="L16">
      <style:text-properties officeooo:rsid="0217f15c" officeooo:paragraph-rsid="0217f15c"/>
    </style:style>
    <style:style style:name="P200" style:family="paragraph" style:parent-style-name="Text_20_body" style:list-style-name="L16">
      <style:text-properties officeooo:rsid="02181dea" officeooo:paragraph-rsid="02181dea"/>
    </style:style>
    <style:style style:name="P201" style:family="paragraph" style:parent-style-name="Text_20_body" style:list-style-name="L16">
      <style:text-properties officeooo:rsid="021a187e" officeooo:paragraph-rsid="021a187e"/>
    </style:style>
    <style:style style:name="P202" style:family="paragraph" style:parent-style-name="Text_20_body" style:list-style-name="L16">
      <style:text-properties officeooo:rsid="021a187e" officeooo:paragraph-rsid="022d0825"/>
    </style:style>
    <style:style style:name="P203" style:family="paragraph" style:parent-style-name="Text_20_body" style:list-style-name="L16">
      <style:text-properties officeooo:rsid="022d35d0" officeooo:paragraph-rsid="022d35d0"/>
    </style:style>
    <style:style style:name="P204" style:family="paragraph" style:parent-style-name="Text_20_body" style:list-style-name="L18">
      <style:text-properties officeooo:rsid="022d35d0" officeooo:paragraph-rsid="022d35d0"/>
    </style:style>
    <style:style style:name="P205" style:family="paragraph" style:parent-style-name="Text_20_body" style:list-style-name="L17">
      <style:text-properties officeooo:rsid="0228326f" officeooo:paragraph-rsid="0228326f"/>
    </style:style>
    <style:style style:name="P206" style:family="paragraph" style:parent-style-name="Text_20_body" style:list-style-name="L17">
      <style:text-properties officeooo:rsid="02265f2d" officeooo:paragraph-rsid="02265f2d"/>
    </style:style>
    <style:style style:name="P207" style:family="paragraph" style:parent-style-name="Text_20_body" style:list-style-name="L17">
      <style:text-properties officeooo:rsid="0223a4a1" officeooo:paragraph-rsid="0223a4a1"/>
    </style:style>
    <style:style style:name="P208" style:family="paragraph" style:parent-style-name="Text_20_body" style:list-style-name="L17">
      <style:text-properties officeooo:rsid="022506e0" officeooo:paragraph-rsid="022506e0"/>
    </style:style>
    <style:style style:name="P209" style:family="paragraph" style:parent-style-name="Text_20_body" style:list-style-name="L18">
      <style:text-properties officeooo:rsid="0228bc03" officeooo:paragraph-rsid="0228bc03"/>
    </style:style>
    <style:style style:name="P210" style:family="paragraph" style:parent-style-name="Text_20_body" style:list-style-name="L18">
      <style:text-properties officeooo:rsid="02351d61" officeooo:paragraph-rsid="02351d61"/>
    </style:style>
    <style:style style:name="P211" style:family="paragraph" style:parent-style-name="Text_20_body" style:list-style-name="L18">
      <style:text-properties officeooo:rsid="02363a4e" officeooo:paragraph-rsid="02363a4e"/>
    </style:style>
    <style:style style:name="P212" style:family="paragraph" style:parent-style-name="Text_20_body" style:list-style-name="L18">
      <style:text-properties officeooo:rsid="02372060" officeooo:paragraph-rsid="02372060"/>
    </style:style>
    <style:style style:name="P213" style:family="paragraph" style:parent-style-name="Text_20_body" style:list-style-name="L18">
      <style:text-properties officeooo:rsid="0222ea8d" officeooo:paragraph-rsid="0222ea8d"/>
    </style:style>
    <style:style style:name="P214" style:family="paragraph" style:parent-style-name="Text_20_body" style:list-style-name="L18">
      <style:text-properties officeooo:rsid="0229dc4a" officeooo:paragraph-rsid="0229dc4a"/>
    </style:style>
    <style:style style:name="P215" style:family="paragraph" style:parent-style-name="Text_20_body" style:list-style-name="L18">
      <style:text-properties officeooo:rsid="0229f6e4" officeooo:paragraph-rsid="0229f6e4"/>
    </style:style>
    <style:style style:name="P216" style:family="paragraph" style:parent-style-name="Text_20_body" style:list-style-name="L18">
      <style:text-properties officeooo:rsid="022a7a97" officeooo:paragraph-rsid="022a7a97"/>
    </style:style>
    <style:style style:name="P217" style:family="paragraph" style:parent-style-name="Text_20_body" style:list-style-name="L18">
      <style:text-properties officeooo:rsid="022e4f0d" officeooo:paragraph-rsid="022e4f0d"/>
    </style:style>
    <style:style style:name="P218" style:family="paragraph" style:parent-style-name="Text_20_body" style:list-style-name="L18">
      <style:text-properties officeooo:rsid="02303a2d" officeooo:paragraph-rsid="02303a2d"/>
    </style:style>
    <style:style style:name="P219" style:family="paragraph" style:parent-style-name="Text_20_body" style:list-style-name="L18">
      <style:text-properties officeooo:rsid="022bae48" officeooo:paragraph-rsid="022d0825"/>
    </style:style>
    <style:style style:name="P220" style:family="paragraph" style:parent-style-name="Text_20_body" style:list-style-name="L18">
      <style:text-properties officeooo:rsid="02319397" officeooo:paragraph-rsid="02319397"/>
    </style:style>
    <style:style style:name="P221" style:family="paragraph" style:parent-style-name="Text_20_body" style:list-style-name="L18">
      <style:text-properties officeooo:rsid="02372c3e" officeooo:paragraph-rsid="02372c3e"/>
    </style:style>
    <style:style style:name="P222" style:family="paragraph" style:parent-style-name="Text_20_body" style:list-style-name="L18">
      <style:text-properties officeooo:rsid="02331d7b" officeooo:paragraph-rsid="02331d7b"/>
    </style:style>
    <style:style style:name="P223" style:family="paragraph" style:parent-style-name="Text_20_body" style:list-style-name="WW8Num23">
      <style:paragraph-properties fo:margin-top="0.4cm" fo:margin-bottom="0.101cm" style:contextual-spacing="false"/>
      <style:text-properties style:text-underline-style="none" officeooo:paragraph-rsid="00617154"/>
    </style:style>
    <style:style style:name="P224" style:family="paragraph" style:parent-style-name="Text_20_Body_20_without_20_aftergap" style:list-style-name="L13"/>
    <style:style style:name="P225" style:family="paragraph" style:parent-style-name="Text_20_Body_20_without_20_aftergap" style:list-style-name="L13">
      <style:text-properties officeooo:rsid="01fe546a" officeooo:paragraph-rsid="01fe546a"/>
    </style:style>
    <style:style style:name="P226" style:family="paragraph" style:parent-style-name="Text_20_Body_20_without_20_aftergap" style:list-style-name="L13">
      <style:text-properties officeooo:rsid="01e2d74f"/>
    </style:style>
    <style:style style:name="P227" style:family="paragraph" style:parent-style-name="Text_20_Body_20_without_20_aftergap" style:list-style-name="L13">
      <style:text-properties officeooo:rsid="01e20a59"/>
    </style:style>
    <style:style style:name="P228" style:family="paragraph" style:parent-style-name="Text_20_Body_20_without_20_aftergap" style:list-style-name="L13">
      <style:text-properties officeooo:rsid="01b7d0b7"/>
    </style:style>
    <style:style style:name="P229" style:family="paragraph" style:parent-style-name="Text_20_Body_20_without_20_aftergap" style:list-style-name="L13">
      <style:text-properties officeooo:rsid="01ba7c18"/>
    </style:style>
    <style:style style:name="P230" style:family="paragraph" style:parent-style-name="Text_20_Body_20_without_20_aftergap" style:list-style-name="L13">
      <style:text-properties style:text-underline-style="none" officeooo:rsid="01a1a5b2"/>
    </style:style>
    <style:style style:name="P231" style:family="paragraph" style:parent-style-name="Text_20_Body_20_without_20_aftergap" style:list-style-name="L13">
      <style:text-properties officeooo:rsid="01e56a8b"/>
    </style:style>
    <style:style style:name="P232" style:family="paragraph" style:parent-style-name="Text_20_Body_20_without_20_aftergap" style:list-style-name="L14"/>
    <style:style style:name="P233" style:family="paragraph" style:parent-style-name="Text_20_Body_20_without_20_aftergap" style:list-style-name="L14">
      <style:text-properties officeooo:rsid="020276f2"/>
    </style:style>
    <style:style style:name="P234" style:family="paragraph" style:parent-style-name="Text_20_Body_20_without_20_aftergap" style:list-style-name="L14">
      <style:text-properties officeooo:rsid="02088509"/>
    </style:style>
    <style:style style:name="T1" style:family="text">
      <style:text-properties fo:font-style="italic" style:font-style-asian="italic" style:font-style-complex="italic"/>
    </style:style>
    <style:style style:name="T2" style:family="text">
      <style:text-properties fo:font-style="italic" officeooo:rsid="012e6065" style:font-style-asian="italic" style:font-style-complex="italic"/>
    </style:style>
    <style:style style:name="T3" style:family="text">
      <style:text-properties fo:font-style="italic" officeooo:rsid="01396a24" style:font-style-asian="italic" style:font-style-complex="italic"/>
    </style:style>
    <style:style style:name="T4" style:family="text">
      <style:text-properties fo:font-style="italic" officeooo:rsid="01e2d74f" style:font-style-asian="italic" style:font-style-complex="italic"/>
    </style:style>
    <style:style style:name="T5" style:family="text">
      <style:text-properties fo:font-style="italic" officeooo:rsid="01e56a8b" style:font-style-asian="italic" style:font-style-complex="italic"/>
    </style:style>
    <style:style style:name="T6" style:family="text">
      <style:text-properties fo:font-style="italic" officeooo:rsid="01fd2d09" style:font-style-asian="italic" style:font-style-complex="italic"/>
    </style:style>
    <style:style style:name="T7" style:family="text">
      <style:text-properties fo:font-style="italic" officeooo:rsid="00f992f0" style:font-style-asian="italic" style:font-style-complex="italic"/>
    </style:style>
    <style:style style:name="T8" style:family="text">
      <style:text-properties fo:font-style="italic" fo:font-weight="bold" officeooo:rsid="01396a24" style:font-style-asian="italic" style:font-weight-asian="bold" style:font-style-complex="italic" style:font-weight-complex="bold"/>
    </style:style>
    <style:style style:name="T9" style:family="text">
      <style:text-properties fo:font-style="italic" fo:font-weight="bold" officeooo:rsid="01e2d74f" style:font-style-asian="italic" style:font-weight-asian="bold" style:font-style-complex="italic" style:font-weight-complex="bold"/>
    </style:style>
    <style:style style:name="T10" style:family="text">
      <style:text-properties fo:font-style="italic" fo:font-weight="bold" officeooo:rsid="01e20a59" style:font-style-asian="italic" style:font-weight-asian="bold" style:font-style-complex="italic" style:font-weight-complex="bold"/>
    </style:style>
    <style:style style:name="T11" style:family="text">
      <style:text-properties fo:font-style="italic" fo:font-weight="normal" officeooo:rsid="01e20a59" style:font-style-asian="italic" style:font-weight-asian="normal" style:font-style-complex="italic" style:font-weight-complex="normal"/>
    </style:style>
    <style:style style:name="T12" style:family="text">
      <style:text-properties fo:font-style="italic" style:text-underline-style="none" fo:font-weight="normal" officeooo:rsid="01a0109b" style:font-style-asian="italic" style:font-weight-asian="normal" style:font-style-complex="italic" style:font-weight-complex="normal"/>
    </style:style>
    <style:style style:name="T13" style:family="text">
      <style:text-properties fo:font-style="italic" style:text-underline-style="none" fo:font-weight="bold" officeooo:rsid="01a0109b"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officeooo:rsid="01a1a5b2" style:font-style-asian="italic" style:font-style-complex="italic"/>
    </style:style>
    <style:style style:name="T16" style:family="text">
      <style:text-properties fo:font-style="italic" style:text-underline-style="none" officeooo:rsid="01a0109b" style:font-style-asian="italic" style:font-style-complex="italic"/>
    </style:style>
    <style:style style:name="T17" style:family="text">
      <style:text-properties fo:font-style="italic" style:text-underline-style="none" officeooo:rsid="01e20a59" style:font-style-asian="italic" style:font-style-complex="italic"/>
    </style:style>
    <style:style style:name="T18" style:family="text">
      <style:text-properties fo:font-style="italic" style:text-underline-style="none" officeooo:rsid="01fb5eb9" style:font-style-asian="italic" style:font-style-complex="italic"/>
    </style:style>
    <style:style style:name="T19" style:family="text">
      <style:text-properties fo:font-style="italic" style:text-underline-style="none" officeooo:rsid="01fd2d09" style:font-style-asian="italic" style:font-style-complex="italic"/>
    </style:style>
    <style:style style:name="T20" style:family="text">
      <style:text-properties fo:font-style="italic" style:text-underline-style="none" officeooo:rsid="01fe546a" style:font-style-asian="italic" style:font-style-complex="italic"/>
    </style:style>
    <style:style style:name="T21" style:family="text">
      <style:text-properties fo:font-style="italic" style:text-underline-style="none" officeooo:rsid="0246b5db" style:font-style-asian="italic" style:font-style-complex="italic"/>
    </style:style>
    <style:style style:name="T22" style:family="text">
      <style:text-properties fo:font-style="italic" style:text-underline-style="none" officeooo:rsid="0247ced4" style:font-style-asian="italic" style:font-style-complex="italic"/>
    </style:style>
    <style:style style:name="T23" style:family="text">
      <style:text-properties fo:font-style="italic" style:text-underline-style="none" officeooo:rsid="024910fa" style:font-style-asian="italic" style:font-style-complex="italic"/>
    </style:style>
    <style:style style:name="T24" style:family="text">
      <style:text-properties fo:font-style="italic" style:text-underline-style="none" officeooo:rsid="0255e736" style:font-style-asian="italic" style:font-style-complex="italic"/>
    </style:style>
    <style:style style:name="T25" style:family="text">
      <style:text-properties fo:font-style="italic" style:text-underline-style="none" officeooo:rsid="0256bc30"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officeooo:rsid="00dc7869" style:font-weight-asian="bold" style:font-weight-complex="bold"/>
    </style:style>
    <style:style style:name="T28" style:family="text">
      <style:text-properties fo:font-weight="bold" officeooo:rsid="012f5da6" style:font-weight-asian="bold" style:font-weight-complex="bold"/>
    </style:style>
    <style:style style:name="T29" style:family="text">
      <style:text-properties fo:font-weight="bold" officeooo:rsid="0183574e" style:font-weight-asian="bold" style:font-weight-complex="bold"/>
    </style:style>
    <style:style style:name="T30" style:family="text">
      <style:text-properties fo:font-weight="bold" officeooo:rsid="01c3db35" style:font-weight-asian="bold" style:font-weight-complex="bold"/>
    </style:style>
    <style:style style:name="T31" style:family="text">
      <style:text-properties fo:font-weight="bold" officeooo:rsid="01f8fb02" style:font-weight-asian="bold" style:font-weight-complex="bold"/>
    </style:style>
    <style:style style:name="T32" style:family="text">
      <style:text-properties fo:font-weight="bold" officeooo:rsid="0238b868" style:font-weight-asian="bold" style:font-weight-complex="bold"/>
    </style:style>
    <style:style style:name="T33" style:family="text">
      <style:text-properties fo:font-weight="bold" officeooo:rsid="024230e3" style:font-weight-asian="bold" style:font-weight-complex="bold"/>
    </style:style>
    <style:style style:name="T34" style:family="text">
      <style:text-properties fo:font-weight="bold" officeooo:rsid="02556175"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1879f0c" style:font-weight-asian="normal" style:font-weight-complex="normal"/>
    </style:style>
    <style:style style:name="T37" style:family="text">
      <style:text-properties fo:font-weight="normal" officeooo:rsid="0188c33d" style:font-weight-asian="normal" style:font-weight-complex="normal"/>
    </style:style>
    <style:style style:name="T38" style:family="text">
      <style:text-properties fo:font-weight="normal" officeooo:rsid="01a84f1b" style:font-weight-asian="normal" style:font-weight-complex="normal"/>
    </style:style>
    <style:style style:name="T39" style:family="text">
      <style:text-properties fo:font-weight="normal" officeooo:rsid="01a9a97d"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c7bb8a" style:font-style-asian="normal" style:font-style-complex="normal"/>
    </style:style>
    <style:style style:name="T42" style:family="text">
      <style:text-properties fo:font-style="normal" officeooo:rsid="010a7145" style:font-style-asian="normal" style:font-style-complex="normal"/>
    </style:style>
    <style:style style:name="T43" style:family="text">
      <style:text-properties fo:font-style="normal" officeooo:rsid="010e2558" style:font-style-asian="normal" style:font-style-complex="normal"/>
    </style:style>
    <style:style style:name="T44" style:family="text">
      <style:text-properties fo:font-style="normal" officeooo:rsid="011046dc" style:font-style-asian="normal" style:font-style-complex="normal"/>
    </style:style>
    <style:style style:name="T45" style:family="text">
      <style:text-properties fo:font-style="normal" officeooo:rsid="00ff86d0" style:font-style-asian="normal" style:font-style-complex="normal"/>
    </style:style>
    <style:style style:name="T46" style:family="text">
      <style:text-properties fo:font-style="normal" officeooo:rsid="0178219e" style:font-style-asian="normal" style:font-style-complex="normal"/>
    </style:style>
    <style:style style:name="T47" style:family="text">
      <style:text-properties fo:font-style="normal" officeooo:rsid="017a32e1" style:font-style-asian="normal" style:font-style-complex="normal"/>
    </style:style>
    <style:style style:name="T48" style:family="text">
      <style:text-properties fo:font-style="normal" officeooo:rsid="017bcae1" style:font-style-asian="normal" style:font-style-complex="normal"/>
    </style:style>
    <style:style style:name="T49" style:family="text">
      <style:text-properties fo:font-style="normal" officeooo:rsid="017d85b4" style:font-style-asian="normal" style:font-style-complex="normal"/>
    </style:style>
    <style:style style:name="T50" style:family="text">
      <style:text-properties fo:font-style="normal" officeooo:rsid="017e9601"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style:text-underline-style="none" fo:font-weight="normal" style:font-style-asian="normal" style:font-weight-asian="normal" style:font-style-complex="normal" style:font-weight-complex="normal"/>
    </style:style>
    <style:style style:name="T53" style:family="text">
      <style:text-properties fo:font-style="normal" style:text-underline-style="none" fo:font-weight="bold" style:font-style-asian="normal" style:font-weight-asian="bold" style:font-style-complex="normal" style:font-weight-complex="bold"/>
    </style:style>
    <style:style style:name="T54" style:family="text">
      <style:text-properties officeooo:rsid="000e2fe4"/>
    </style:style>
    <style:style style:name="T55" style:family="text">
      <style:text-properties officeooo:rsid="002eb51a"/>
    </style:style>
    <style:style style:name="T56" style:family="text">
      <style:text-properties style:text-underline-style="none"/>
    </style:style>
    <style:style style:name="T57" style:family="text">
      <style:text-properties style:text-underline-style="none" officeooo:rsid="003636ac"/>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bold" style:font-weight-asian="bold" style:font-weight-complex="bold"/>
    </style:style>
    <style:style style:name="T60" style:family="text">
      <style:text-properties style:text-underline-style="none" officeooo:rsid="011c0fc8"/>
    </style:style>
    <style:style style:name="T61" style:family="text">
      <style:text-properties style:text-underline-style="none" officeooo:rsid="01a0109b"/>
    </style:style>
    <style:style style:name="T62" style:family="text">
      <style:text-properties style:text-underline-style="none" officeooo:rsid="01a1a5b2"/>
    </style:style>
    <style:style style:name="T63" style:family="text">
      <style:text-properties style:text-underline-style="none" officeooo:rsid="01e461f3"/>
    </style:style>
    <style:style style:name="T64" style:family="text">
      <style:text-properties style:text-underline-style="none" officeooo:rsid="01e74071"/>
    </style:style>
    <style:style style:name="T65" style:family="text">
      <style:text-properties officeooo:rsid="0022ecfc"/>
    </style:style>
    <style:style style:name="T66" style:family="text">
      <style:text-properties officeooo:rsid="0026a930"/>
    </style:style>
    <style:style style:name="T67" style:family="text">
      <style:text-properties style:language-asian="zxx" style:country-asian="none"/>
    </style:style>
    <style:style style:name="T68" style:family="text">
      <style:text-properties style:language-asian="zxx" style:country-asian="none" style:language-complex="zxx" style:country-complex="none"/>
    </style:style>
    <style:style style:name="T69" style:family="text">
      <style:text-properties style:language-asian="zxx" style:country-asian="none" style:language-complex="ar" style:country-complex="SA"/>
    </style:style>
    <style:style style:name="T70" style:family="text">
      <style:text-properties officeooo:rsid="014dd8c1" style:language-asian="zxx" style:country-asian="none"/>
    </style:style>
    <style:style style:name="T71" style:family="text">
      <style:text-properties officeooo:rsid="0022eceb"/>
    </style:style>
    <style:style style:name="T72" style:family="text">
      <style:text-properties officeooo:rsid="005d6149"/>
    </style:style>
    <style:style style:name="T73" style:family="text">
      <style:text-properties officeooo:rsid="00ab7b8f"/>
    </style:style>
    <style:style style:name="T74" style:family="text">
      <style:text-properties officeooo:rsid="00ad1fa1"/>
    </style:style>
    <style:style style:name="T75" style:family="text">
      <style:text-properties officeooo:rsid="00ae9379"/>
    </style:style>
    <style:style style:name="T76" style:family="text">
      <style:text-properties officeooo:rsid="00b25ca3"/>
    </style:style>
    <style:style style:name="T77" style:family="text">
      <style:text-properties officeooo:rsid="00b30f68"/>
    </style:style>
    <style:style style:name="T78" style:family="text">
      <style:text-properties officeooo:rsid="00b480e5"/>
    </style:style>
    <style:style style:name="T79" style:family="text">
      <style:text-properties officeooo:rsid="00b77675"/>
    </style:style>
    <style:style style:name="T80" style:family="text">
      <style:text-properties officeooo:rsid="00bb4cf0"/>
    </style:style>
    <style:style style:name="T81" style:family="text">
      <style:text-properties officeooo:rsid="00bc5f2f"/>
    </style:style>
    <style:style style:name="T82" style:family="text">
      <style:text-properties officeooo:rsid="00c0455d"/>
    </style:style>
    <style:style style:name="T83" style:family="text">
      <style:text-properties officeooo:rsid="00c43540"/>
    </style:style>
    <style:style style:name="T84" style:family="text">
      <style:text-properties officeooo:rsid="00c51758"/>
    </style:style>
    <style:style style:name="T85" style:family="text">
      <style:text-properties officeooo:rsid="00c61e06"/>
    </style:style>
    <style:style style:name="T86" style:family="text">
      <style:text-properties officeooo:rsid="00c6209a"/>
    </style:style>
    <style:style style:name="T87" style:family="text">
      <style:text-properties officeooo:rsid="00c7bb8a"/>
    </style:style>
    <style:style style:name="T88" style:family="text">
      <style:text-properties officeooo:rsid="00c8e1ff"/>
    </style:style>
    <style:style style:name="T89" style:family="text">
      <style:text-properties officeooo:rsid="00c9c1f1"/>
    </style:style>
    <style:style style:name="T90" style:family="text">
      <style:text-properties officeooo:rsid="00cb670a"/>
    </style:style>
    <style:style style:name="T91" style:family="text">
      <style:text-properties officeooo:rsid="00cbcca7"/>
    </style:style>
    <style:style style:name="T92" style:family="text">
      <style:text-properties officeooo:rsid="00d06382"/>
    </style:style>
    <style:style style:name="T93" style:family="text">
      <style:text-properties fo:background-color="transparent" loext:char-shading-value="0"/>
    </style:style>
    <style:style style:name="T94" style:family="text">
      <style:text-properties officeooo:rsid="01119dcc" fo:background-color="transparent" loext:char-shading-value="0"/>
    </style:style>
    <style:style style:name="T95" style:family="text">
      <style:text-properties officeooo:rsid="0111dd05" fo:background-color="transparent" loext:char-shading-value="0"/>
    </style:style>
    <style:style style:name="T96" style:family="text">
      <style:text-properties style:text-line-through-style="none" style:text-line-through-type="none"/>
    </style:style>
    <style:style style:name="T97" style:family="text">
      <style:text-properties style:text-line-through-style="none" style:text-line-through-type="none" fo:font-style="normal" fo:background-color="transparent" loext:char-shading-value="0" style:font-style-asian="normal" style:font-style-complex="normal"/>
    </style:style>
    <style:style style:name="T98" style:family="text">
      <style:text-properties style:text-line-through-style="none" style:text-line-through-type="none" fo:font-style="normal" officeooo:rsid="00d288a0" fo:background-color="transparent" loext:char-shading-value="0" style:font-style-asian="normal" style:font-style-complex="normal"/>
    </style:style>
    <style:style style:name="T99" style:family="text">
      <style:text-properties style:text-line-through-style="none" style:text-line-through-type="none" fo:font-style="normal" officeooo:rsid="00d4dc38" fo:background-color="transparent" loext:char-shading-value="0" style:font-style-asian="normal" style:font-style-complex="normal"/>
    </style:style>
    <style:style style:name="T100" style:family="text">
      <style:text-properties style:text-line-through-style="none" style:text-line-through-type="none" officeooo:rsid="01183e50"/>
    </style:style>
    <style:style style:name="T101" style:family="text">
      <style:text-properties style:text-line-through-style="none" style:text-line-through-type="none" officeooo:rsid="011a1297"/>
    </style:style>
    <style:style style:name="T102" style:family="text">
      <style:text-properties officeooo:rsid="00dc7869"/>
    </style:style>
    <style:style style:name="T103" style:family="text">
      <style:text-properties officeooo:rsid="00ddce54"/>
    </style:style>
    <style:style style:name="T104" style:family="text">
      <style:text-properties officeooo:rsid="00e026a1"/>
    </style:style>
    <style:style style:name="T105" style:family="text">
      <style:text-properties officeooo:rsid="00e88271"/>
    </style:style>
    <style:style style:name="T106" style:family="text">
      <style:text-properties officeooo:rsid="00eb86b7"/>
    </style:style>
    <style:style style:name="T107" style:family="text">
      <style:text-properties officeooo:rsid="00edab9c"/>
    </style:style>
    <style:style style:name="T108" style:family="text">
      <style:text-properties officeooo:rsid="00f6d294"/>
    </style:style>
    <style:style style:name="T109" style:family="text">
      <style:text-properties officeooo:rsid="00f992f0"/>
    </style:style>
    <style:style style:name="T110" style:family="text">
      <style:text-properties officeooo:rsid="0101413c"/>
    </style:style>
    <style:style style:name="T111" style:family="text">
      <style:text-properties officeooo:rsid="011046dc"/>
    </style:style>
    <style:style style:name="T112" style:family="text">
      <style:text-properties officeooo:rsid="0110f5a9"/>
    </style:style>
    <style:style style:name="T113" style:family="text">
      <style:text-properties officeooo:rsid="01115c4d"/>
    </style:style>
    <style:style style:name="T114" style:family="text">
      <style:text-properties officeooo:rsid="0113d22d"/>
    </style:style>
    <style:style style:name="T115" style:family="text">
      <style:text-properties officeooo:rsid="011620c6"/>
    </style:style>
    <style:style style:name="T116" style:family="text">
      <style:text-properties officeooo:rsid="01169baa"/>
    </style:style>
    <style:style style:name="T117" style:family="text">
      <style:text-properties officeooo:rsid="011de15a"/>
    </style:style>
    <style:style style:name="T118" style:family="text">
      <style:text-properties officeooo:rsid="011e58bf"/>
    </style:style>
    <style:style style:name="T119" style:family="text">
      <style:text-properties officeooo:rsid="011ecd58"/>
    </style:style>
    <style:style style:name="T120" style:family="text">
      <style:text-properties officeooo:rsid="0128e499"/>
    </style:style>
    <style:style style:name="T121" style:family="text">
      <style:text-properties officeooo:rsid="012bb729"/>
    </style:style>
    <style:style style:name="T122" style:family="text">
      <style:text-properties officeooo:rsid="012e6065"/>
    </style:style>
    <style:style style:name="T123" style:family="text">
      <style:text-properties officeooo:rsid="012f5da6"/>
    </style:style>
    <style:style style:name="T124" style:family="text">
      <style:text-properties style:text-line-through-style="solid" style:text-line-through-type="single" officeooo:rsid="012f5da6"/>
    </style:style>
    <style:style style:name="T125" style:family="text">
      <style:text-properties officeooo:rsid="013cc988"/>
    </style:style>
    <style:style style:name="T126" style:family="text">
      <style:text-properties officeooo:rsid="013f88f5"/>
    </style:style>
    <style:style style:name="T127" style:family="text">
      <style:text-properties officeooo:rsid="01402503"/>
    </style:style>
    <style:style style:name="T128" style:family="text">
      <style:text-properties officeooo:rsid="0147fddd"/>
    </style:style>
    <style:style style:name="T129" style:family="text">
      <style:text-properties officeooo:rsid="014855c0"/>
    </style:style>
    <style:style style:name="T130" style:family="text">
      <style:text-properties officeooo:rsid="014a0c5a"/>
    </style:style>
    <style:style style:name="T131" style:family="text">
      <style:text-properties officeooo:rsid="014f8528"/>
    </style:style>
    <style:style style:name="T132" style:family="text">
      <style:text-properties officeooo:rsid="0151e946"/>
    </style:style>
    <style:style style:name="T133" style:family="text">
      <style:text-properties officeooo:rsid="015269be"/>
    </style:style>
    <style:style style:name="T134" style:family="text">
      <style:text-properties officeooo:rsid="015332ec"/>
    </style:style>
    <style:style style:name="T135" style:family="text">
      <style:text-properties officeooo:rsid="0153be79"/>
    </style:style>
    <style:style style:name="T136" style:family="text">
      <style:text-properties officeooo:rsid="01578a99"/>
    </style:style>
    <style:style style:name="T137" style:family="text">
      <style:text-properties officeooo:rsid="0158d7e1"/>
    </style:style>
    <style:style style:name="T138" style:family="text">
      <style:text-properties officeooo:rsid="015cd9d8"/>
    </style:style>
    <style:style style:name="T139" style:family="text">
      <style:text-properties officeooo:rsid="015d8fc5"/>
    </style:style>
    <style:style style:name="T140" style:family="text">
      <style:text-properties officeooo:rsid="015ea4a5"/>
    </style:style>
    <style:style style:name="T141" style:family="text">
      <style:text-properties fo:language="en" fo:country="US"/>
    </style:style>
    <style:style style:name="T142" style:family="text">
      <style:text-properties fo:language="en" fo:country="US" officeooo:rsid="02825717"/>
    </style:style>
    <style:style style:name="T143" style:family="text">
      <style:text-properties fo:language="cs" fo:country="CZ"/>
    </style:style>
    <style:style style:name="T144" style:family="text">
      <style:text-properties fo:language="cs" fo:country="CZ" officeooo:rsid="015ea4a5"/>
    </style:style>
    <style:style style:name="T145" style:family="text">
      <style:text-properties officeooo:rsid="01605dc8"/>
    </style:style>
    <style:style style:name="T146" style:family="text">
      <style:text-properties officeooo:rsid="0164254e"/>
    </style:style>
    <style:style style:name="T147" style:family="text">
      <style:text-properties officeooo:rsid="0166d6e8"/>
    </style:style>
    <style:style style:name="T148" style:family="text">
      <style:text-properties officeooo:rsid="016a40b4"/>
    </style:style>
    <style:style style:name="T149" style:family="text">
      <style:text-properties officeooo:rsid="016fb319"/>
    </style:style>
    <style:style style:name="T150" style:family="text">
      <style:text-properties officeooo:rsid="0175e343"/>
    </style:style>
    <style:style style:name="T151" style:family="text">
      <style:text-properties officeooo:rsid="0185077d"/>
    </style:style>
    <style:style style:name="T152" style:family="text">
      <style:text-properties officeooo:rsid="0187915d"/>
    </style:style>
    <style:style style:name="T153" style:family="text">
      <style:text-properties officeooo:rsid="018b0159"/>
    </style:style>
    <style:style style:name="T154" style:family="text">
      <style:text-properties officeooo:rsid="018cf252"/>
    </style:style>
    <style:style style:name="T155" style:family="text">
      <style:text-properties officeooo:rsid="01908f03"/>
    </style:style>
    <style:style style:name="T156" style:family="text">
      <style:text-properties officeooo:rsid="0190acc9"/>
    </style:style>
    <style:style style:name="T157" style:family="text">
      <style:text-properties officeooo:rsid="0192e44a"/>
    </style:style>
    <style:style style:name="T158" style:family="text">
      <style:text-properties officeooo:rsid="0194d289"/>
    </style:style>
    <style:style style:name="T159" style:family="text">
      <style:text-properties officeooo:rsid="019559e1"/>
    </style:style>
    <style:style style:name="T160" style:family="text">
      <style:text-properties officeooo:rsid="0197436a"/>
    </style:style>
    <style:style style:name="T161" style:family="text">
      <style:text-properties officeooo:rsid="019b649a"/>
    </style:style>
    <style:style style:name="T162" style:family="text">
      <style:text-properties officeooo:rsid="019d794c"/>
    </style:style>
    <style:style style:name="T163" style:family="text">
      <style:text-properties officeooo:rsid="019f3c4f"/>
    </style:style>
    <style:style style:name="T164" style:family="text">
      <style:text-properties officeooo:rsid="01a10aa4"/>
    </style:style>
    <style:style style:name="T165" style:family="text">
      <style:text-properties officeooo:rsid="01a73ca6"/>
    </style:style>
    <style:style style:name="T166" style:family="text">
      <style:text-properties officeooo:rsid="01ad168d"/>
    </style:style>
    <style:style style:name="T167" style:family="text">
      <style:text-properties officeooo:rsid="01af054b"/>
    </style:style>
    <style:style style:name="T168" style:family="text">
      <style:text-properties officeooo:rsid="01b229fb"/>
    </style:style>
    <style:style style:name="T169" style:family="text">
      <style:text-properties officeooo:rsid="01b2cf31"/>
    </style:style>
    <style:style style:name="T170" style:family="text">
      <style:text-properties officeooo:rsid="01b4490b"/>
    </style:style>
    <style:style style:name="T171" style:family="text">
      <style:text-properties officeooo:rsid="01c3db35"/>
    </style:style>
    <style:style style:name="T172" style:family="text">
      <style:text-properties officeooo:rsid="01c4ccde"/>
    </style:style>
    <style:style style:name="T173" style:family="text">
      <style:text-properties officeooo:rsid="01c5df20"/>
    </style:style>
    <style:style style:name="T174" style:family="text">
      <style:text-properties officeooo:rsid="01c91a11"/>
    </style:style>
    <style:style style:name="T175" style:family="text">
      <style:text-properties officeooo:rsid="01d22c5f"/>
    </style:style>
    <style:style style:name="T176" style:family="text">
      <style:text-properties officeooo:rsid="01d5b793"/>
    </style:style>
    <style:style style:name="T177" style:family="text">
      <style:text-properties officeooo:rsid="01d622cb"/>
    </style:style>
    <style:style style:name="T178" style:family="text">
      <style:text-properties officeooo:rsid="01db232a"/>
    </style:style>
    <style:style style:name="T179" style:family="text">
      <style:text-properties officeooo:rsid="01dd7bad"/>
    </style:style>
    <style:style style:name="T180" style:family="text">
      <style:text-properties officeooo:rsid="01dec743"/>
    </style:style>
    <style:style style:name="T181" style:family="text">
      <style:text-properties officeooo:rsid="01e0103e"/>
    </style:style>
    <style:style style:name="T182" style:family="text">
      <style:text-properties officeooo:rsid="01e187e0"/>
    </style:style>
    <style:style style:name="T183" style:family="text">
      <style:text-properties officeooo:rsid="01e56a8b"/>
    </style:style>
    <style:style style:name="T184" style:family="text">
      <style:text-properties officeooo:rsid="01ebeb04"/>
    </style:style>
    <style:style style:name="T185" style:family="text">
      <style:text-properties officeooo:rsid="01ed4629"/>
    </style:style>
    <style:style style:name="T186" style:family="text">
      <style:text-properties officeooo:rsid="01ee27b7"/>
    </style:style>
    <style:style style:name="T187" style:family="text">
      <style:text-properties officeooo:rsid="01ee2a03"/>
    </style:style>
    <style:style style:name="T188" style:family="text">
      <style:text-properties officeooo:rsid="01f42154"/>
    </style:style>
    <style:style style:name="T189" style:family="text">
      <style:text-properties officeooo:rsid="01f4eb18"/>
    </style:style>
    <style:style style:name="T190" style:family="text">
      <style:text-properties officeooo:rsid="01f5ae4c"/>
    </style:style>
    <style:style style:name="T191" style:family="text">
      <style:text-properties officeooo:rsid="01f73213"/>
    </style:style>
    <style:style style:name="T192" style:family="text">
      <style:text-properties officeooo:rsid="01f8fb02"/>
    </style:style>
    <style:style style:name="T193" style:family="text">
      <style:text-properties officeooo:rsid="020a768c"/>
    </style:style>
    <style:style style:name="T194" style:family="text">
      <style:text-properties officeooo:rsid="020fa610"/>
    </style:style>
    <style:style style:name="T195" style:family="text">
      <style:text-properties officeooo:rsid="021425a2"/>
    </style:style>
    <style:style style:name="T196" style:family="text">
      <style:text-properties officeooo:rsid="0221c9a7"/>
    </style:style>
    <style:style style:name="T197" style:family="text">
      <style:text-properties officeooo:rsid="02389916"/>
    </style:style>
    <style:style style:name="T198" style:family="text">
      <style:text-properties officeooo:rsid="023aa776"/>
    </style:style>
    <style:style style:name="T199" style:family="text">
      <style:text-properties officeooo:rsid="023d88ec"/>
    </style:style>
    <style:style style:name="T200" style:family="text">
      <style:text-properties officeooo:rsid="024230e3"/>
    </style:style>
    <style:style style:name="T201" style:family="text">
      <style:text-properties officeooo:rsid="024d77fe"/>
    </style:style>
    <style:style style:name="T202" style:family="text">
      <style:text-properties officeooo:rsid="024ee677"/>
    </style:style>
    <style:style style:name="T203" style:family="text">
      <style:text-properties officeooo:rsid="024fbc1e"/>
    </style:style>
    <style:style style:name="T204" style:family="text">
      <style:text-properties officeooo:rsid="0254e96b"/>
    </style:style>
    <style:style style:name="T205" style:family="text">
      <style:text-properties officeooo:rsid="02556175"/>
    </style:style>
    <style:style style:name="T206" style:family="text">
      <style:text-properties officeooo:rsid="025a0b88"/>
    </style:style>
    <style:style style:name="T207" style:family="text">
      <style:text-properties officeooo:rsid="027adacf"/>
    </style:style>
    <style:style style:name="T208" style:family="text">
      <style:text-properties officeooo:rsid="027ba9c9"/>
    </style:style>
    <style:style style:name="T209" style:family="text">
      <style:text-properties officeooo:rsid="027d4ffa"/>
    </style:style>
    <style:style style:name="T210" style:family="text">
      <style:text-properties officeooo:rsid="0280c792"/>
    </style:style>
    <style:style style:name="T211" style:family="text">
      <style:text-properties officeooo:rsid="028257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
      <text:p text:style-name="Text_20_body"/>
      <text:p text:style-name="Text_20_body"/>
      <text:p text:style-name="Text_20_body"/>
      <text:p text:style-name="P9">Magie v Dakaře</text:p>
      <text:p text:style-name="P95"/>
      <text:p text:style-name="P95">Rozšiřující příručka ke hře</text:p>
      <text:p text:style-name="P93">Dakara: Hra bez příprav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Michal Světlý</text:p>
      <text:p text:style-name="P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text:a xlink:type="simple" xlink:href="#__RefHeading__15238_1339361247" text:style-name="Internet_20_link" text:visited-style-name="Internet_20_link">Poděkování</text:a><text:tab/>3</text:p>
          <text:p text:style-name="P1"><text:a xlink:type="simple" xlink:href="#__RefHeading__15240_1339361247" text:style-name="Internet_20_link" text:visited-style-name="Internet_20_link">Zpětná vazba</text:a><text:tab/>3</text:p>
          <text:p text:style-name="P1"><text:a xlink:type="simple" xlink:href="#__RefHeading__3576_880044900" text:style-name="Internet_20_link" text:visited-style-name="Internet_20_link">Pro zkušené hráče rolových her</text:a><text:tab/>3</text:p>
          <text:p text:style-name="P1"><text:a xlink:type="simple" xlink:href="#__RefHeading__25487_1009303451" text:style-name="Internet_20_link" text:visited-style-name="Internet_20_link">Úvod</text:a><text:tab/>4</text:p>
          <text:p text:style-name="P1"><text:a xlink:type="simple" xlink:href="#__RefHeading__25491_1009303451" text:style-name="Internet_20_link" text:visited-style-name="Internet_20_link">Tvorba postavy</text:a><text:tab/>6</text:p>
          <text:p text:style-name="P1"><text:a xlink:type="simple" xlink:href="#__RefHeading__25493_1009303451" text:style-name="Internet_20_link" text:visited-style-name="Internet_20_link">Vyhodnocení obtížných akcí</text:a><text:tab/>8</text:p>
          <text:p text:style-name="P1"><text:a xlink:type="simple" xlink:href="#__RefHeading__25497_1009303451" text:style-name="Internet_20_link" text:visited-style-name="Internet_20_link">Zranění a léčba</text:a><text:tab/>13</text:p>
          <text:p text:style-name="P1"><text:a xlink:type="simple" xlink:href="#__RefHeading__6273_680152062" text:style-name="Internet_20_link" text:visited-style-name="Internet_20_link">Únava a vyčerpání</text:a><text:tab/>14</text:p>
          <text:p text:style-name="P1"><text:a xlink:type="simple" xlink:href="#__RefHeading__3168_1164440167" text:style-name="Internet_20_link" text:visited-style-name="Internet_20_link">Boj</text:a><text:tab/>15</text:p>
          <text:p text:style-name="P2"><text:a xlink:type="simple" xlink:href="#__RefHeading__25643_1009303451" text:style-name="Internet_20_link" text:visited-style-name="Internet_20_link">Ohlašování akcí</text:a><text:tab/>15</text:p>
          <text:p text:style-name="P2"><text:a xlink:type="simple" xlink:href="#__RefHeading__3612_880044900" text:style-name="Internet_20_link" text:visited-style-name="Internet_20_link">Vyhodnocení akcí</text:a><text:tab/>16</text:p>
          <text:p text:style-name="P2"><text:a xlink:type="simple" xlink:href="#__RefHeading__25651_1009303451" text:style-name="Internet_20_link" text:visited-style-name="Internet_20_link">Bojové finty</text:a><text:tab/>21</text:p>
          <text:p text:style-name="P1"><text:a xlink:type="simple" xlink:href="#__RefHeading__25499_1009303451" text:style-name="Internet_20_link" text:visited-style-name="Internet_20_link">Opozice</text:a><text:tab/>24</text:p>
          <text:p text:style-name="P1"><text:a xlink:type="simple" xlink:href="#__RefHeading__25501_1009303451" text:style-name="Internet_20_link" text:visited-style-name="Internet_20_link">Jak vést hru</text:a><text:tab/>25</text:p>
          <text:p text:style-name="P1"><text:a xlink:type="simple" xlink:href="#__RefHeading__25677_1009303451" text:style-name="Internet_20_link" text:visited-style-name="Internet_20_link">Jak hrát za postavu</text:a><text:tab/>28</text:p>
          <text:p text:style-name="P1"><text:a xlink:type="simple" xlink:href="#__RefHeading__25503_1009303451" text:style-name="Internet_20_link" text:visited-style-name="Internet_20_link">První hra skončila. Co dál?</text:a><text:tab/>29</text:p>
        </text:index-body>
      </text:table-of-content>
      <text:p text:style-name="P5"/>
      <text:p text:style-name="P5"/>
      <text:p text:style-name="P5"/>
      <text:p text:style-name="P5"/>
      <text:p text:style-name="P11"/>
      <text:p text:style-name="P11"/>
      <text:p text:style-name="P11"/>
      <text:p text:style-name="P11"/>
      <text:p text:style-name="P11"/>
      <text:p text:style-name="P11"/>
      <text:p text:style-name="P11"/>
      <text:p text:style-name="P11"/>
      <text:p text:style-name="P6">Verze 0.7.9.<text:span text:style-name="T54">24 A5</text:span> z <text:span text:style-name="T72">21</text:span>. 6. 2014</text:p>
      <text:h text:style-name="P134" text:outline-level="4"><text:bookmark-start text:name="__RefHeading__15238_1339361247"/>Poděkování<text:bookmark-end text:name="__RefHeading__15238_1339361247"/></text:h>
      <text:p text:style-name="Table_20_Comments">Rád bych touto cestou poděkoval účastníkům testovacích her a také všem, kdo přispěli cennými připomínkami.</text:p>
      <text:h text:style-name="Heading_20_4" text:outline-level="4"><text:bookmark-start text:name="__RefHeading__15240_1339361247"/>Zpětná vazba<text:bookmark-end text:name="__RefHeading__15240_1339361247"/></text:h>
      <text:p text:style-name="Table_20_Comments"><text:span text:style-name="T56">Velice ocením Vaše názory a komentáře. Pokud to bude alespoň trochu možné, tak u připomínek ke konkrétním pravidlům uvádějte, prosím, číslo verze a název kapitoly nebo číslo stránky. Velice mi to usnadní zapracování.<text:line-break/></text:span><text:span text:style-name="T57"><text:tab/></text:span>Připomínky pište, prosím, nejlépe do<text:span text:style-name="T55"> diskuse na </text:span><text:a xlink:type="simple" xlink:href="http://rpgforum.cz/forum/viewtopic.php?f=286&amp;t=12530"><text:span text:style-name="T55">RPG fóru</text:span></text:a><text:span text:style-name="T55"> nebo </text:span><text:a xlink:type="simple" xlink:href="http://www.d20.cz/diskuze/pravidla-diskuze/51343.html"><text:span text:style-name="T55">D20.cz</text:span></text:a><text:span text:style-name="T55">.</text:span></text:p>
      <text:h text:style-name="P157" text:outline-level="1">Rozšiřující příručka:</text:h>
      <text:p text:style-name="P70">Magie v Dakaře – Vyšší mystéria</text:p>
      <text:p text:style-name="P70">– <text:span text:style-name="T105">v té by měl být astrál, zasvěcení, pravděpodobně i povolávání astrálních bytostí...</text:span></text:p>
      <text:h text:style-name="P151" text:outline-level="1">TODO:</text:h>
      <text:p text:style-name="P69">Všchno z kapitoly „Jak magie ovlivňuje obyčejný život“ musí v příručce být. To znamená:</text:p>
      <text:p text:style-name="P59">– <text:span text:style-name="T75">golemové a elementálové</text:span></text:p>
      <text:p text:style-name="P59">– <text:span text:style-name="T75">alchymie (kosmetika, esenciální oleje a tak – tohle asi nebude mít přímo vlastní recepty, spíš o tom bude zmínka, že se v tom mohou vzácné recepty vyskytovat a hrát díky tomu důležitou roli ve hře. Plus pár fluffových příkladů esenciálních olejů a tak).</text:span></text:p>
      <text:p text:style-name="P59">– <text:span text:style-name="T76">andělé a démoni (important)</text:span></text:p>
      <text:p text:style-name="P59">– <text:span text:style-name="T76">satanismus (prokletí a tak)</text:span></text:p>
      <text:p text:style-name="P60">/* <text:span text:style-name="T77">ďábelské našeptávání – co to je a hlavně k čemu to je?</text:span></text:p>
      <text:p text:style-name="P61">– <text:span text:style-name="T78">možná aspected power site? To by mohlo být. Možná to vzniká jako sideeffect nějakého démonického rituálu. – To zní super. Dá to povolávání démonů příchuť, dá to důvod exorcistům se o takové věci zajímat.</text:span></text:p>
      <text:p text:style-name="P61">– <text:span text:style-name="T79">To samé umí kněží dělat v kostelech (holy ground, aneb aspektovaný power site pro andělskou magii). Ani tam se lidé necítí dobře (tedy obyčejní lidé, shodně aspektovaný kněz ano) – cítí hlubokou bázeň a pokoru.</text:span> */</text:p>
      <text:p text:style-name="P59"><text:soft-page-break/>– <text:span text:style-name="T77">ochranné amulety</text:span></text:p>
      <text:p text:style-name="P62">Aha, jasně! Amulety ruší negativní efekt aspektovaného power situ (postih na sílu kouzel). Současně s tím sníží nebo eliminují i průvodní <text:span text:style-name="T80">jevy (intenzivní pocit strachu, ďábelské našeptávání a tak), takže to i mundánům připadá užitečné. A v podstatě i je, protože to snižuje sílu aspektovaných kouzel použitých proti nim. Nějaký satanista začátečník jim v power situ vytvořeném jeho mistrem může místo jedničkového kouzla šlehnout třeba čtyřkové. Na osobu chráněnou trojkovým amuletem to ale stále bude jen jedničkové kouzlo, takže se mu snáz ubrání (i pasivně).</text:span></text:p>
      <text:p text:style-name="P62">– <text:span text:style-name="T81">amulety nejsou univerzální. Ochranný amulet proti biblickým démonům nebude fungovat proti čínským démonům (respektive proti magii tímhle způsobem aspektované).</text:span></text:p>
      <text:p text:style-name="P62">– <text:span text:style-name="T82">druidská magie (a obecně starší říše) určitě taky taky má vlastní aspekt (hvozd). Otázka je, kdo proti němu vyrábí ochranné amulety. Ono by to asi mělo být tak, že existuje pozitivně a negativně aspektovaná přírodní magie (negativní jsou ta různá prokletí a podobně). Není dobrý nápad chodit na místa ovlivněná negativní přírodní energií (nebo aspoň ne bez ochranného amuletu), protože tam i začátečníci mohou sesílat například velmi silná prokletí).</text:span></text:p>
      <text:p text:style-name="P62"/>
      <text:p text:style-name="P63">Psychická magie asi nebude mít aspekty. Stejně tak alchymie a somatická magie (i když, somatická by mohla mít, různá svatá místa a tak).</text:p>
      <text:p text:style-name="P63"/>
      <text:p text:style-name="P64">IDEA: Čerpání energie z aspektovaného situ. Aneb mám Vůle + Site aspect power bodíků.</text:p>
      <text:p text:style-name="P64">– tohle by dávalo nějakou výhodu i adeptům se schopnostmi, které na force nejsou závislé.</text:p>
      <text:p text:style-name="P64"><text:soft-page-break/>– Tuhle energii je třeba nejdrív načerpat provedením <text:span text:style-name="T83">(standardního)</text:span> meditačního rituálu uvnitř aspected power situ. Opuštěním power situ mizí.</text:p>
      <text:p text:style-name="P64"/>
      <text:p text:style-name="P65">Guardian power strážných andělů a jiných mocných duchů</text:p>
      <text:p text:style-name="P65">– co to přesně dělá? Určitě umožňuje counterovat kouzla (takový duch by měl mít Magickou stráž a Protikouzlo jako innate powery). <text:span text:style-name="T85">Možná by mohl mít i něco ve stylu Šestého smyslu vztahujícího se na chráněnou osobu. Určitě by měl umět s chráněnou osobou komunikovat (limitovaná verze telepatie?)</text:span></text:p>
      <text:p text:style-name="P65">– <text:span text:style-name="T86">ten šestej smysl dává smysl, když jsou adeptské schopnosti, které to umožní obejít.</text:span></text:p>
      <text:p text:style-name="P65"/>
      <text:p text:style-name="P96">IDEA: Udržovaná kouzla/schopnosti nejdou dohromady se zraněním. Možná test <text:span text:style-name="T166">vůlí</text:span> při každém zranění (obtížnost = velikost zranění), zda každou schopnost udržím? Bylo by to dost haluzové... <text:span text:style-name="T167">(Možná začít házet, až když je zranění větší než Vůle).</text:span></text:p>
      <text:h text:style-name="P152" text:outline-level="1">Úvod</text:h>
      <text:p text:style-name="P58">Tato kniha navazuje na příručku Dakara: Hra bez přípravy. Může<text:span text:style-name="T138">š</text:span> ji ale použít i samostatně nebo jako <text:span text:style-name="T113">inspiraci</text:span> k<text:span text:style-name="T139">e</text:span> <text:span text:style-name="T139">tvému</text:span> oblíbenému hernímu systému.<text:line-break/><text:tab/>Pojednává o tom, jak přítomnost magie změní herní svět a co všechno je díky ní možné. Budeš se moci stát živelným mágem, přírodním čarodějem, knězem schopným činit zázraky, alchymistou, psychickým mágem či magicky rozvíjet své fyzické schopnosti a stát <text:soft-page-break/>se tak nepřekonatelným bojovníkem nebo třeba agentem schopným proniknout na místa s nejpřísnější ostrahou.<text:line-break/><text:tab/>Dozvíš se také, jak se lidé naučili před magií bránit a jakým překážkám tedy budeš při svých dobrodružstvích čelit.</text:p>
      <text:h text:style-name="P144" text:outline-level="2">Magický talent</text:h>
      <text:p text:style-name="P15">Praktikovat magii nedokáže každý. Je k tomu potřeba zvláštní talent, asi jako pro zpěv nebo malbu. Magické nadání je ovšem mnohem vzácnější, má ho jen zlomek lidí a většina z nich navíc nikdy nedostane příležitost k jeho rozvíjení. Podobně jako umění i magie totiž vyžaduje studium a spoustu praxe a to si chudý člověk obvykle nemůže dovolit. Většina magicky nadaných navíc vůbec netuší, že nějaký talent mají a ani to nikdy nezjistí, protože se jejich schopnosti nijak neprojevují, nebo jsou tak slabé, že to nikomu nepřijde zvláštní.</text:p>
      <text:h text:style-name="Heading_20_2" text:outline-level="2">Jak magie ovlivňuje obyčejný život</text:h>
      <text:p text:style-name="P16">Představ si na chvíli, že jsi prostý člověk a k magii nemáš žádné vlohy. Co pro tebe její existence znamená?</text:p>
      <text:list xml:id="list6613194753617801773" text:style-name="WW8Num23">
        <text:list-item>
          <text:p text:style-name="P223">Chléb z místního pekařství je nejspíš upečený z obilí, jehož růstu někdo požehnal. Díky magii je potravin relativní dostatek, takže hladem trpí jen ti nejchudší, populace je celkově početnější a města jsou výrazně větší, než bylo možné v pozemské <text:span text:style-name="T209">historii</text:span>.</text:p>
        </text:list-item>
        <text:list-item>
          <text:p text:style-name="P223">Magie dokáže léčit. Zdaleka ne všichni si to sice mohou dovolit už při prvním náznaku nachlazení, ale i ti chudší rádi zaplatí chrámu nebo klášteru za to, že jim kněz s boží pomocí zachrání život dítěte.</text:p>
        </text:list-item>
        <text:list-item>
          <text:p text:style-name="P223"><text:soft-page-break/>Alchymistické výrobky jsou sice takřka bez výjimky považovány za luxusní zboží, vyšší vrstvy si už ale život bez nich nedokáží představit – běžně se používají léčivé tinktury a balzámy, vonné esenciální oleje, afrodiziaka, magické čistící prostředky, rozpouštědla a podobně.</text:p>
        </text:list-item>
        <text:list-item>
          <text:p text:style-name="P223">Magií stvořené či povolané bytosti snadno zastanou tu nejtěžší práci: golemové překládají těžké náklady, elementálové plní vodárenské věže či pomáhají v kovárnách a výhních. Taková magie je ale relativně vzácná. Pekárnu s golemem rozhodně nepotkáš na každém rohu, něco takového si mohou dovolit jen opravdoví boháči.</text:p>
        </text:list-item>
        <text:list-item>
          <text:p text:style-name="P223">Mágové <text:span text:style-name="T74">ti</text:span> sice mohou s kde čím pomoci, ale dokáží také účinně škodit. Téměř určitě nosíš několik ochranných amuletů, přinejmenším křížek požehnaný knězem na ochranu proti ďábelským silám, a nejspíš sis už ověřil, že skutečně fungují: Na určitých místech například zabrání tomu, abys slyšel ďábelské našeptávání <text:span text:style-name="T83">a pociťoval nevysvětlitelnou úzkost</text:span>.</text:p>
        </text:list-item>
        <text:list-item>
          <text:p text:style-name="P223">Pekelné mocnosti jsou skutečné a satanismus je celkem běžný jev – nezřídka se stává, že je někdo ze sousedství posednut ďáblem, nebo že je ctnostný občan cílem prokletí. Podobné události obvykle vyšetřují inkvizitoři a vymýtači.</text:p>
        </text:list-item>
        <text:list-item>
          <text:p text:style-name="P223">Také na venkově se můžeš běžně setkat s magií. V nejedné vesnici sídlí vědma nebo čaroděj, v lesích putují hraničáři a tam, kde je ještě keltská tradice silná, své tajné umění provozují druidi. V hlubokých hvozdech a odlehlých oblastech žijí různí magičtí tvorové – občas neškodní, ale nezřídka smrtelně nebezpeční.</text:p>
        </text:list-item>
        <text:list-item>
          <text:p text:style-name="P223"><text:soft-page-break/>Každý, kdo měl někdy příležitost vidět krále při nějaké oficiální příležitosti, už nepochybně viděl anděla. Kromě toho, že je strážný anděl symbolem královské moci, také monarchu chrání před magickými útoky a ovlivňováním. To, že vladaře korunuje vysoký církevní hodnostář, má tedy i praktický význam: při korunovačním obřadu je pomazané osobě zajištěn magický ochr<text:span text:style-name="T84">á</text:span>nce. Strážný anděl nebo jiný mocný duch ostatně střeží téměř každou bohatou nebo významnou osobu, jen obvykle nebývá vidět zrakem prostých smrtelníků.</text:p>
        </text:list-item>
        <text:list-item>
          <text:p text:style-name="P223">Magie je mocný nástroj politiků. Ať už jde o to někoho magicky ovlivnit, otrávit, poslat na něj vrahy s nadlidskými schopnostmi, nebo třeba <text:span text:style-name="T210">způsobit</text:span>, aby v jeho panství zašla veškerá úroda, prakticky každý velmož zaměstnává mágy a magií vládnoucí agenty jak na svou vlastní ochranu, tak k tomu, aby snáze dosáhl svých cílů. </text:p>
        </text:list-item>
        <text:list-item>
          <text:p text:style-name="P223">Magie je obvykle účinnější v nepřímém politickém boji, <text:span text:style-name="T142">j</text:span>e mnohem snazší zlikvidovat jednu osobu, než pobít celou armádu. I ve válce však kouzla mají uplatnění, schopný bojový mág vydá za několik desítek vojáků.</text:p>
        </text:list-item>
        <text:list-item>
          <text:p text:style-name="P223">I přes to, co všechno magie dokáže, však není lékem na všechny strasti světa. Lidí schopných kouzlit je málo, takže si požitky, které magie přináší, obvykle mohou dovolit jen bohatí. Skoro by se dalo říci, že magie přináší víc potíží než užitku: V některých domech straší, telepat z tebe snadno dokáže vypáčit tvá největší tajemství a ďáblem posednutý soused se kdykoliv může vrhnout na tvé blízké.</text:p>
        </text:list-item>
      </text:list>
      <text:h text:style-name="Heading_20_2" text:outline-level="2"><text:soft-page-break/>Magie a ty</text:h>
      <text:p text:style-name="P3"><text:span text:style-name="T93">Magické nadání se obvykle projev</text:span><text:span text:style-name="T94">í</text:span><text:span text:style-name="T93"> kolem puberty, jen zřídka v dětství a opravdu výjimečně v dospělosti. Pokud jsi byl jedním z těch, jejichž schopnosti se </text:span><text:span text:style-name="T95">manifestovaly samovolně</text:span><text:span text:style-name="T93">, mohl jsi například zjistit, že běháš mnohem rychleji než tví vrstevníci, že rozumíš pocitům a potřebám svého psa, nebo že dokážeš vytušit hrozící nebezpečí.<text:line-break/><text:tab/>Mohlo to ale být i mnohem dramatičtější: Možná jsi málem způsobil zkázu rodinného domu, když se tě tvůj nic netušící otec snažil potrestat za něco, co jsi neprovedl, a ty jsi v návalu spravedlivého vzteku způsobil vznícení všeho hořlavého v místnosti? Nebo se tvé schopnosti probudily v okamžiku, kdy se ti nějaký násilník chystal ublížit a tvá vlastní panická hrůza projektovaná do jeho mysli jej přiměla k úprku?<text:line-break/><text:tab/></text:span><text:span text:style-name="T98">Ať už jsi své magické nadání objevil teprve nedávno, nebo už jsi své schopnosti ovládnul a rozvinul, dříve nebo později narazíš na to, že <text:s/>s</text:span><text:span text:style-name="T97"> magickou mocí přichází i nemalá zodpovědnost: Budeš </text:span><text:span text:style-name="T98">ji</text:span><text:span text:style-name="T97"> používat ke prospěchu svých bližních, pomáhat jim a chránit je před zlovůlí a nepřízní osudu, nebo jen k naplnění svých vlastních tužeb? Zasvětíš svůj život studiu a hledání dávno ztracených, </text:span><text:span text:style-name="T99">či dokonce</text:span><text:span text:style-name="T97"> ještě neobjevených tajemství života a vesmíru? Vstoupíš do služeb některého z mocných šlechticů či bohatých obchodníků, nebo proti nim naopak budeš bojovat? Zasvětíš svůj život a schopnosti službě bohu a církvi, nebo možná jen bohu, protože s církevním učením nesouhlasíš?</text:span></text:p>
      <text:h text:style-name="P143" text:outline-level="3"><text:soft-page-break/>Lovci talentů</text:h>
      <text:p text:style-name="P4">To, že jsou magické schopnosti vzácné a přitom v<text:span text:style-name="T140">ysoce</text:span> <text:span text:style-name="T143">cen</text:span><text:span text:style-name="T144">ěn</text:span><text:span text:style-name="T141">é</text:span>, přirozeně vede k tomu, že je o nadané osoby <text:s/>velký zájem ze strany bohatých a vlivných. Z této poptávky žijí lovci talentů – ať už „nezávislí obchodníci“, nebo verbíři ve službách církve, nějakého vlivného šlechtice či bohatého cechu. Možná jsi tedy jedním z těch, kdo byl v mládí unesen a donucen k náročnému výcviku a službě neznámému p<text:span text:style-name="T114">ánu</text:span>?</text:p>
      <text:h text:style-name="P135" text:outline-level="3">Magické tradice</text:h>
      <text:p text:style-name="P89"><text:span text:style-name="T40">Vrať se teď na chvíli do věku, kdy se tvé magické nadání poprvé projevilo. Pokud jsi měl štěstí, někdo zkušenější ti možná poradil, </text:span><text:span text:style-name="T41">že každý z</text:span><text:span text:style-name="T40"> magických oborů</text:span> rozvíjí určitý druh schopností. <text:span text:style-name="T88">Jestliže</text:span> <text:span text:style-name="T87">jsi tedy </text:span>například <text:span text:style-name="T89">potřeboval vyřešit problém se spontánním zapalováním ohně,</text:span> studium přírodní magie pro tebe nejspíš neb<text:span text:style-name="T87">ylo</text:span> to pravé, protože tato tradice s ohněm vůbec nepracuje. M<text:span text:style-name="T87">ohl</text:span> se<text:span text:style-name="T87">s</text:span> ale rozhod<text:span text:style-name="T90">ovat</text:span> mezi magií psychickou a živelnou – obě <text:span text:style-name="T87">by</text:span> ti umožn<text:span text:style-name="T87">ily</text:span> ovládnout tvé nebezpečné schopnosti, <text:span text:style-name="T145">ale různým způsobem</text:span>.<text:line-break/><text:tab/><text:span text:style-name="T91">Každá magická tradice totiž k praktikování magie přistupuje po svém a je určitě rozumné zvolit si tu, jejíž pohled ti je blízký. </text:span>Dost možná jsi ale <text:span text:style-name="T146">možnost volby</text:span> neměl. Tvůj pán z tebe <text:span text:style-name="T92">například chtěl</text:span> mít psychického mága, přestože tě to táhlo ke studiu magie rostlin a zvířat. <text:span text:style-name="T115">Pokud je to tak, j</text:span>ak<text:span text:style-name="T73"> to ovlivnilo tvé studium a následnou magickou praxi</text:span>?<text:tab/><text:line-break/><text:tab/><text:span text:style-name="T116">V následujících odstavcích najdeš to, co ti nejspíš řekl ten, kdo ti představoval nejznámější magické obory:</text:span></text:p>
      <text:h text:style-name="P125" text:outline-level="4"><text:soft-page-break/>Psychická magie</text:h>
      <text:p text:style-name="P10">Pokud se rozhodneš studovat psychickou magii, tvá mysl se stane tvým nejdůležitějším nástrojem. Naučíš se dokonale ovládat své představy a projektovat je do okolí. Dokážeš pak například číst a předávat myšlenky a pocity, silou vůle pohybovat předměty či zapálit oheň, léčit projekcí své pozitivní energie nebo naopak silou své vůle zabíjet, vnímat aury živých tvorů, projektovat svou mysl do tajemného astrálního prostoru, nebo rozšířit své vědomí a smysly.<text:line-break/><text:tab/>Své schopnosti nejlépe uplatníš ve službách mocného šlechtice či v řadách tajné organizace, případně se můžeš stát velmi schopným bojovým mágem.<text:line-break/><text:tab/>Tvá magie nebude moc připomínat kouzlení, prostě se jen na chvíli soustředíš a zdánlivě bez příčiny se něco stane.</text:p>
      <text:h text:style-name="P125" text:outline-level="4">Živelná magie</text:h>
      <text:p text:style-name="P10"><text:span text:style-name="T56">Když</text:span> se rozhodneš studovat tento obor, tak se naučíš pracovat se čtyřmi živly, z nichž se skládá veškerá hmota: ohněm, vodou, zemí a vzduchem.<text:line-break/><text:tab/>Budeš k tomu používat zaklínadla – krátké texty, které se musíš naučit, správným způsobem je pronášet a provázet je patřičnými gesty. S jejich pomocí dokážeš stvořit živly z čirého vzduchu a libovolně je tvarovat: vyslat plameny na cíl v podobě ohnivé koule, nasměrovat proud vody, aby někomu podrazil nohy nebo uhasil požár, zmrazit vodu v led, nebo třeba přivolat blesk či tornádo.<text:line-break/><text:tab/>Můžeš se také naučit tvořit a povolávat elementály, magické bytosti spjaté s některým z živlů, a využívat jejich služeb. Svá kouzla budeš moci navázat na fyzické předměty. Dokážeš tak vytvořit například svitek, jenž se po přečtení sám zapálí, hůlku schopnou sesílat ohnivé koule, nebo dveře, které se otevřou po pronesení správného hesla.<text:line-break/><text:tab/>Živelnou magii budeš pravděpodobně studovat na univerzitě nebo od soukromého mistra. Se znalostí magie vzduchu budeš ví<text:soft-page-break/>taným členem posádek zámořských lodí, magie ohně má dobré uplatnění při zpracování kovů či výrobě skla, magie země na stavbách a všude, kde je potřeba těžká práce, znalost vodní magie je nesmírně cenná v suchých obdobích, vyprahlých oblastech, nebo při boji s požárem. Ničivá moc živlů z tebe také může udělat velmi schopného bojového mága.</text:p>
      <text:h text:style-name="P126" text:outline-level="4">Alchymie</text:h>
      <text:p text:style-name="P76"><text:span text:style-name="T96">Alchymie pracuje s hmotou a jejími přeměnami. Pokud se do této tajemné, ale vysoce ceněné magické vědy pustíš, čeká tě studium nejasně a často šifrovaně psaných spisů plných tajemných glyfů – symbolů označující</text:span><text:span text:style-name="T100">ch</text:span><text:span text:style-name="T96"> kovy, elementy, planety a další magicky významné entity, ale hlavně spousta vlastního bádání a pokusů s baňkami a křivulemi v laboratoři věčně plné dráždivého dýmu.<text:line-break/><text:tab/>To, co odtamtud vyneseš na denní světlo, však budou zázraky srovnatelné s nejmocnějšími kouzly: elixíry schopné vyléčit i ta nejvážnější zranění a choroby, esenciální oleje těch nejvybranějších vůní, účinné výbušniny a hořlaviny nebo </text:span><text:span text:style-name="T101">třeba</text:span><text:span text:style-name="T96"> kovy s magicky posílenými vlastnostmi. Možná budeš experimentovat také s tvorbou umělých bytostí – homunkulů či golemů – a pokud ti budou nebeské sféry nakloněny, třeba se dokonce přiblížíš k tajemství výroby kamene mudrců a spolu s ním přeměny olova ve zlato, výroby univerzálního léku a elixíru mládí.</text:span></text:p>
      <text:h text:style-name="P125" text:outline-level="4">Přírodní magie</text:h>
      <text:p text:style-name="P10"><text:span text:style-name="T56">Jednoduchá přírodní kouzla a schopnosti se často učí zálesáci a hraničáři, složitější pak vědmy a vesničtí čarodějové. Nejvyšším stupněm </text:span><text:span text:style-name="T60">přírodní magie</text:span><text:span text:style-name="T56"> je tajné druidské učení.<text:line-break/><text:tab/>Vlastnímu studiu obvykle předchází lekce o</text:span> lesní moudrosti, živých tvorech a rostlinách a jejich potřebách a přirozenosti. Poté, co si osvojíš tyto základy, přijdou opravdová kouzla a magické schopnosti: Můžeš se naučit vycítit přítomnost živých tvorů, ma<text:soft-page-break/>gicky se skrývat a zahlazovat stopy, komunikovat se zvířaty, vnímat skrze jejich smysly, případně nad nějakým dokonce na čas převzít kontrolu. Možná se s nějakým divokým tvorem sblížíš natolik, že bude rozumět každému tvému přání, případně<text:span text:style-name="T56"> získáš moc nad živými rostlinami, dokážeš je přimět k zrychlenému růstu do tebou zvolených tvarů, nebo je svou mocí uzdravovat. Můžeš se také naučit ovládat počasí v blízkém okolí, poznat moc magických bylin a umět je použít k léčbě i k uškození, vyrábět amulety na ochranu před prokletím, nebo třeba zanechávat tajné značky v kůře stromů, které si přečte jen někdo jiný znalý této tradice.<text:line-break/><text:tab/></text:span>Pokud tě při praktikování přírodní magie uvidí někdo z města, nejspíš tě bude považovat za pořádného podivína. Podle toho, co zrovna provádíš, totiž můžeš vydávat zvířecí zvuky, kroutit se či vlát jako větve ve větru, nebo třeba hladit stromy a zpívat jim. Možná si také všimne, jak si u kouzlení potichu mumláš, cokoliv ti přijde na jazyk. V přírodní magii totiž není důležité ani tak to, co přesně říkáš, jako jak to říkáš a co tím myslíš.</text:p>
      <text:h text:style-name="P125" text:outline-level="4">Thaumaturgie</text:h>
      <text:p text:style-name="P10">Thaumaturgie je souhrnné označení pro konání zázraků ve jménu našeho pána. Zdaleka ne každý kněz, mnich či řádová sestra však má magické nadání, a tudíž jen někteří z nich jsou skutečnými thaumaturgy. Tuto tradici dost dobře nemůžeš studovat v touze po moci či poznání, bez opravdové a vroucí víry a odevzdání se službě bohu totiž k činění zázraků nestačí ani ten největší magický talent.<text:line-break/><text:tab/>Pokud je však tvá víra pravá, stane se z tebe skutečný služebník boží: Budeš lidem přinášet uzdravení a požehnání a tvé modlitby jim zajistí dobrou a zdravou úrodu. Naučíš se rozpoznat působení pekelných mocností, vymýtat posednutí ďáblem a se zlou se potáže každý, koho ve spravedlivém hněvu prokleješ ve jménu božím. Tebou požehnané předměty budou své majitele chránit před zlou <text:soft-page-break/>magií. Pokud bude tvým údělem šířit vyznání a bránit jej se zbraní v ruce, tak ti tvá víra bude štítem proti újmě a kladivem drtícím nehodné. A když bude opravdu silná, možná se ti zjeví některý z božích poslů a propůjčí svou sílu tvému svatému poslání.</text:p>
      <text:h text:style-name="P125" text:outline-level="4">Somatická magie</text:h>
      <text:p text:style-name="P10">Somatická magie rozvine přirozené možnosti tvého fyzického těla. Nedá se naučit z knih, jediná cesta k jejímu probuzení vede skrz nekonečné hodiny nesmírně tvrdé dřiny. K tomu, abys magicky překonal hranic<text:span text:style-name="T147">e</text:span> svých fyzických možností, j<text:span text:style-name="T147">e</text:span> totiž musíš nejprve dosáhnout přirozenou cestou.<text:line-break/><text:tab/>Jaké schopnosti v sobě probudíš, závisí především na tom, <text:span text:style-name="T117">čemu</text:span> se budeš věnovat: vojenský výcvik znásobí tvou sílu a zručnost v boji, trénink potulného artisty ti pomůže získat dokonalou rovnováhu, nebo třeba naučit se z místa přeskočit vůz.<text:line-break/><text:tab/>Somatické schopnosti se dobře uplatní v boji, ale také tam, kde je potřeba utajení, dokonalé vystupování či magicky posílené smysly. Tuto tradici nejčastěji praktikují vyhlášení bojovníci, střelci, artisté, agenti a vrazi, ale také umělci či diplomaté.</text:p>
      <text:h text:style-name="P145" text:outline-level="2">Magické dovednosti</text:h>
      <text:p text:style-name="P23">/* <text:span text:style-name="T161">Tohle asi přijde jinam. I když těžko říct – síla kouzla je dána hodnocením sesílací dovednosti, v boji se používá jako základ ÚČ, atd. Takže možná není od věci zmínit dovendosti co nejdřív a asi klidně těsně za představení magických tradic, protože to spolu souvisí.</text:span> */</text:p>
      <text:p text:style-name="P66">Pokud budete pokračovat s <text:span text:style-name="T102">postavami vytvořenými podle </text:span><text:span text:style-name="T27">Hry bez přípravy</text:span>, <text:span text:style-name="T104">tak se magii budeš učit od úplných základů a magické dovednosti budeš pořizovat za body zkušenosti od prvního stupně</text:span>. Může<text:span text:style-name="T182">te</text:span> si také vytvořit nové postavy, které už magii delší dobu studují <text:span text:style-name="T118">a praktikují</text:span> – <text:span text:style-name="T117">v tom případě do jedné z těchto dovedností při</text:span><text:soft-page-break/><text:span text:style-name="T117">děl počáteční hodnotu při tvorbě postavy</text:span>.<text:line-break/><text:tab/>Každá <text:span text:style-name="T119">z nich</text:span> představuje znalost jednoho magického oboru. Je v zásadě možné studovat jich i několik najednou, nebývá to <text:span text:style-name="T120">ale</text:span> obvyklé.</text:p>
      <text:p text:style-name="P97">Magické dovednosti jsou:</text:p>
      <text:list xml:id="list9099346146097774961" text:style-name="L1">
        <text:list-item>
          <text:p text:style-name="P171">Psychická magie</text:p>
        </text:list-item>
        <text:list-item>
          <text:p text:style-name="P171">Živelná magie</text:p>
        </text:list-item>
        <text:list-item>
          <text:p text:style-name="P171">Alchymie</text:p>
        </text:list-item>
        <text:list-item>
          <text:p text:style-name="P171">Přírodní magie</text:p>
        </text:list-item>
        <text:list-item>
          <text:p text:style-name="P171">Thaumaturgie</text:p>
        </text:list-item>
        <text:list-item>
          <text:p text:style-name="P171">Somatická magie</text:p>
        </text:list-item>
      </text:list>
      <text:h text:style-name="Heading_20_1" text:outline-level="1">Sesílání kouzel</text:h>
      <text:p text:style-name="P100">Jak přesně sesílání kouzla vypadá záleží na magické tradici:</text:p>
      <text:list xml:id="list2291227539293174213" text:style-name="L2">
        <text:list-item>
          <text:p text:style-name="P172">psychický mág kouzlí pouhým soustředěním</text:p>
        </text:list-item>
        <text:list-item>
          <text:p text:style-name="P172">elementalista pronáší zaklínadlo a provází to patřičnými gesty</text:p>
        </text:list-item>
        <text:list-item>
          <text:p text:style-name="P172">přírodní čaroděj či vědma mumlá nějaká příhodná slova a provádí intuitivní pohyby</text:p>
        </text:list-item>
        <text:list-item>
          <text:p text:style-name="P172">thaumaturg pronáší slova modlitby či exorcismu a provází je <text:span text:style-name="T149">liturgickými</text:span> gesty</text:p>
        </text:list-item>
        <text:list-item>
          <text:p text:style-name="P172"><text:soft-page-break/>alchymisté ani praktikanti somatické magie nekouzlí. Jejich schopnosti se aktivují buď příslušnou fyzickou činností (k provedení obřího skoku je třeba vyskočit, při tvorbě lektvaru je třeba provést všechny kroky výroby), případně soustředěním</text:p>
        </text:list-item>
      </text:list>
      <text:p text:style-name="P100">Seslání kouzla, s výjimkou obranných kouzel a protikouzel, vždy vyžaduje <text:span text:style-name="T26">soustředění</text:span><text:span text:style-name="T35">. To znamená, že jde o komplexní akci a není možné ve stejném kole dělat jiné komplexní akce, například nabíjet nebo bojovat.<text:line-break/><text:tab/>Obranná kouzla a protikouzla se sesílají v obranné akci, místo obvyklé obrany. </text:span><text:span text:style-name="T37">Není je možné použít při pasivní obraně.</text:span></text:p>
      <text:p text:style-name="P92"><text:span text:style-name="T37">T</text:span><text:span text:style-name="T35">ODO: Používání aktivních magických schopností. Asi buď soustředění, nebo v rámci činnosti (je potřeba uvést vždy u činnosti)</text:span></text:p>
      <text:h text:style-name="P158" text:outline-level="5">Gestikulace a zaříkávání</text:h>
      <text:p text:style-name="P100"><text:span text:style-name="T35">Kouzla sesílaná pomocí Živelné magie, Přírodní magie a Thaumaturgie vyžadují </text:span><text:span text:style-name="T26">gestikulaci</text:span><text:span text:style-name="T35"> a </text:span><text:span text:style-name="T26">zaříkávání</text:span><text:span text:style-name="T35">. Pokud tedy z nějakého důvodu nemůžeš mluvit nebo se hýbat, třeba proto, že jsi svázaný nebo máš v ústech roubík, tak nemůžeš tato kouzla použít. Modifikace </text:span><text:span text:style-name="T26">Seslání bez gestikulace</text:span><text:span text:style-name="T35"> a </text:span><text:span text:style-name="T26">Seslání bez zaříkávání</text:span><text:span text:style-name="T35"> umožňují toto omezení obejít (viz dovednost </text:span><text:span text:style-name="T26">Techniky sesílání</text:span><text:span text:style-name="T35">).<text:line-break/><text:tab/>Kouzla a schopnosti sesílané či používané pomocí Psychické magie, Alchymie a Somatické magie vyžadují pouze soustředění.</text:span></text:p>
      <text:h text:style-name="P146" text:outline-level="2">Psychická únava</text:h>
      <text:p text:style-name="P110">Sesílání mocných kouzel a používání <text:span text:style-name="T153">aktivních</text:span> magických schopností je vyčerpávající, po několika takových úkonech už dokážeš sesílat kouzla jen v základní podobě a <text:span text:style-name="T148">těžit</text:span> <text:span text:style-name="T148">pouze z</text:span> pasivní<text:span text:style-name="T148">ch</text:span> magick<text:span text:style-name="T148">ých</text:span> schopnost<text:span text:style-name="T148">í</text:span>.</text:p>
      <text:h text:style-name="P136" text:outline-level="3"><text:soft-page-break/>Body vůle</text:h>
      <text:p text:style-name="P110">Schopnost čelit psychické únavě roste s magickou praxí. Vyjadřujeme ji v bodech Vůle a jejich počet je roven hodnocení tvé nejvyšší magické dovednosti.</text:p>
      <text:h text:style-name="P137" text:outline-level="3">Odbourávání psychické únavy</text:h>
      <text:p text:style-name="P111">Psychické únavy se můžeš zcela zbavit vydatným spánkem, <text:span text:style-name="T109">nebo použít meditační rituál. Příklady meditačních rituálů </text:span><text:span text:style-name="T7">a pravidla pro jejich použití /* s pravidly to je otázka. Ta by se asi spíš hodila sem? */</text:span><text:span text:style-name="T109"> pro každou magickou tradici najdeš v kapitole Magické praktiky.</text:span></text:p>
      <text:p text:style-name="P112">TODO: Rozšíření pravidla „vyčerpání jen jednou za kolo“.</text:p>
      <text:h text:style-name="Heading_20_2" text:outline-level="2">Improvizovaná magie</text:h>
      <text:p text:style-name="P105">/*</text:p>
      <text:p text:style-name="P122">TODO: Asi to bude muset dávat +3 <text:s/>hodu na seslání. Nebo možná aspoň +2. Protože bez toho by byli improvizační kouzelníci příliš slabí oproti těm s naučenými kouzly. Což by sice nevadilo ve hře s Grimoárem, ale znepoužitelňovalo by to kouzleníky ve hře bez Grimoáru.</text:p>
      <text:p text:style-name="P122">– +2 zní jako rozumný kompromis.</text:p>
      <text:p text:style-name="P122">– <text:span text:style-name="T198">hmm, jenže +2 k hodu na seslání zas ztrivializuje obtížnosti hodů (sakra).<text:tab/> Takže asi počítat +2 jen pokud se kouzlu někdo brání?</text:span></text:p>
      <text:p text:style-name="P122"><text:soft-page-break/>– <text:span text:style-name="T199">nebo to rozdělit na dva hody: Hod na improvizaci a případný Hod na seslání. To sice zní komplikovaně, ale asi to bude rozumné. Házet se fakticky může jen jednou: Nejdřív se to porovná s obtížností improvizace bez bonusu, pak se případně připočte +2. Taky by se to dalo říct jinak: Bonus je +2 k hodu na seslání, ale započte se až po té, co se vyhodnotí improvizace.</text:span></text:p>
      <text:p text:style-name="P122">– <text:span text:style-name="T200">ono to vlastně u útočných kouzel bude vcelku zřejmé.</text:span><text:span text:style-name="T33"> Nejdřív urči, jestli se ti povedla improvizace – to je proti fixní obtížnosti a nemáš na to bonus. Pak urči, jak se bránil cíl – při tom si počítáš bonus +2 za fintu zaplacenou bodem Vůle.</text:span></text:p>
      <text:p text:style-name="P173">Na rozdíl od sesílání naučených kouzel při improvizované magii hrozí komplikace. Stejně jako při použití obyčejných dovedností mírné komplikace nastanou, když při hodu na improvizaci neuspěješ o 3 nebo více.<text:line-break/><text:tab/>Hoď 1k6 a společně určete, co přesně to znamená. Pokud tato varianta nedává smysl, nebo vás nic použitelného nenapadne, použijte následující v pořadí. Můžete také vymyslet a použít libovolný jiný efekt, pokud vám přijde adekvátní situaci a dostatečně zajímavý. Rozhodující slovo má Vypravěč.<text:line-break/><text:tab/>Pokud jsi při hodu na improvizaci neuspěl dokonce o 6 nebo více, jde o vážné komplikace. Hoď kostkou ještě jednou a určete druhý, odlišný efekt.</text:p>
      <text:list xml:id="list6955714446233668419" text:style-name="L3">
        <text:list-item>
          <text:p text:style-name="P174">Stane se něco, co se zamýšleným kouzlem vůbec nesouvisí. Strom se například může zazelenat místo aby vzplanul.</text:p>
        </text:list-item>
        <text:list-item>
          <text:p text:style-name="P174">Zalehnou ti uši a zhruba minutu nic neuslyšíš.</text:p>
        </text:list-item>
        <text:list-item>
          <text:p text:style-name="P175">Kouzlo udělá pravý opak toho, co jsi zamýšlel. Místo vyčištění vody ji ještě víc znečistíš, vítr bude foukat na opačnou stranu, atp. Musí to ale dávat smysl, ohnivé kouzlo nemůže místo způsobení zranění léčit.</text:p>
        </text:list-item>
        <text:list-item>
          <text:p text:style-name="P174"><text:soft-page-break/>Zatmí se ti před očima a příští kolo budeš zcela slepý (postih -3 na všechny všechny činnosti vyžadující zrak).</text:p>
        </text:list-item>
        <text:list-item>
          <text:p text:style-name="P174">Kouzlo má o 2 nižší Sílu a zasáhne všechno v dosahu působení. Kouzel se silou 2 nebo nižší a kouzel seslaných na celý dosah působení se tato možnost netýká.</text:p>
        </text:list-item>
        <text:list-item>
          <text:p text:style-name="P174">Kouzlo tě navíc k bodu Vůle stojí ještě 1 bod Staminy. Pokud už žádné body Staminy nemáš, způsobí ti 1 bod fyzického zranění. V obou případech hlasitě vykřikneš bolestí.</text:p>
        </text:list-item>
      </text:list>
      <text:p text:style-name="P123">Co se určitě stát nemůže:</text:p>
      <text:p text:style-name="P123">– zasáhnutí jiného cíle nebo sebe</text:p>
      <text:p text:style-name="P123">– seslání silnějšího kouzla než jsi zamýšlel <text:span text:style-name="T206">(leda bys ho schválně sesílal slabé)</text:span></text:p>
      <text:p text:style-name="P105">*/</text:p>
      <text:p text:style-name="P105">V této příručce se budeme zabývat jen improvizovanou magií. Ne<text:span text:style-name="T174">budeš</text:span> tedy nijak omezen v tom, co <text:span text:style-name="T174">s její</text:span> pomocí dokážeš – pokud <text:span text:style-name="T174">tě napadne cokoliv, co</text:span> ne<text:span text:style-name="T174">bude odporovat</text:span> <text:span text:style-name="T178">pravidlům v</text:span> kapitole <text:span text:style-name="T178">Magické principy</text:span> a <text:span text:style-name="T174">bude to</text:span> spad<text:span text:style-name="T174">at</text:span> pod oblast působnosti tvé magické tradice, můžeš se o to pokusit. Za každé takové použití magie ovšem musíš zaplatit bod vůle.<text:line-break/><text:tab/>V příručce <text:span text:style-name="T26">Grimoár</text:span> najdeš kouzla <text:span text:style-name="T172">důkladně </text:span>prověřen<text:span text:style-name="T172">á</text:span> a vypilovan<text:span text:style-name="T172">á častým používáním </text:span>v průběhu staletí. Naučit se libovolné z <text:span text:style-name="T174">nich</text:span> tě bude stát jeden bod zkušenosti. Díky tomu ovšem toto kouzlo budeš moci sesílat, aniž by tě psychicky vyčerpávalo, nebo jej <text:span text:style-name="T174">díky</text:span> použití bodu <text:span text:style-name="T173">V</text:span>ůle seslat výrazně silnější.<text:line-break/><text:tab/>Někteří hráči <text:span text:style-name="T171">nemají prolézání dlouhých seznamů s kouzly a schopnostmi rádi a vyhovuje jim hra s volněji pojatou magií. Pokud je to váš případ, </text:span><text:span text:style-name="T30">Grimoár</text:span><text:span text:style-name="T171"> vůbec nepoužívejte – vše potřebné naj</text:span><text:soft-page-break/><text:span text:style-name="T171">dete v </text:span><text:span text:style-name="T30">Magii v Dakaře</text:span><text:span text:style-name="T171">. Pokud jej do hry budete chtít zapojit, měli by s tím souhlasit všichni. O možnost používat improvizovaná kouzla tím nepřijdete, ale naučená kouzla a schopnosti jsou silnější, takže by utrpěla herní rovnováha, kdyby k nim měl přístup jen někdo.</text:span></text:p>
      <text:h text:style-name="Heading_20_3" text:outline-level="3">Omezení improvizované magie</text:h>
      <text:p text:style-name="P116">Při používání improvizované magie jsou její <text:span text:style-name="T187">možnosti</text:span> z velké části na vás. Kapitola Magické principy vám k tomu poskytne základní vodítka a pokud používáte <text:span text:style-name="T26">Grimoár</text:span>, tak u jednotlivých kouzel a schopností najdete podrobnější popis <text:span text:style-name="T175">a příklady použití</text:span>.<text:line-break/><text:tab/>Pokud ne<text:span text:style-name="T185">ní</text:span> jasné, zda <text:span text:style-name="T185">či jak</text:span> by něco mělo fungovat, promluvte si o tom – <text:span text:style-name="T184">a to ještě před tím, než to postava udělá</text:span>. <text:span text:style-name="T188">Postava je obvykle zkušený mág a tyhle věci velmi dobře zná, přestože v nich vy jako hráči nemáte dopředu jasno. Hráč má právo rozhodnout se, co jeho postava udělá, až poté, co se domluvíte na účincích a pravidlech pro danou situaci.</text:span><text:line-break/><text:tab/>Myslete <text:span text:style-name="T189">při tom</text:span> hlavně na to, že magie není všemocná a neměla by poskytovat univerzální výhodu bez jakékoliv možnosti obrany. Nevylučuje to ale chytré a kreativní využití – určitě můžeš někoho náhlým rázem vichru shodit do propasti, když zrovna stojí na jejím okraji. Není ale možné seslat třeba kouzlo, kterým někoho vyneseš do velké výšky a on se pak zabije pádem, protože to by poskytovalo univerzální způsob likvidace prakticky libovolného protivníka.<text:line-break/><text:tab/>Myslete na to, že cokoliv použi<text:span text:style-name="T186">jete</text:span>, mohou <text:span text:style-name="T186">vaši</text:span> protivníci <text:span text:style-name="T190">později</text:span> použít proti <text:span text:style-name="T186">vám</text:span>. <text:span text:style-name="T191">Není tedy moc prozíravé snažit se vymyslet magický útok, proti kterému není žádná obrana.</text:span> Zvažte <text:span text:style-name="T186">také</text:span> možné dopady na chod světa a na rovnováhu hry. Konečné slovo má Vypravěč a ani v případě, že něco jednou fungovalo, to nemusí nutně fungovat <text:span text:style-name="T187">znovu</text:span>, když se ukáže, že to bylo unáhlené rozhodnutí.</text:p>
      <text:h text:style-name="Heading_20_2" text:outline-level="2"><text:soft-page-break/>Hod na seslání</text:h>
      <text:p text:style-name="Text_20_body"/>
      <text:h text:style-name="Heading_20_3" text:outline-level="3">Určení obtížnosti</text:h>
      <text:p text:style-name="P106">Obtížnost seslání improvizovaného kouzla</text:p>
      <text:p text:style-name="P106">Pokud se účinkům tvého kouzla někdo brání, hází si na obranu nějakou vhodnou dovedností – před ohnivou koulí se například může snažit uhnout použitím Boje zblízka, mentálnímu útoku se může bránit vůlí (tedy svou magickou dovedností), atp. Jediné omezení je, aby vám to dávalo smysl – konečné slovo má Vypravěč.<text:line-break/><text:tab/>Jestliže tvé kouzlo nikoho neohrožuje, obtížnost improvizovaného seslání určete stejně, jako by šlo o použití dovednosti. Co je zhruba možné v rámci tvého magického oboru dokázat a jakou to bude mít obtížnost najdeš v kapitole <text:span text:style-name="T32">Magické praktiky</text:span>.</text:p>
      <text:h text:style-name="Heading_20_1" text:outline-level="1">Magické principy</text:h>
      <text:p text:style-name="P88">Magie <text:span text:style-name="T131">m</text:span>á několik zákonitostí, platných nezávisle na tom, jakou tradici studuješ.</text:p>
      <text:p text:style-name="P88"/>
      <text:h text:style-name="P138" text:outline-level="3">Síla kouzel a magických schopností</text:h>
      <text:p text:style-name="P88">Síla kouzla <text:span text:style-name="T155">určuje</text:span> jeho účinnost, rozsah působení a rychlost, s jakou se jeho efekt může pohybovat. Roste <text:span text:style-name="T154">se znalostmi a</text:span> magickou praxí. Ohnivá koule stvořená mistrem živelné magie bude tedy větší, rychlejší a žhavější, než když ji vyvolá začátečník a bude se tedy před ní výrazně obtížněji uhýbat. Stejně to platí i pro všechna ostatní kouzla a magické schopnosti.</text:p>
      <text:list xml:id="list2705725850954362909" text:style-name="L4">
        <text:list-item>
          <text:p text:style-name="P176"><text:soft-page-break/>Síla kouzel a magických schopností je dána hodnocením <text:s/><text:span text:style-name="T162">použité magické </text:span>dovednosti. Pokud máš například <text:span text:style-name="T156">Živelnou mag</text:span>ii na dvojce, tak tvoje kouzlo Vláda nad ohněm bude mít Sílu kouzla 2. /* <text:span text:style-name="T163">Až na to, že v téhle příručce nebudou kouzla. TODO – přeformulovat</text:span> */</text:p>
        </text:list-item>
      </text:list>
      <text:p text:style-name="P94">Sílu mohou měnit určité okolnosti. Kouzlo seslané poblíž magického zřídla nebo siločáry <text:span text:style-name="T157">k ní</text:span> bude mít například bonus, kouzlo seslané na větší počet cílů bude mít k Síle postih.</text:p>
      <text:h text:style-name="P138" text:outline-level="3">Tvarování kouzel</text:h>
      <text:p text:style-name="P88">Ať už kouzlo vyvoláš jakkoliv, jeho výsledná podoba závisí výhradně na tom, jak dobře si ji dokážeš představit. Pokud například dokážeš ve své mysli vykreslit plameny ve tvaru draka, tak sesláním kouzla na stvoření živlu ohně právě takovou podobu plamenům vtiskneš. Tvoje představivost obdobně určuje, jak věrohodné iluze dokážeš vykouzlit, jak <text:span text:style-name="T158">komplexní</text:span> a přesvědčivé myšlenky dokážeš někomu vsugerovat, jak pěkný obrazec dokážeš kouzlem vypálit do dřevěné stěny, atd.<text:line-break/><text:tab/>Schopnost vytvarovat efekt kouzla do zamýšlené podoby je umění a nesouvisí se silou kouzla. Jako začínající kouzelník sice nejspíš dokážeš seslat jen to nejslabší zaklínadlo, ale pokud budeš mít dobrou představivost a uměleckou praxi, můžeš s jeho pomocí vyčarovat překrásné tvary a obrazy, byť v malém rozsahu. <text:span text:style-name="T159">Na druhou stranu j</text:span>ako mocný mág bez uměleckého nadání <text:span text:style-name="T159">sice</text:span> možná zvládneš sežehnout celý blok domů, ale když se pokusíš vytvořit něco krásného, vznikne z toho jen chaotick<text:span text:style-name="T160">á změť</text:span> plamenů.<text:line-break/><text:tab/>Kvalita a jemnost vzniklých tvarů a vzorů je omezena tvými smysly. Nemůžeš tedy například někam vypálit mikroskopickou značku, pokud si nepořídíš zvětšovací sklo.</text:p>
      <text:p text:style-name="P19">Herní efekt:</text:p>
      <text:p text:style-name="P48"><text:soft-page-break/>Tvůj tvůj tvůrčí talent obvykle vyjadřuje nějaká tradiční umělecká nebo řemeslná dovednost, například Malířství, Sochařství nebo Řezbářství, když jde o to vytvořit kouzlem nějaký tvar nebo obraz, nebo třeba Zpěv, když chceš stvořit zvuk, či Vaření, když jde o výslednou chuť. Alternativně můžeš použít dovednost Tvarování kouzel, což je umění tvorby pomocí kouzel namísto štětce a plátna.<text:line-break/><text:tab/>V případě útočných kouzel možnost tvarovat efekt kouzla znamená, že můžeš vždy snadno určit, koho (nebo co) kouzlem zasáhneš a koho ne, a to i v případě kouzel s prostorovým účinkem. Z toho důvodu pro sesílání kouzel platí stejná pravidla, jako by šlo o střelbu, včetně možnosti omylem zasáhnout jiný cíl při kouzlení na cíle vzájemně vázané v souboji na blízko.</text:p>
      <text:h text:style-name="P128" text:outline-level="4">Kouzla nenahrazují dovednosti</text:h>
      <text:p text:style-name="P88">Kouzla jsou jen nástroj, nezastupují dovednosti. K tomu, abys kouzlem postavil dům, který se nezboří hned poté, co tvá magie přestane působit, potřebuješ znalost Stavitelství. Když chceš magicky vyléčit komplikovanou zlomeninu, musíš dobře znát Léčitelství, jinak kosti srostou špatně a z pacienta bude mrzák.</text:p>
      <text:h text:style-name="P129" text:outline-level="4">Popisování efektů kouzel a magických schopností</text:h>
      <text:p text:style-name="P88">Princip tvarování kouzel znamená, že si v mezích tvých dovedností efekty svých kouzel a magických schopností můžeš popsat, jak chceš. Je to zároveň pravomoc i zodpovědnost – žádná pravidla totiž nezařídí, aby hra působila skutečně magicky a kouzla byla živá a věrohodná, toho je možné dosáhnout pouze barvitými popisy. Není to tak těžké, pokud si u toho vzpomeneš na těchto pár rad:</text:p>
      <text:p text:style-name="P57">Nech kouzlo interagovat s prostředím</text:p>
      <text:p text:style-name="P88"><text:soft-page-break/>Podesáté popisované magické plameny už nejspíš nebudou moc zajímavé, snadno je ale můžeš ozvláštnit, když si představíš, co všechno v daném místě zapálí a jak se to projeví: Bude cítit zápach spálených vlasů či chlupů? Vyvalí se oblaka hustého dýmu z otepi čerstvé slámy? Změní se jejich barva, protože v batohu byla špetka soli?</text:p>
      <text:p text:style-name="P57">Vnímej všemi smysly</text:p>
      <text:p text:style-name="P88">Neomezuj se jen na to, jak efekt kouzla vypadá. Popiš, jak působí na různé smysly:</text:p>
      <text:list xml:id="list5965954163618251564" text:style-name="WW8Num25">
        <text:list-item>
          <text:p text:style-name="P177">Jak je cítit dým? Je štiplavý? Dusivý?</text:p>
        </text:list-item>
        <text:list-item>
          <text:p text:style-name="P177">Co je u toho slyšet? Praskání plamenů, hluk hroutící se dřevěné stěny?</text:p>
        </text:list-item>
        <text:list-item>
          <text:p text:style-name="P177">Jak to chutná? Plameny pochopitelně nikdo ochutnávat nebude, ale někdo může třeba vdechnout poletující popel.</text:p>
        </text:list-item>
        <text:list-item>
          <text:p text:style-name="P177">Hmat není jen záležitost prstů, člověk vnímá celou pokožkou. Kromě dotyku (pohlazení jemným vánkem, náraz vichru se silou hurikánu) vnímáme i teplotu: žár sálající z plamenů, ledový chlad mrazivého kouzla.</text:p>
        </text:list-item>
      </text:list>
      <text:p text:style-name="P57">Nenech se unést ke zbytečně dlouhému popisu</text:p>
      <text:p text:style-name="P88">Pro někoho tohle není problém, někteří hráči ale popisují zbytečně zdlouhavě a výsledek je pak spíš nudný, než aby hru oživil. Stačí jedna věta, nemusíš nutně zodpovědět všechny výše uvedené body. Nech si taky něco na příště.</text:p>
      <text:p text:style-name="P88"/>
      <text:h text:style-name="P139" text:outline-level="3"><text:soft-page-break/>Dosah působení</text:h>
      <text:p text:style-name="P88">Základním omezením veškeré magie je vzdálenost, na kterou <text:span text:style-name="T168">působí</text:span>. Začínající kouzelník zvládne ovlivňovat jen své blízké okolí, mocný mág to dokáže až na několik desítek metrů a velký rituální tým může magicky působit i na stovky metrů.</text:p>
      <text:p text:style-name="P88"/>
      <text:p text:style-name="P88"><text:span text:style-name="T1">Herní efekt:</text:span><text:line-break/>Dosah magického působení je roven desetinásobku hodnocení kouzla nebo schopnosti v metrech. Pokud tedy například kouzlo sesíláš trojkovou dovedností, můžeš jím způsobit změnu až do vzdálenosti 30 metrů. Dosah rituální magie je roven součtu dosahu působení všech účastníků rituálu.<text:line-break/><text:tab/><text:span text:style-name="T169">Pokud něco mění</text:span> Sílu kouzla, <text:span text:style-name="T169">tak to </text:span>zároveň mění dosah tvého působení tímto kouzlem. Když je ale v pravidlech napsáno, že něco dává bonus k Hodu na seslání /* <text:span text:style-name="T169">Zatím není zavedeno</text:span> */, tak to znamená, že Síla kouzla, a tedy ani dosah magického působení, tím není ovlivněna.</text:p>
      <text:p text:style-name="P88"/>
      <text:p text:style-name="P19">Příklad:</text:p>
      <text:p text:style-name="P88">Postihy za zranění nebo za kouzlení ve zbroji se vztahují k Hodu na seslání, nesnižují tedy dosah magického působení. Postih za Seslání na více cílů se vztahuje na Sílu kouzla, dosah působení tímto kouzlem se tedy sníží.</text:p>
      <text:p text:style-name="P7"/>
      <text:h text:style-name="P138" text:outline-level="3"><text:soft-page-break/>Rozsah působení</text:h>
      <text:p text:style-name="P88">Kouzla a magické schopnosti mohou ve své základní formě ovlivnit pouze jeden cíl. Cílem může být jeden tvor, nebo předmět či prostor zhruba do velikosti koule o průměru (Síla kouzla) metrů. Větší rozsah působení umožňují modifikace <text:span text:style-name="T26">Seslání na více cílů</text:span>, případně <text:span text:style-name="T26">Seslání na všechno v dosahu</text:span><text:span text:style-name="T35"> (viz dovednost </text:span><text:span text:style-name="T26">Techniky sesílání</text:span><text:span text:style-name="T35">)</text:span>.</text:p>
      <text:p text:style-name="P107">IDEA: Modifikace pro seslání na víc cílů fungují i improvizovaně – na improvizovaná kouzla je není třeba umět, na naučená kouzla ano.</text:p>
      <text:p text:style-name="P107">– <text:span text:style-name="T176">modifikace snižují Sílu kouzla, tudíž zvyšují obtížnost seslání. Takže ok.</text:span></text:p>
      <text:p text:style-name="P113">Seslání na více cílů</text:p>
      <text:p text:style-name="P113">Seslání na všechno v dosahu</text:p>
      <text:h text:style-name="P138" text:outline-level="3">Dosah a rozsah detekčních kouzel</text:h>
      <text:p text:style-name="P88"><text:span text:style-name="T58">Detekční kouzla poskytují tomu, kdo kouzlo seslal, nějaký nový smysl. Kouzlo </text:span><text:span text:style-name="T59">Vzplanutí</text:span><text:span text:style-name="T58"> ti například umožní vycítit veškerý oheň v dosahu. Bez modfikikace </text:span><text:span text:style-name="T59">Předání detekčního smyslu</text:span><text:span text:style-name="T58"> není možné detekci zprostředkovat nikomu jinému. <text:line-break/><text:tab/>Dosah detekce je dán celým dosahem magického působení, modifikace </text:span><text:span text:style-name="T59">Seslání na více cílů a</text:span><text:span text:style-name="T58"> </text:span><text:span text:style-name="T59">Seslání na všechno v dosahu</text:span><text:span text:style-name="T58"> tedy v případě detekčních kouzel mají význam pouze spolu s modifikací Předání detekčního smyslu – pak umožňují zprostředkovat detekci většímu počtu cílů.<text:line-break/><text:tab/>Současně s novým detekčním smyslem je možné bez omezení vnímat svými vlastními smysly a provádět u toho libovolnou činnost.<text:line-break/><text:tab/>Kouzla, která přenášejí nebo propůjčují nějaký přirozený způsob vnímání, například sluch nebo zrak, žádné omezení na dosah detek</text:span><text:soft-page-break/><text:span text:style-name="T58">ce nemají – propůjčeným zrakem dohlédneš stejně daleko, jako svým vlastním. Stále ale platí, že bez použití </text:span><text:span text:style-name="T59">Předání detekčního smyslu</text:span><text:span text:style-name="T58"> můžeš modifikovat pouze své vlastní smysly.<text:tab/>Smysl zprostředkovaný kouzlem v tomto případě nahrazuje smysl původní, takže můžeš vnímat buď kouzlem, nebo svým vlastním smyslem, nikoliv obojím současně. Přepínání mezi vlastním a propůjčeným smyslem je zcela intuitivní, je to asi jako zahledět se do dálky, nebo se zaposlouchat do nějakého vzdáleného zvuku.</text:span></text:p>
      <text:p text:style-name="P88"/>
      <text:h text:style-name="P138" text:outline-level="3">Působit můžeš jen na to, co vnímáš</text:h>
      <text:p text:style-name="P88">To znamená, že musíš svůj cíl vidět, slyšet, dotýkat se jej, nebo jej vnímat pomocí nějakého detekčního kouzla. Čím hůř cíl vnímáš, tím obtížněji se ti na něj bude působit. Zdaleka nejpřesnější lidský smysl je zrak, zcela bez postihů tedy můžeš kouzlit pouze na to, co dobře vidíš a při snížené viditelnosti si musíš k hodu na seslání započíst příslušný postih.<text:line-break/><text:tab/>Pokud cíl nevidíš vůbec a vnímáš jej pouze sluchem, nebo pomocí nějakého detekčního kouzla (s výjimkou kouzel, které ti umožňují vidět), započítáš si postih jako za naprostou tmu (tedy -3).<text:line-break/><text:tab/>Když se cíle dotýkáš holou rukou, tak na něj můžeš bez omezení kouzlit klidně i poslepu. Při dotyku přes rukavice ale budeš mít na seslání poslepu postih za to, že tvůj rukavice tvůj hmat omezují. <text:line-break/>/*</text:p>
      <text:p text:style-name="P98">IDEA: Rozlišit to spíš podle toho, jak dobře cíl vnímáš – ať už je to jakýmkoliv smyslem.</text:p>
      <text:p text:style-name="P98">Přímá viditelnost, přímý dotek nebo zřetelný zvuk (takže po hlase poznáš, kdo přesně to mluví) umožňují kouzlit bez postihu. Tma, dotek přes tlusté rukavice, nebo nezřetelný zvuk znamenají postih (-1 až -3).</text:p>
      <text:p text:style-name="P99"><text:soft-page-break/>TODO: Tohle by asi mělo být až za představením hodu na seslání.</text:p>
      <text:p text:style-name="P88">*/</text:p>
      <text:p text:style-name="P19">Příklad:</text:p>
      <text:p text:style-name="P88">Když se protivník schovává za neprůhlednou stěnou, ale způsobí nějaký hluk, tak na něj můžeš seslat kouzlo s postihem -3 za nulovou viditelnost. <text:span text:style-name="T170">Navíc při tom riskuješ</text:span>, že hluk způsobilo něco jiného, než si myslíš.<text:line-break/><text:tab/>I v naprosté tmě můžeš bez postihů seslat kouzlo na někoho, koho se dotýkáš holou rukou.</text:p>
      <text:p text:style-name="P88"/>
      <text:h text:style-name="P138" text:outline-level="3">Detekce skrytých cílů</text:h>
      <text:p text:style-name="P88">/* <text:span text:style-name="T177">Detekční kouzla by asi mohla být až v grimoáru. Pak by se tohle hodilo spíš tam.</text:span> */</text:p>
      <text:p text:style-name="P88">Pokud není u daného detekčního kouzla výslovně napsaný opak, tak žádné detekční kouzlo neumožňuje automaticky detekovat cíle skryté pomocí dovednosti Zálesácké učení (Plížení) nebo Zlodějské praktiky (Plížení). Cíl využívající Zlodějské praktiky (Nenápadnost) detekční kouzla ukážou, ale neumožní jej nijak odlišit od zbytku davu nebo od ostatních cílů se stejnými vlastnostmi z hlediska detekčního kouzla.<text:line-break/><text:tab/>Pokud to dává smysl, tak detekční kouzla mohou obcházet použití některých magických schopností. <text:span text:style-name="T26">Vnímání vzduchu</text:span> například umožňuje vycítit tvary obklopené vzdušnou masou – dotyčnému tedy nijak nepomůže neviditelnost ani schopnost <text:span text:style-name="T26">Mimikry</text:span>, protože použitý detekční smysl vůbec nepracuje se zrakem.</text:p>
      <text:p text:style-name="P88"/>
      <text:p text:style-name="P88"><text:soft-page-break/><text:span text:style-name="T1">Herní efekt:</text:span><text:line-break/>Nalezení skrytého cíle detekčním kouzlem se vyhodnocuje stejně, jako bys ho hledal normálně (tedy dovednostním střetem Vnímání proti Plížení), navíc s případným postihem -3 k Vnímání za použití nepřímého detekčního kouzla. Detekční kouzlo ale umožňuje pokusit se hledat cíle, které bys bez něj neměl jak zaregistrovat.</text:p>
      <text:p text:style-name="P88"/>
      <text:h text:style-name="P138" text:outline-level="3">Udržování magie</text:h>
      <text:p text:style-name="P88">Kouzlení, i přes případné pomůcky jako je zaklínání či gestikulace, je především aktem vůle a myšlení. Vyžaduje poměrně přesnou představu, čeho chceš dosáhnout a celý efekt kouzla trvá jen po dobu, kdy tuto představu dokážeš udržet. Plné soustředění je ale poměrně namáhavé a vyčerpávající a navíc se u toho pořádně nedá dělat nic jiného. Když chceš vytvořit nějaký déletrvající efekt, aniž by ses musel po celou dobu trvání na kouzlo plně soustředit, je vhodné kouzlo po seslání <text:span text:style-name="T26">udržovat</text:span>.<text:line-break/><text:tab/>Sesláním kouzla na stvoření plamenů například vyvoláš krátký plamenný zášleh. Když ale toto <text:s/>budeš po seslání udržovat, tak plameny nezmizí a budou po dobu udržování setrvávat, například v podobě libovolně tvarované plamenné stěny.<text:line-break/><text:tab/>Udržování stále vyžaduje jistou míru mentálního úsilí, není tedy možné udržovat kouzla ani jinou magii, pokud jsi v bezvědomí nebo když spíš. Není také možné současně udržovat neomezeně mnoho magických efektů – maximální počet kouzel, magických schopností, aktivovaných magických předmětů, případně přivázaných magických tvorů či bytostí, které dokážeš současně udržovat, je roven tvému hodnocení dovednosti <text:span text:style-name="T26">Udržování magie</text:span><text:span text:style-name="T35">.<text:line-break/><text:tab/>Udržovat magii je možné libovolně dlouho – prakticky tedy do chvíle, dokud neusneš nebo neztratíš vědomí. </text:span><text:span text:style-name="T26">Po dobu udržování jakékoliv magie však nemůžeš provádět žádné meditativní praktiky určené k doplňování použitých bodů Vůle.</text:span></text:p>
      <text:p text:style-name="P39"><text:soft-page-break/></text:p>
      <text:h text:style-name="P129" text:outline-level="4">Ukončení udržování</text:h>
      <text:p text:style-name="P39">Ukončení udržování je otázkou jediné myšlenky, prostě se na dané kouzlo nebo schopnost přestaneš soustředit. Takto „puštěné“ kouzlo je ovšem zcela ztraceno, pokud ho budeš chtít dále udržovat, budeš jej muset znovu seslat.</text:p>
      <text:p text:style-name="P39"/>
      <text:h text:style-name="P129" text:outline-level="4">Dosah udržování</text:h>
      <text:p text:style-name="P88"><text:span text:style-name="T35">Udržovat kouzla nebo jiné magické efekty můžeš na stejnou vzdálenost, na jakou dokážeš magický působit. Dosah udržování je tedy roven dosahu magického působení. Při udržování aktivovaných magických předmětů dosah udržování určuje přímo dovednost </text:span><text:span text:style-name="T26">Udržování magie,</text:span><text:span text:style-name="T35"> je to tedy (10 * Udržování magie) metrů.</text:span></text:p>
      <text:p text:style-name="P88"/>
      <text:h text:style-name="P129" text:outline-level="4">Jak někomu zabránit v udržování kouzla?</text:h>
      <text:p text:style-name="P88">Pokud na tebe někdo seslal kouzlo a udržuje jeho efekt, tak nejjednodušší způsob, jak mu to překazit, je vzdálit se z dosahu působení. Nemusí to ale stačit, pokud má dotyčný na tebe, nebo na nějaký předmět, který neseš, navázáno <text:span text:style-name="T26">magické spojení</text:span> (viz kapitola <text:span text:style-name="T26">Magická spojení</text:span>).<text:line-break/><text:tab/>O něco spolehlivější metodou je kouzelníka zabít, nebo jej alespoň dostat do bezvědomí, případně způsobit, že usne. V takovém případě mu nepomůže ani magické spojení. Poslední variantou je kouzlo magicky zrušit (například kouzlem <text:span text:style-name="T26">Odčarování</text:span>).</text:p>
      <text:p text:style-name="P48"/>
      <text:h text:style-name="P129" text:outline-level="4"><text:soft-page-break/>Ovládání soustředěním</text:h>
      <text:p text:style-name="P88">Pokud kouzlo pouze udržuješ, tak působí přesně v tom tvaru a podobě, v jaké jsi jej seslal. Udržovaná ohnivá stěna například bude mít stále stejný tvar a výšku, levitace tě bude udržovat na místě, nebo v pohybu stálou rychlostí a směrem. Pokud na tom chceš něco změnit, můžeš se na kouzlo kdykoliv a libovolně dlouho <text:span text:style-name="T26">soustředit</text:span> (každé kolo soustředění je komplexní akce a nelze tedy ve stejném kole provádět jiné komplexní akce) a libovolným způsobem jej upravovat, jako bys jej každé kolo znovu seslal. Ovládat soustředěním můžeš v jednom kole vždy jen jedno kouzlo.<text:line-break/><text:tab/>Nepřerušované Ovládání soustředěním je možné použít místo udržování kouzla – pokud například neumíš dovednost <text:span text:style-name="T26">Udržování magie</text:span>. Můžeš takto samozřejmě ale „udržovat“ pouze jedno kouzlo současně.</text:p>
      <text:p text:style-name="P36"/>
      <text:h text:style-name="P138" text:outline-level="3">Magická spojení</text:h>
      <text:p text:style-name="P19">/* <text:span text:style-name="T164">Zatím si to tu nechám, kdybych sem chtěl dát limitovanou verzi – asi jen na předměty (aby šly dělat např. vzkazové knihy), případně něco jako životní pouto. Možná to prostě jen dát do kouzel a nevysvětlovat</text:span> */</text:p>
      <text:p text:style-name="P19">Poměrně běžným trikem, jak obejít omezení dosahu magického působení, je vytvoření magického spojení. Díky němu fungují například vzkazové knihy: Co se do jedné napíše, to se objeví v druhé, nezávisle na tom, jak jsou od sebe vzdálené. Magické spojení spojuje dvě místa v prostoru, takže se z pohledu dosahu magického působení jeví jako místo jedno. Působení na jeden konec spojení ovlivňuje i předmět na druhém konci a platí to pro všechna kouzla, takže ten, kdo najde jednu vzkazovou knihu, může snadno kouzlem zničit i tu druhou.<text:line-break/><text:tab/>Skrz magické spojení ovšem není vidět, takže přes něj můžeš <text:soft-page-break/>obvykle ovlivnit pouze jeden předmět nebo tvora. Můžeš to však obejít tím, že nejdříve skrz spojení sešleš kouzlo umožňující vidět vzdálené místo a s jeho pomocí pak zacílíš další.<text:line-break/><text:tab/>Kromě přímého sesílání kouzel je možné přes magické spojení kouzla také udržovat. Pokud ti tedy například někdo do kapsy schová nějaký předmět s jedním koncem magického spojení, nebo dokonce spojení naváže přímo na tebe, tak jeho udržovaná kouzla nebudeš moci zrušit tím, že od něj utečeš – díky spojení totiž budeš neustále v jeho přímém dosahu.</text:p>
      <text:p text:style-name="P88"/>
      <text:h text:style-name="P138" text:outline-level="3">Rezonance psaného a čteného slova</text:h>
      <text:p text:style-name="P88">Princip rezonance psaného a čteného slova je velice jednoduchý: Když někdo přečte nebo vysloví text, který je někde fyzicky napsaný /* <text:span text:style-name="T164">a s kouzlem spojený</text:span> */, něco se stane. Svitek může například shořet poté, co si jej někdo přečte, dveře se mohou otevřít, když někdo vysloví heslo vytesané do rámu, magická hůlka sešle kouzlo po přečtení glyfů na ní vyrytých.<text:line-break/><text:tab/>Spouštěcí formule nemusí být snadno viditelná, může se nacházet z druhé strany dveří, nebo být dokonce zcela skrytá uvnitř jejich hmoty. Může být také zapsaná tajnými nebo málo známými symboly, případně v neznámém jazyce, takže sice bude každému na očích, ale málokdo ji dokáže vyslovit.<text:line-break/><text:tab/>Některá kouzla se spustí, jen když někdo text vysloví nahlas, u jiných jej stačí přečíst potichu. Více se o tom dočteš v popisu jednotlivých kouzel a schopností, například pod dovedností <text:span text:style-name="T26">Očarování předmětů</text:span>.</text:p>
      <text:p text:style-name="P88"/>
      <text:h text:style-name="P138" text:outline-level="3"><text:soft-page-break/>Princip vzácnosti</text:h>
      <text:p text:style-name="P88">Čím vzácnější je materiál, tím těžší je ho magicky stvořit. Vzácnost je dána dostupností v dané oblasti, takže třeba ve městě je zlato o něco méně vzácné než někde v pustině, zato ale mnohem vzácnější, než ve zlatém dole. V jeskyni se zlatým pokladem je zlato stejně běžné jako skála.<text:line-break/><text:tab/>Množství materiálu, které je možné kouzlem stvořit, zhruba odpovídá poměru vzácnosti oproti něčemu zcela běžnému. Pokud je tedy zlato v daném místě třeba tisíckrát vzácnější než hlína, kouzlo na stvoření zemního živlu dokáže stvořit tisíckrát méně zlata, než by stvořilo hlíny. Platí to jak pro dočasnou tak pro trvalou tvorbu.<text:line-break/><text:tab/>Vzácnost materiálů nemusí být vždy přesně vyjádřena jeho cenou, ta totiž může zahrnovat třeba i obtížnost výroby nebo momentální popularitu suroviny. Pro rychlý odhad ale porovnání ceny obvykle funguje dobře – zlato je bývá zhruba desetkrát dražší než stříbro, dá se tedy předpokládat, že bude zhruba desetkrát vzácnější.<text:line-break/><text:tab/>Velmi vzácný materiál kouzlo nemusí být schopno stvořit vůbec. Platí, že Vzácnost tvořeného materiálu může být nejvýše rovna Síle kouzla použitého na jeho stvoření. Kouzelník navíc musí znát to, co tvoří. Obvykle to znamená, že musí mít odpovídající znalostní dovednost na příslušném hodnocení, nebo se s daném materiálem musel už někdy setkat a důkladně si jej prohlédnout.</text:p>
      <text:p text:style-name="P88"/>
      <text:p text:style-name="P19">Příklad:</text:p>
      <text:p text:style-name="P48">Na stvoření kyanidu (jed se Vzácností 6) je potřeba kouzlo se Sílou nejméně 6. Kolik takto stvořeného extrémně vzácného materiálu bude, určí Vypravěč odhadem – mohla by to být asi tak jedna plná dávka jedu. Magicky stvořený jed navíc vydrží jen po dobu udr<text:soft-page-break/>žování kouzla, a to včetně působení v těle oběti. Pokud bude tedy udržování kouzla ukončeno dříve, než skončí latentní fáze otravy, veškerý jed z těla otráveného zmizí a dotyčný vyvázne téměř bez úhony, možná mu jen bude trochu špatně.</text:p>
      <text:p text:style-name="P48"/>
      <text:h text:style-name="P138" text:outline-level="3">Protikladné efekty kouzel</text:h>
      <text:p text:style-name="P88">Co se stane, když například sešleš vodní stěnu přes existující stěnu z ohně? Pořádně to zasyčí, vyvalí se odtamtud oblaka horké páry a za chvilku tam, kde se efekty překrývaly, bude stát buď oslabená vodní nebo oslabená ohnivá stěna, podle toho, které kouzlo bylo silnější.</text:p>
      <text:p text:style-name="P88"/>
      <text:p text:style-name="P19">Herní efekt:</text:p>
      <text:p text:style-name="P88">Výsledná síla zbylého kouzla bude dána rozdílem hodnocení obou kouzel. Žádné z nich ale není tímto střetem zrušeno a pokud to silnější přestane být udržováno, slabší začne zase působit a stěna se obnoví. </text:p>
      <text:p text:style-name="P88"/>
      <text:h text:style-name="P138" text:outline-level="3">Alchymistické postupy</text:h>
      <text:p text:style-name="P88"/>
      <text:h text:style-name="P129" text:outline-level="4">Výroba alchymistických předmětů</text:h>
      <text:p text:style-name="P41">Všechny alchymistické výrobky jsou trvalé – budou účinkovat, i když přestaneš udržovat udržovat magii použitou na jejich výrobu. Jsou samy o sobě magické a při pohledu z astrálního prostoru vyzařují slabou magickou auru. Trvalé magičnosti se dociluje dlouhodobým působením aktivní magie, tedy magickým udr<text:soft-page-break/>žováním nebo ovládáním soustředěním. Tento proces se nazývá magická saturace.<text:line-break/><text:tab/>Kromě magické saturace je samozřejmě nutné provést vlastní proces fyzické výroby – míchání, drcení, kalcinaci, destilaci, filtraci a případně další potřebné kroky a postupy. Tato složka výroby je ovšem výrazně kratší než potřebná doba magické saturace, na každý den saturace připadá zhruba jedna hodina fyzické výroby a je možné ji provádět v průběhu saturačního procesu.</text:p>
      <text:p text:style-name="P41"/>
      <text:h text:style-name="P129" text:outline-level="4">Dlouhodobá magická saturace</text:h>
      <text:p text:style-name="P41">Potřebná délka magické saturace dost často přesahuje jeden den. Naštěstí ale nevadí, když je působení přerušované. Pokud je uvedená délka výroby delší než 1 den, tak jsou v ní zohledněny přestávky na spánek – každý den se počítá se šestnácti hodinami udržování a osmi hodinami spánku. Můžeš si samozřejmě zvolit i jiný poměr, klidně každý den jiný, a rozložit si tak celkovou dobu saturace do většího či menšího počtu dní. Proces je také možné na několik dní zcela vysadit, nejvýše ale po dobu 28 dní. <text:s text:c="3"/><text:line-break/></text:p>
      <text:p text:style-name="P27">Příklad:</text:p>
      <text:p text:style-name="P41">Doba výroby 7 dní znamená, že je třeba sedm dní po sobě každý den šestnáct hodin magicky udržovat proces výroby, nebo jej ovládat soustředěním. Když budeš každý den saturaci udržovat jen osm hodin, celková doba výroby se protáhne na 14 dní.<text:line-break/><text:tab/>S Udržováním magie 3 můžeš současně provádět saturaci tří výrobků. Případně můžeš například dva polotovary nosit s sebou, udržovat proces jejich saturace a při tom udržovat jedno další kouzlo, schopnost nebo aktivovaný magický předmět.</text:p>
      <text:p text:style-name="P88"/>
      <text:h text:style-name="P129" text:outline-level="4"><text:soft-page-break/>Hodnocení alchymistických výrobků</text:h>
      <text:p text:style-name="P41">Hodnocení výrobku je rovno tvému hodnocení dovednosti potřebné k naučení se receptu. S trojkovou Spagyrií například můžeš vyrobit trojkový <text:span text:style-name="T26">Léčivý elixír</text:span>, který pacientovi po nejbližším vydatném spánku vyléčí tři body pošramocení.</text:p>
      <text:p text:style-name="P88"/>
      <text:h text:style-name="P129" text:outline-level="4">Působení alchymistických výrobků</text:h>
      <text:p text:style-name="P88"/>
      <text:h text:style-name="P159" text:outline-level="5">Trvalé</text:h>
      <text:p text:style-name="P88">Příkladem trvale působícího výrobku je <text:span text:style-name="T26">Balzám bezčasovosti</text:span>. Potřením nějakého předmětu tímto balzámem jej na vždy učiní odolným proti působení času.<text:line-break/><text:tab/>Předmět, na který byl trvalý přípravek aplikován, bude navždy při pohledu z astrálního prostoru vyzařovat slabou magickou auru.<text:line-break/><text:tab/>Přípravků s trvalým působením je možné na jeden předmět nebo osobu aplikovat více a všechny budou současně působit.</text:p>
      <text:p text:style-name="P88"/>
      <text:h text:style-name="P159" text:outline-level="5">Dočasné</text:h>
      <text:p text:style-name="P88">Příkladem dočasně působícího výrobku je <text:span text:style-name="T26">Lektvar nočního vidění</text:span>. Ten, kdo tento lektvar vypije, výrazně lépe uvidí za sníženého osvětlení. Nikoliv ale navždy, pouze po dobu působení lektvaru. Dočasně působící přípravky nepůsobí na neživé předměty.</text:p>
      <text:p text:style-name="P88"/>
      <text:p text:style-name="P19">Herní efekt:</text:p>
      <text:list xml:id="list3473615319385960942" text:style-name="L5">
        <text:list-item>
          <text:p text:style-name="P178"><text:soft-page-break/>Účinek alchymistických výrobků s dočasným působením trvá do okamžiku, než ten, na koho byl výrobek použit, usne, upadne do bezvědomí, nebo požije jiný přípravek s dočasným působením.</text:p>
        </text:list-item>
        <text:list-item>
          <text:p text:style-name="P178">Alchymistické předměty s dočasným působením nevyžadují magické udržování a může je tedy použít i někdo bez znalosti Udržování magie či dokonce zcela bez magického nadání.</text:p>
        </text:list-item>
      </text:list>
      <text:p text:style-name="P88"/>
      <text:p text:style-name="P19">Příklad:</text:p>
      <text:p text:style-name="P88">Dobře vybavený zálesák večer vypije <text:span text:style-name="T26">Lektvar nočního vidění</text:span> a po celou noc pak dobře uvidí po tmě. Akce se protáhne až do rána a dojde k pronásledování na koních na volné pláni. Zálesák vypije <text:span text:style-name="T26">Lektvar ostrého zraku</text:span>, aby zvýšil svou přesnost střelby na dlouhou vzdálenost. Spolu s tím vyprchá účinek <text:span text:style-name="T26">Lektvaru nočního vidění</text:span>, protože požil další lektvar s dočasným působením To je ale pro něj dobře, protože to vypadá na jasný slunečný den a zvýšená citlivost na jasné světlo způsobená <text:span text:style-name="T26">Lektvarem nočního vidění</text:span> by mu překážela. Kolem poledního je konečně po akci a zálesák jde spát. Jakmile usne, účinek Lektvaru ostrého zraku skončí.</text:p>
      <text:p text:style-name="P88"/>
      <text:h text:style-name="P159" text:outline-level="5">Jednorázový účinek</text:h>
      <text:p text:style-name="P88">Přípravky s jednorázovým účinkem způsobují nějakou jednorázovou změnu – po požití <text:span text:style-name="T26">Měsíčního čaje</text:span> dojde k potratu, <text:span text:style-name="T26">Léčivý elixír</text:span> spustí léčebný proces, který vyléčí určitý počet bodů ztráty kondice, atp. Změna je způsobena magicky, ale výsledný stav už je přirozený. Osoba nebo předmět, na níž byl přípravek použit, bude mít při pohledu z astrálního prostoru slabou magickou auru pouze po dobu změny, tedy například do probuzení se z nejbližšího <text:soft-page-break/>vydatného spánku, pokud vypila <text:span text:style-name="T26">Léčivý elixír</text:span>.<text:line-break/><text:tab/>Výrobků s jednorázovým použitím je možné použít více najednou. Pokud se jedná o léčivé přípravky, platí pravidla pro <text:span text:style-name="T26">Magickou léčbu</text:span>.</text:p>
      <text:p text:style-name="P88"/>
      <text:h text:style-name="P138" text:outline-level="3">Magická léčba</text:h>
      <text:p text:style-name="P88">Magická léčba spadá vždy do jedné ze tří kategorií:</text:p>
      <text:p text:style-name="P88"/>
      <text:list xml:id="list1074694430366038696" text:style-name="L6">
        <text:list-item>
          <text:p text:style-name="P179">hojivé rituály</text:p>
        </text:list-item>
        <text:list-item>
          <text:p text:style-name="P179">magická léčiva</text:p>
        </text:list-item>
        <text:list-item>
          <text:p text:style-name="P179">somatické regenerační schopnosti</text:p>
        </text:list-item>
      </text:list>
      <text:p text:style-name="P88"/>
      <text:h text:style-name="P159" text:outline-level="5">Hojivé rituály</text:h>
      <text:p text:style-name="P88">Účinek hojivých rituálů se projevuje už v průběhu sesílání a při dokončení se stane trvalým. Když je sesílání přerušeno, pacient se vrátí do původního stavu.</text:p>
      <text:p text:style-name="P88"/>
      <text:p text:style-name="P19">Herní efekt:</text:p>
      <text:p text:style-name="P88">Po dokončení sesílání hojivého rituálu si pacient sníží ztrátu kondice o Sílu kouzla.</text:p>
      <text:p text:style-name="P88"/>
      <text:h text:style-name="P159" text:outline-level="5"><text:soft-page-break/>Magická léčiva</text:h>
      <text:p text:style-name="P88">Magická léčiva působí dlouhodobě. V bdělém stavu jen velmi pomalu, většina léčby probíhá ve spánku.</text:p>
      <text:p text:style-name="P88"/>
      <text:p text:style-name="P19">Herní efekt:</text:p>
      <text:p text:style-name="P88">Pacient, kterému je podáno magické léčivo, si sníží ztrátu kondice o hodnocení léku až po nejbližším vydatném spánku. Pokud je probuzen předčasně, vyléčí si jen poměrnou část, zbytek až když deficit dospí.</text:p>
      <text:h text:style-name="P159" text:outline-level="5">Somatické regenerační schopnosti</text:h>
      <text:p text:style-name="P88">Pasivní schopnosti <text:span text:style-name="T26">Zrychlená samoléčba</text:span> a <text:span text:style-name="T26">Somatická regenerace</text:span> zvyšují rychlost přirozené léčby, viz popis těchto schopností.</text:p>
      <text:p text:style-name="P88"/>
      <text:h text:style-name="P129" text:outline-level="4">Kombinování magické léčby</text:h>
      <text:p text:style-name="P88">Účinek hojivých rituálů se plně sčítá s účinkem magických léčiv a somatické regenerace. Když tedy zranění snížíš sesláním rituálu a následně pacientovi podáš například <text:span text:style-name="T26">Léčivý elixír</text:span>, tak rituál, elixír i případné somatické regenerační schopnosti budou mít plný účinek.</text:p>
      <text:p text:style-name="P88"/>
      <text:h text:style-name="P129" text:outline-level="4">Opakování hojivých rituálů</text:h>
      <text:p text:style-name="P88">Účinek každého dalšího hojivého rituálu seslaného na tu samou sadu zranění (tedy na zranění utrpěná v jednom boji) se sníží o počet bodů kondice, které už byly z této sady zranění hojivými rituály vyléčeny.</text:p>
      <text:p text:style-name="P88"><text:soft-page-break/></text:p>
      <text:p text:style-name="P19">Příklad:</text:p>
      <text:p text:style-name="P88">Na šermíře se čtyřmi body pošramocení a dvěma body sečného závažného zranění sešle začínající kněz s dvojkovým Léčením trojkový <text:span text:style-name="T26">Hojivý rituál</text:span> a vyléčí mu tím oba dva body sečného závažného zranění a další jeden bod pošramocení. Později na něj schopnější léčitel sešle pětkový <text:span text:style-name="T26">Hojivý rituál.</text:span> Tím už mu ale vyléčí jen dva body pošramocení, protože od pětkové síly nového rituálu je třeba odečíst tři body kondice (dva body sečného závažného zranění a jeden bod pošramocení) vyléčené předchozím rituálem.<text:line-break/><text:tab/>Na vyléčení zbylého bodu pošramocení by bylo třeba použít nejméně šestkový <text:span text:style-name="T26">Hojivý rituál</text:span>, případně použít <text:span text:style-name="T26">Léčivý elixír</text:span> (jeho účinek je na hojivých rituálech zcela nezávislý, protože jde o magické léčivo), nebo se prostě vyspat (jeden bod pošramocení se po vydatném spánku vyléčí samovolně).</text:p>
      <text:p text:style-name="P88"/>
      <text:h text:style-name="P129" text:outline-level="4">Opakované podávání magických léčiv</text:h>
      <text:p text:style-name="P88">Při podání většího počtu magických léčiv platí stejná pravidla jako pro <text:span text:style-name="T26">Opakování hojivých rituálů</text:span>, a to i přes to, že se jejich účinek projeví až po nejbližším vydatném spánku – rozhoduje pořadí podání léčiv.</text:p>
      <text:p text:style-name="P88"/>
      <text:p text:style-name="P19">Příklad:</text:p>
      <text:p text:style-name="P88"><text:span text:style-name="T40">Zcela vyléčený šermíř se nepoučí a v dalším boji utrpí dvojkové závažné popáleniny a tři body pošramocení.<text:line-break/><text:tab/></text:span>Když si následně popáleniny potře trojkovým <text:span text:style-name="T26">Olejem na popáleniny</text:span> a vypije čtyřkový <text:span text:style-name="T26">Léčivý elixír</text:span>, tak se mu po nejbližším spánku vyléčí dva body popálenin a dva body pošramocení. Olej po<text:soft-page-break/>užil dříve, projevil se tedy jako první. Nemohl ale vyléčit víc bodů zranění popálením, než šermíř skutečně měl, proto vyléčil jen dva body. Od účinku čtyřkového Léčivého elixíru se následně odečetly dva už vyléčené body ztracené kondice, proto vyléčil jen dva body pošramocení.</text:p>
      <text:p text:style-name="P88"/>
      <text:p text:style-name="P88"/>
      <text:p text:style-name="P88"/>
      <text:p text:style-name="P88">-<text:span text:style-name="T181">mark-</text:span></text:p>
      <text:h text:style-name="P138" text:outline-level="3">Hod na seslání</text:h>
      <text:p text:style-name="P88">Seslání kouzla se vyhodnocuje jako dovednostní střet s použitím dovednosti, která je potřeba k naučení se kouzla. Pokud je jich v popisu kouzla uvedeno více, tak je to vždy ta první.</text:p>
      <text:p text:style-name="P88"/>
      <text:list xml:id="list7366655884489161672" text:style-name="L7">
        <text:list-item>
          <text:p text:style-name="P180">Pokud se účinkům kouzla nikdo nebrání, nebo kouzlo ze své podstaty obranu neumožňuje, tak je obtížnost seslání rovna 0 + 1k6</text:p>
        </text:list-item>
        <text:list-item>
          <text:p text:style-name="P180">V opačném případě se cíl brání některou z obranných dovedností uvedených v popisu kouzla</text:p>
        </text:list-item>
      </text:list>
      <text:p text:style-name="P88"/>
      <text:p text:style-name="P88">Stejně jako při použití jakékoliv jiné dovednosti je sesílání úspěšné, pokud ti padne stejně nebo více, než je výsledná obtížnost. Na obranu proti kouzlům, které umožňují aktivní obranu, je kromě dovedností uvedených v popisu kouzla možné použít i jakoukoliv jinou, pokud vám to bude dávat smysl. <text:line-break/><text:soft-page-break/><text:tab/>Při sesílání kouzel mimo boj je možné používat standardní dovednostní finty a v průběhu boje bojové finty. Je také možné použít bonusy za <text:span text:style-name="T26">Spolupráci více postav</text:span>, a to i v případě, že někteří kouzlí a ostatní používají nemagické dovednosti. <text:s/></text:p>
      <text:p text:style-name="P88"/>
      <text:p text:style-name="P19">Příklad:</text:p>
      <text:p text:style-name="P88">Při seslání kouzla <text:span text:style-name="T26">Vzplanutí</text:span> spadajícího pod <text:span text:style-name="T26">Ohnivou magii</text:span> na seslání házíš Ohnivá magie + 1k6. Obtížnost je 0 + 1k6, protože kouzlo <text:span text:style-name="T26">Vzplanutí</text:span> neumožňuje aktivní obranu.<text:line-break/></text:p>
      <text:h text:style-name="P129" text:outline-level="4">Modifikátory hodu na seslání</text:h>
      <text:p text:style-name="P88">K hodu na seslání se počítají stejné postihy a bonusy, jako by šlo o střelbu. Kromě toho si vždy počítáš postih <text:s/>zbroje, a to nezávisle na tom, jaký magický obor používáš (tedy včetně kouzel Psychické magie).<text:line-break/><text:tab/>Pokud kouzlo neumožňuje aktivní obranu, tak si cíl do obrany nepočítá žádnou dovednost, ale stále si počítáš postihy za pohyb a kryt cíle, jako by šlo o střelbu. Pokud je cíl zapojen do zápasu nebo boje zblízka, tak je stejně jako u střelby možné, že omylem zasáhneš jiný cíl.</text:p>
      <text:h text:style-name="P130" text:outline-level="4">Zranění kouzly s možností aktivní obrany</text:h>
      <text:p text:style-name="P36">Zranění kouzly, před kterými se cíl může aktivně bránit (v hlavičce takového kouzla jsou vždy uvedeny příklady vhodných obranných dovedností), se vyhodnocuje stejně, <text:s/>jako by šlo o obyčejný střelný útok. Jako ÚČ se použije Hod na seslání kouzla, bonus ke zranění a to, jakým způsobem si cíl počítá či nepočítá zbroj, je vždy uvedeno v popisu kouzla.</text:p>
      <text:p text:style-name="P36"><text:soft-page-break/></text:p>
      <text:p text:style-name="P28">Příklad:</text:p>
      <text:p text:style-name="P88"><text:span text:style-name="T52">Vyslání plamenů na živého tvora pomocí kouzla </text:span><text:span text:style-name="T53">Manipulace s ohněm</text:span><text:span text:style-name="T52"> je útok s bonusem ke zranění +4 a odečítá se o něj vždy Pokrytí zbroje cíle, nikoliv KZ.</text:span></text:p>
      <text:p text:style-name="P36"/>
      <text:h text:style-name="P129" text:outline-level="4">Zranění kouzly bez možnosti aktivní obrany</text:h>
      <text:p text:style-name="P88"><text:span text:style-name="T51">Tato kouzla mají v kolonce </text:span><text:span text:style-name="T52">Obranná dovednost</text:span><text:span text:style-name="T51"> uvedeno:</text:span><text:span text:style-name="T52"> Žádná, úspěšné seslání je automatický zásah<text:line-break/><text:tab/>Příkladem je kouzlo </text:span><text:span text:style-name="T53">Vzplanutí</text:span><text:span text:style-name="T52">, umožňující pouhým pohledem zapálit hořlavý materiál.<text:line-break/><text:tab/></text:span>Zranění těmito kouzly <text:span text:style-name="T52">nezávisí</text:span> na výsledku hodu na seslání. Určuje se stejně, jako by cíl čelil obdobnému přirozenému efektu, například popálení. Tato kouzla obvykle rovnoměrně působí na celé tělo cíle, takže nezáleží ani tak na tom, jak kvalitní zbroj má oblečenou, jako spíš jakou část těla kryje – proto se od zranění odečítá Pokrytí (leda by bylo v popisu kouzla uvedeno něco jiného).</text:p>
      <text:p text:style-name="P88"/>
      <text:p text:style-name="P19">Příklad:</text:p>
      <text:p text:style-name="P88"><text:span text:style-name="T35">Kouzlo </text:span><text:span text:style-name="T26">Vzplanutí</text:span><text:span text:style-name="T35"> způsobuje </text:span><text:span text:style-name="T26">zranění obyčejným ohněm:</text:span><text:span text:style-name="T35"> 0 + 1k6 – Pokrytí zbroje cíle – 1k6</text:span>.</text:p>
      <text:p text:style-name="P88"/>
      <text:h text:style-name="P129" text:outline-level="4"><text:soft-page-break/>Udržovaná zraňující kouzla</text:h>
      <text:p text:style-name="P88">Udržované kouzlo po seslání neodezní. Jeho efekt přetrvává, dokud jej nepřestaneš udržovat, nebo dokud ti v tom někdo nezabrání (jak je možné zabránit v udržování kouzla najdeš v kapitole <text:span text:style-name="T26">Jak někomu zabránit v udržování kouzla?</text:span>).</text:p>
      <text:p text:style-name="P88"/>
      <text:p text:style-name="P32">Herní efekt:</text:p>
      <text:p text:style-name="P88">Zranění udržovaným kouzlem se každé kolo vyhodnocuje stejně, jako by šlo o <text:span text:style-name="T26">kouzlo, kterému se nelze aktivně bránit</text:span>. Nehází se znovu na seslání kouzla, pouze na zranění.<text:line-break/><text:tab/>Větší počet stejných efektů na jednom cíli (například když na tebe někdo několikrát sešle udržované <text:span text:style-name="T26">Vzplanutí</text:span>) zraňuje jen jednou za kolo, různé efekty (například <text:span text:style-name="T26">Vzplanutí</text:span> a <text:span text:style-name="T26">Mráz</text:span>) zraňují každý zvlášť.</text:p>
      <text:h text:style-name="P129" text:outline-level="4"><text:line-break/>Zraňující kouzla ovládaná soustředěním</text:h>
      <text:p text:style-name="P88">Když se pokusíš proběhnout ohnivou stěnou, kterou mág ovládá soustředěním, tak to bude teprve to pořádné peklo: Plameny se rozhoří mnohem silněji, stáhnou se přímo na tebe, budou se po tobě hladově sápat.<text:line-break/></text:p>
      <text:p text:style-name="P19">Herní efekt:</text:p>
      <text:p text:style-name="P52">Kouzla ovládaná soustředěním se každé kolo vyhodnocují stejně, jako by kouzlo bylo právě sesláno.</text:p>
      <text:p text:style-name="P88"/>
      <text:h text:style-name="P129" text:outline-level="4"><text:soft-page-break/>Očarované zbraně</text:h>
      <text:p text:style-name="P88">Příkladem je <text:span text:style-name="T35">planoucí</text:span> čepel nebo mrazivý hrot šipky či šípu.</text:p>
      <text:p text:style-name="P88"/>
      <text:p text:style-name="P19">Herní efekt:</text:p>
      <text:p text:style-name="P88">Očarovanou zbraní nebo střelou se útočí stejně jako obyčejnou. Pokud rána prorazila zbroj (tedy když útok způsobil nějaké zranění), nebo když zbroj obešla, tak navíc způsobí zranění udržovaným kouzlem.<text:line-break/><text:tab/>Na rozdíl od obvyklých kouzel se ale v tomto případě neodečítá Pokrytí zbroje cíle, protože útok zbraní zbrojí prošel, nebo ji obešel.</text:p>
      <text:p text:style-name="P88"/>
      <text:p text:style-name="P19">Příklad:</text:p>
      <text:p text:style-name="P88">Meč s planoucí čepelí při úspěšném zásahu skrz nebo mimo zbroj způsobí navíc <text:span text:style-name="T26">zranění obyčejným ohněm</text:span>: 0 + 1k6 – 1k6.</text:p>
      <text:p text:style-name="P88"/>
      <text:h text:style-name="P138" text:outline-level="3">Rituální magie</text:h>
      <text:p text:style-name="P88">Na kouzlení nemusíš být vždy sám, je docela výhodné a někdy dokonce nezbytné, spojit své síly s dalšími mágy. K tomu, aby ti někdo další mohl pomoci, musí splnit alespoň jednu ze dvou podmínek: Buď musí znát sesílací dovednost kouzla, nebo dovednost Rituální magie.<text:line-break/><text:tab/>Společně se kouzlo sesílá stejně dlouho, jako bys ho sesílal sám. Pokud má kouzlo těžit z použití bodu Vůle, případně to vyžaduje, tak jej musí utratit všichni členové týmu, jinak jejich příspěvek nebude mít vliv.</text:p>
      <text:p text:style-name="P88"/>
      <text:h text:style-name="P129" text:outline-level="4"><text:soft-page-break/>Rituální zvýšení síly kouzla</text:h>
      <text:p text:style-name="P88">Ke zvýšení Síly kouzla přispívají jen ti členové týmu, kteří znají sesílací dovednost kouzla. Nemusí ale nutně sesílané kouzlo znát, stačí, když je zná vůdce. Síla kouzla daná schopnostmi vůdce rituálního týmu (tedy jako by kouzlo sesílal sám) se zvýší o +1 za každé její zdvojnásobení díky přičtení hodnocení sesílací dovednosti jednotlivých členů týmu.</text:p>
      <text:p text:style-name="P88"/>
      <text:p text:style-name="P19">Příklad:</text:p>
      <text:p text:style-name="P48">Tým pěti živelných mágů se chystá seslat Manipulaci s ohněm. Vůdce kouzlo zná (kdyby neznal, rituál by nemohl proběhnout) a má Ohnivou magii na 5. Členové mají Ohnivou magii na 4, 4, 2 a 1.<text:line-break/><text:tab/>Součet hodnocení sesílacích dovedností všech členů je 16, výsledná síla kouzla tedy bude 6, protože hodnocení sesílací vůdce (tedy 5) bylo zdvojnásobeno jen jednou (na 10, 20 už by se do součtu nevešlo). Příspěvek zbylých dvou členů může stále mít smysl pro zvýšení dosahu působení, pokud znají dovednost Rituální magie.</text:p>
      <text:p text:style-name="P88"/>
      <text:h text:style-name="P129" text:outline-level="4">Rituální zvýšení dosahu magického působení</text:h>
      <text:p text:style-name="P88">Dosah magického působení daný hodnocením sesílací dovednosti rituálního vůdce se zvyšuje o desetinásobek součtu hodnocení dovednosti Rituální magie všech členů týmu.<text:line-break/><text:tab/>Zvýšení dosahu se vztahuje i na udržování kouzla, udržovat ale musí všichni členové rituálního týmu. Pokud některý z nich udržovat přestane (například proto, že se vzdálí z dosahu), rituální dosah působení tím klesne o jeho příspěvek. Udržování končí, když přestane udržovat vůdce týmu, nebo když se cíl vzdálí z aktuálního dosahu působení.</text:p>
      <text:p text:style-name="P88"><text:soft-page-break/></text:p>
      <text:h text:style-name="P129" text:outline-level="4">Kouzla s aktivační silou</text:h>
      <text:p text:style-name="P88">Některá kouzla mají v hlavičce uvedeno Aktivační sílu, což je vždy vyšší číslo, než hodnocení dovednosti potřebné k naučení. K seslání takového kouzla je potřeba buď sám mít hodnocení sesílací dovednosti stejné nebo vyšší než Aktivační síla, nebo Aktivační síly dosáhnout díky rituálnímu zvýšení síly kouzla.<text:line-break/><text:tab/>Rituálně je možno sesílat všechna kouzla, i když Aktivační sílu uvedenu nemají.</text:p>
      <text:p text:style-name="P88"/>
      <text:h text:style-name="P147" text:outline-level="2">Shrnutí pravidel pro magii</text:h>
      <text:p text:style-name="P88"/>
      <text:p text:style-name="P88">TODO: Magická léčba, Alchymistické postupy</text:p>
      <text:p text:style-name="P88"/>
      <text:p text:style-name="P88">Magické principy</text:p>
      <text:list xml:id="list7056429413115175281" text:style-name="L8">
        <text:list-item>
          <text:p text:style-name="P181">Síla kouzla je rovna hodnocení sesílací dovednosti a může se snižovat nebo zvyšovat při použití modifikací, v místech se silnou nebo slabou magií, případně za přispění dalších mágů při rituálním seslání.</text:p>
        </text:list-item>
        <text:list-item>
          <text:p text:style-name="P181">Jaký má kouzlo účinek, závisí na jeho Síle, tedy na hodnocení dovednosti použité k jeho seslání. Jak efekt kouzla vypadá, závisí na tvém uměleckém nadání a zručnosti a určuje to buď nějaká umělecká či řemeslná dovednost (Malba, Sochařství, Zpěv, Řezbářství atd.), nebo speciální umělecká dovednost Tvarování kouzel.</text:p>
        </text:list-item>
        <text:list-item>
          <text:p text:style-name="P181"><text:soft-page-break/>Kouzla jsou jen nástroj, nenahrazují dovednosti. K postavení domu kouzlem je stále potřeba dovednost Stavitelství.</text:p>
        </text:list-item>
        <text:list-item>
          <text:p text:style-name="P181">Působit kouzly je možné pouze do vzdálenosti (10 * Síla kouzla) metrů.<text:span text:style-name="T1"> V případě rituálního seslání se sčítají dosahy všech členů týmu.</text:span></text:p>
        </text:list-item>
        <text:list-item>
          <text:p text:style-name="P181">V základní podobě kouzla umožňují ovlivnit jen jeden cíl v dosahu. Působit na více cílů umožňují příslušné modifikace.</text:p>
        </text:list-item>
        <text:list-item>
          <text:p text:style-name="P181"><text:span text:style-name="T165">D</text:span>etekční smysl poskytnutý kouzl<text:span text:style-name="T165">em</text:span> umožňuje detekci v celém dosahu magického působení sesilatele detekčního kouzla. Detekci kouzlo poskytuje všem, na než bylo sesláno.</text:p>
        </text:list-item>
        <text:list-item>
          <text:p text:style-name="P181">Pokud je kouzlem zprostředkován nějaký přirozený smysl, tak je to stejné, jako by cíl kouzla z daného místa vnímal svým vlastním smyslem, dosah není nijak omezen.</text:p>
        </text:list-item>
        <text:list-item>
          <text:p text:style-name="P181">Působit můžeš jen na to, co vnímáš. Pokud je tvé vnímání cíle ztíženo okolnostmi, projeví se to postihem k hodu na seslání.</text:p>
        </text:list-item>
        <text:list-item>
          <text:p text:style-name="P181">Pokud má magie působit déle než krátký okamžik, je třeba ji udržovat. Současně můžeš udržovat jen tolik kouzel, magických schopností, aktivovaných magických předmětů, či povolaných magických bytostí, kolik je tvé hodnocení <text:span text:style-name="T26">Udržování magie</text:span><text:span text:style-name="T35">. /* </text:span><text:span text:style-name="T36">TODO: Což je hodnocení tvé sesílací dovednosti.</text:span><text:span text:style-name="T35"> */</text:span></text:p>
        </text:list-item>
        <text:list-item>
          <text:p text:style-name="P181">Ukončit udržování můžeš kdykoliv pouhou myšlenkou. Udržování také končí, když usneš nebo upadneš do bezvědomí, nebo když se cíl vzdálí z tvého dosahu magického působení daným kouzlem či schopností.</text:p>
        </text:list-item>
        <text:list-item>
          <text:p text:style-name="P181"><text:soft-page-break/>Efekt nebo tvar působení kouzla je možné v průběhu udržování libovolně měnit, vyžaduje to však <text:span text:style-name="T29">s</text:span><text:span text:style-name="T26">oustředění</text:span><text:span text:style-name="T35"> </text:span><text:span text:style-name="T38">(jde tedy o komplexní akci /* </text:span><text:span text:style-name="T39">A možná se při tom nedá bránit aktivně</text:span><text:span text:style-name="T38"> */)</text:span>. V jednom kole je možné zaklínáním ovládat vždy jen jedno kouzlo nebo schopnost.</text:p>
        </text:list-item>
        <text:list-item>
          <text:p text:style-name="P181">Když na jednom místě působí dvě protikladná kouzla, zůstane tam jen to silnější a jeho Síla se sníží o Sílu slabšího. Slabší kouzlo tím není zrušeno, jeho účinek je pouze dočasně potlačen.</text:p>
        </text:list-item>
      </text:list>
      <text:p text:style-name="P7"/>
      <text:p text:style-name="P88">Sesílání kouzel</text:p>
      <text:list xml:id="list7941275893703064341" text:style-name="L9">
        <text:list-item>
          <text:p text:style-name="P182">K seslání kouzla se používá vždy ta dovednost, která je potřeba k jeho naučení.</text:p>
          <text:list>
            <text:list-item>
              <text:p text:style-name="P182">Pokud se účinkům kouzla nikdo nebrání, nebo kouzlo ze své podstaty obranu neumožňuje, tak je obtížnost seslání rovna 0 + 1k6.</text:p>
            </text:list-item>
            <text:list-item>
              <text:p text:style-name="P182">V opačném případě se cíl brání některou z obranných dovedností uvedených v popisu kouzla.</text:p>
            </text:list-item>
          </text:list>
        </text:list-item>
        <text:list-item>
          <text:p text:style-name="P182">K hodu na seslání se počítají stejné modifikátory, jako by šlo o střelbu a navíc postih zbroje.</text:p>
        </text:list-item>
        <text:list-item>
          <text:p text:style-name="P182">Za cenu jednoho bodu Vůle je možné získat bonus +3 k hodu na seslání. Bonus získáš i tehdy, když kouzlo použití bodu Vůle vyžaduje.<text:line-break/><text:tab/><text:span text:style-name="T151">V boji se toto posílené seslání považuje za fintu. V jednom kole se můžeš libovolným způsobem vyčerpat jen jednou, pokud tedy spotřebuješ bod Vůle, nemůžeš v tom samém kole použít fintu za fyzické vyčerpání.</text:span></text:p>
        </text:list-item>
        <text:list-item>
          <text:p text:style-name="P182"><text:soft-page-break/>Při seslání kouzla je možné použít libovolný počet modifikací, pokud to dává smysl a výsledná Síla kouzla neklesne na nulu nebo níže.</text:p>
        </text:list-item>
      </text:list>
      <text:p text:style-name="P88">/*</text:p>
      <text:p text:style-name="P20">TODO: Tohle možná nechat do kapitoly Boj... <text:span text:style-name="T152">A nebo dát to shrnutí až za ni, ať je to všechno na jednom místě.</text:span></text:p>
      <text:list xml:id="list180513289159893" text:continue-numbering="true" text:style-name="L9">
        <text:list-item>
          <text:p text:style-name="P182">Zranění kouzly s možností aktivní obrany se vyhodnocuje stejně, jako by šlo o útok na dálku. Bonus ke zranění a vliv zbroje je vždy uveden v popisu kouzla.</text:p>
        </text:list-item>
        <text:list-item>
          <text:p text:style-name="P182">Zranění kouzly bez možnosti aktivní obrany a udržovanými kouzly nezávisí na výsledku Hodu na seslání ani hodu na obranu. Určí se stejně, jako by cíl byl vystaven odpovídajícímu přirozenému efektu.</text:p>
        </text:list-item>
        <text:list-item>
          <text:p text:style-name="P182">Zraňující kouzla ovládaná soustředěním se v každém kole vyhodnocují stejně, jako by kouzlo bylo zrovna sesláno. Bonus za použití bodu Vůle se vztahuje vždy pouze na jedno vyhodnocení účinku.</text:p>
        </text:list-item>
        <text:list-item>
          <text:p text:style-name="P183">Očarované zbraně zraňují jen při zásahu mimo zbroj, nebo když projdou zbraní. Zranění se určí stejně jako u udržovaných kouzel, neodečítá se však od něj zbroj.</text:p>
        </text:list-item>
      </text:list>
      <text:p text:style-name="P91">*/</text:p>
      <text:p text:style-name="P88"/>
      <text:p text:style-name="P19">Rituální magie</text:p>
      <text:list xml:id="list5517933028097974731" text:style-name="L10">
        <text:list-item>
          <text:p text:style-name="P184"><text:soft-page-break/>Ke zvýšení Síly rituálně seslaného kouzla přispívají jen ti, kdo znají sesílací dovednost kouzla, nemusí ale sesílané kouzlo znát. Výsledná Síla kouzla je hodnocením sesílací dovednosti vůdce rituálního týmu (ten musí kouzlo znát) a zvyšuje se o +1 za každé zdvojnásobení této hodnoty díky součtu hodnocení sesílací dovednosti členů týmu.</text:p>
        </text:list-item>
        <text:list-item>
          <text:p text:style-name="P184">Ke zvýšení dosahu přispívají všichni s dovedností Rituální magie. Dosah působení se určí jako desetinásobek součtu Síly kouzla (upravené o rituální bonus) a hodnocení Rituální magie všech ostatních členů.</text:p>
        </text:list-item>
        <text:list-item>
          <text:p text:style-name="P184">Rituální kouzla je možné seslat pouze v případě, že výsledná Síla kouzla dosáhne nebo přesáhne Aktivační sílu uvedenou v popisu kouzla. Rituálně je možno sesílat všechna kouzla, i když Aktivační sílu uvedenu nemají.</text:p>
        </text:list-item>
      </text:list>
      <text:h text:style-name="P153" text:outline-level="1">TODO</text:h>
      <text:p text:style-name="P68"/>
      <text:p text:style-name="P68">/* Dopňujícími pravidly každopádně příručka v žádném případě začínat nesmí. Na úvod rozhodně musí být motivační texty. */</text:p>
      <text:p text:style-name="P68"/>
      <text:h text:style-name="P148" text:outline-level="2"><text:span text:style-name="T65">Změna p</text:span>ravid<text:span text:style-name="T65">el</text:span> pro léčbu</text:h>
      <text:p text:style-name="P71">/*</text:p>
      <text:p text:style-name="P72">Jinak.</text:p>
      <text:p text:style-name="P72">Ideální by asi bylo ve Hře bez přípravy to trochu omezit:</text:p>
      <text:p text:style-name="P72">– přes noc 3 body kondice + hodnocení Léčitelství (Léčení) ošetřující postavy.</text:p>
      <text:p text:style-name="P72"><text:soft-page-break/>A tady přidat pravidla pro závažná zranění</text:p>
      <text:p text:style-name="P72">– s tím, že závažné zranění je i každé zranění obdržené poté, co mám 0 nebo méně kondice.</text:p>
      <text:p text:style-name="P73">Otázka ale je, co pak budou magické metody léčby dělat:</text:p>
      <text:p text:style-name="P73">– somatická regenerace asi jako do teď, tj. po každém spánku vyléčí nějaké body kondice navíc.</text:p>
      <text:p text:style-name="P73">– <text:span text:style-name="T106">léčivé lektvary to samé</text:span></text:p>
      <text:p text:style-name="P74">– hojivý rituál by měl efekt, jako by měl cíl somatickou regeneraci (tj. nesčítalo by se to). <text:span text:style-name="T107">Nebo možná klidně jako teď, tj. že tím půjde jednorázově healnout hned (tedy po netriviální době sesílání).</text:span></text:p>
      <text:p text:style-name="P71">*/</text:p>
      <text:p text:style-name="P18"><text:span text:style-name="T26">Hra bez přípravy</text:span> počítá s tím, že v herním světě není možné zranění léčit magicky. <text:span text:style-name="T66">Tím, že do vašeho světa magii přidáte, potřeba zrychlené přirozené léčby odpadá.</text:span></text:p>
      <text:p text:style-name="P68">-- protože s pravidly pro zrychlenou léčbu ze Hry bez přípravy by magická léčba nedávala smysl</text:p>
      <text:p text:style-name="P33">-- určitě pomalá verze léčby</text:p>
      <text:p text:style-name="P33">-- možná zmínit i závažná zranění, některá kouzla s ním budou pracovat. Nebo je holt dát do druhé, víc crunchy příručky pro magii (nebo i ta crunchy kouzla dát do rozšiřujících pravidel) </text:p>
      <text:p text:style-name="P68"/>
      <text:p text:style-name="P34">/* Tohle by asi v zásadě mělo stačit na to, abych na tom mohl postavit léčivá kouzla. A asi to půjde dost výrazně zestručnit (s tím, že nemagické metody léčby a první pomoci jsou podrobně rozepsány v Rozšiřujících pravidlech */</text:p>
      <text:p text:style-name="P68"/>
      <text:p text:style-name="P25"><text:bookmark-start text:name="__RefHeading__6269_680152062"/><text:soft-page-break/>Pošramocení a závažná zranění<text:bookmark-end text:name="__RefHeading__6269_680152062"/></text:p>
      <text:p text:style-name="P17">Nepříliš závažná zranění se projeví pouze ztrátou kondice. Může jít o potlučení, škrábance, povrchová či lehká zranění, nebo třeba následek toho, že ses topil. Těmto zraněním souhrnně říkáme pošramocení a obvykle se z nich vyléčíš zcela samovolně a netrvá to déle než několik dní.<text:line-break/><text:tab/>Kromě toho ale můžeš utrpět závažná zranění, například zlomeniny, hluboké sečné či bodné rány, nebo třeba vnitřní zranění. Taková zranění se léčí podstatně déle a obtížněji a proto je zaznamenáváme zvlášť.</text:p>
      <text:p text:style-name="P17"><text:line-break/>Pokud jedním útokem utrpíš zranění menší nebo rovné polovině tvé maximální kondice (pro člověka tedy za 1-6), jedná se o pošramocení. Větší rána způsobí závažné zranění. Jak závažná zranění tak pošramocení snižují tvou aktuální kondici, každé závažné zranění si ale navíc zapiš, n<text:span text:style-name="T68">apříklad:</text:span></text:p>
      <text:p text:style-name="P17"/>
      <text:list xml:id="list992671858933994063" text:style-name="L11">
        <text:list-item>
          <text:p text:style-name="P185">Popálenina na zádech (7), sečná rána na levém předloktí (7), šíp vězící hluboko v levém rameni (8), hluboká bodná rána na hrudi (10).</text:p>
        </text:list-item>
      </text:list>
      <text:p text:style-name="P17"/>
      <text:p text:style-name="P26">Závažná zranění (s výjimkou těch způsobených při Zásahu konkrétní části těla, viz Rozšířená pravidla pro boj) nedávají žádné postihy navíc, měl bys je ale při hře zohledňovat: Pokud ti například v levém rameni vězí šíp, nejspíš se budeš snažit pokud možno nepoužívat levou ruku.</text:p>
      <text:p text:style-name="P17"/>
      <text:p text:style-name="P25">Léčení pošramocení</text:p>
      <text:p text:style-name="P17"><text:soft-page-break/>Rozšiřující pravidlo</text:p>
      <text:p text:style-name="P26">Pokud se nejedená o závažné zranění, tak se ztracená kondice léčí poměrně rychle. Každý den strávený odpočinkem si vyléčíš jeden bod pošramocení. Pokud neodpočíváš, pošramocení se léčí dvakrát tak dlouho (tedy jeden bod za dva dny). Vyléčený bod pošramocení se připisuje vždy na konci vydatného spánku.<text:line-break/><text:tab/>Dovednost Léčitelství nemá na rychlost léčení pošramocení vliv, neošetřená zranění se však mohou zanítit (viz kapitola Zanícení zranění).</text:p>
      <text:p text:style-name="P17"/>
      <text:p text:style-name="P25">Léčení závažných zranění</text:p>
      <text:p text:style-name="P17">Rozšiřující pravidlo</text:p>
      <text:p text:style-name="P17"><text:span text:style-name="T68">1 bod závažného zranění se vyléčí za (10 – Léčitelství (Léčení)) dní (minimálně 1 den). Léčitel se o tebe po celou tuto dobu musí průběžně starat. Pokud se léčíš sám, tak si k hodnocení Léčení započítáš postihy za své zranění a vyléčení jednoho bodu závažného zranění ti tedy může trvat i déle než 10 dní.<text:line-break/><text:tab/>K účinnému léčení závažných zranění jsou zapotřebí náležitá léčiva (odvary z bylin, masti, čaje, atp.). Druh použitého léčiva navíc musí odpovídat typu závažného zranění. Pokud léčitel nemá potřebná léčiva k dispozici, započítá si postih -1.<text:line-break/><text:tab/></text:span><text:span text:style-name="T69">Všechna závažná zranění se léčí současně (a také souběžně s pošramocením). S tím, jak klesá hodnocení závažných zranění, se průběžně snižuje ztráta kondice, a tudíž i případné postihy za zranění.</text:span></text:p>
      <text:p text:style-name="P68"/>
      <text:p text:style-name="P35">TODO: <text:span text:style-name="T71">Shrnutí možností magické léčby</text:span></text:p>
      <text:p text:style-name="P68"/>
      <text:h text:style-name="P140" text:outline-level="3"><text:soft-page-break/>Rozšíření pravidla pro vyčerpání v bojovém kole</text:h>
      <text:p text:style-name="P68">V jednom kole se může libovolným způsobem vyčerpat jen jednou.</text:p>
      <text:p text:style-name="P68"/>
      <text:h text:style-name="P148" text:outline-level="2">Doplnění pravidel pro boj</text:h>
      <text:p text:style-name="P68">/* Možná by to šlo dát rovnou do Hry bez přípravy */</text:p>
      <text:h text:style-name="P140" text:outline-level="3">Speciální akce</text:h>
      <text:p text:style-name="P68">-- Potřebuju minimálně srážení, odzbrojení, zatlačování protivníka a bránění v pohybu</text:p>
      <text:p text:style-name="P68">/* <text:span text:style-name="T103">Nejlepší asi bude dát je rovnou do Hry bez přípravy.</text:span> */</text:p>
      <text:p text:style-name="P67"/>
      <text:p text:style-name="P10"/>
      <text:h text:style-name="P154" text:outline-level="1"><text:bookmark-start text:name="__RefHeading__6277_680152062"/>Boj<text:bookmark-end text:name="__RefHeading__6277_680152062"/></text:h>
      <text:p text:style-name="P47">TODO: Představení magických principů asi dát před kapitolu o kouzlení v boji. Už kvůli pojmům jako udržování, soustředění, tvarování kouzel a tak.</text:p>
      <text:h text:style-name="P141" text:outline-level="3">Komplexní akce</text:h>
      <text:p text:style-name="P77">Seslání kouzla je komplexní akce.</text:p>
      <text:h text:style-name="Heading_20_3" text:outline-level="3">Hod na seslání</text:h>
      <text:p text:style-name="P80">Sesílací dovednost + 1k6</text:p>
      <text:p text:style-name="P78"><text:soft-page-break/>+3 k Hodu na seslání za bod Vůle</text:p>
      <text:p text:style-name="P78">– <text:span text:style-name="T132">IMPORTANT: je to finta, takže to vyžaduje popis!</text:span></text:p>
      <text:h text:style-name="Heading_20_3" text:outline-level="3">Útok kouzlem</text:h>
      <text:p text:style-name="Text_20_body">– <text:span text:style-name="T122">Hod na seslání je tvým hodem na útok, když kouzlem útočíš, případně na obranu, když se kouzlem bráníš. Zranění závisí na použitém kouzle a je vždy uvedeno v jeho popisu </text:span><text:span text:style-name="T2">/* Nebo to možná udělám obecně a do popisů to dávat nebudu? </text:span><text:span text:style-name="T3">Respektive by tam byly jen kategorie – např.: </text:span><text:span text:style-name="T8">zranění ohněm</text:span><text:span text:style-name="T2">*/</text:span><text:span text:style-name="T122">.</text:span></text:p>
      <text:p text:style-name="Text_20_body">– <text:span text:style-name="T121">Kouzla umožňující a neumožňující aktivní obranu</text:span></text:p>
      <text:p text:style-name="P78">IDEA: Proti kouzlům neumožňující aktivní obranu by se pořád mohlo bránit alespoň pasivně. <text:span text:style-name="T123">(I tak by asi bylo Vzplanutí dost silné – Mentální útok celkem kouše i bez bonusu ke zranění a Vzplanutí by ještě navíc šlo vždycky do passivu? I když vlastně od Vzplanutí se odečítá Pokrytí zbroje, od Mentálního útoku ne. Takže by to mohlo být celkem ok). </text:span><text:span text:style-name="T28">Nahození ongoingu by mohlo mít postih -2 k hodu na seslání.</text:span></text:p>
      <text:p text:style-name="P79"><text:span text:style-name="T28">S</text:span><text:span text:style-name="T26">esumarizováno:</text:span></text:p>
      <text:p text:style-name="P37">Vzplanutí má postih -2 k hodu na seslání (protože je to ongoing effect), dá se mu bránit jen pasivně. Zranění se vyhodnocuje normálně, bonus ke zranění je +0. Každé kolo hoření cíl čelí elementu se silou rovnou síle kouzla.</text:p>
      <text:p text:style-name="P78">– <text:span text:style-name="T123">nebo tomu možná říkat spíš udržovaný přetrvávající efekt. </text:span><text:span text:style-name="T124">IDEA: Leda by ongoing effect musel být zaplacený vůlí bez bonusu k hodu na seslání (to by zas šlo proti obecnému pravidlu, ale dejme tomu).</text:span></text:p>
      <text:p text:style-name="P12">/* Na zapalování jinými ohnivými kouzly než Vzplanutím se nejspíš vyprdnout. Nebo to dát jako bonus při velkém Přesahu. Ale i to je nejspíš zbytečný. */</text:p>
      <text:h text:style-name="Heading_20_3" text:outline-level="3"><text:soft-page-break/>Obrana kouzlem nebo protikouzlem</text:h>
      <text:h text:style-name="Heading_20_3" text:outline-level="3">Obrana při kouzlení</text:h>
      <text:p text:style-name="P40">V průběhu sesílání kouzla, tedy ve všech kolech sesílání s výjimkou posledního, se můžeš bránit pouze pasivně. Do OČ si počítáš Boj zblízka (Uhýbání) a postih -2 za pasivní obranu a nemůžeš používat obranné finty.<text:line-break/><text:tab/>Protikouzla a obranná kouzla se sesílají v rámci aktivní obranné akce, není je tedy možné použít v průběhu sesílání jiného kouzla s výjimkou posledního kola sesílání.<text:line-break/><text:tab/>Pokud seslání kouzla zabere jen jedno kolo, tak je toto kolo zároveň posledním kolem sesílání, takže se v něm můžeš bránit aktivně, nebo použít obranné kouzlo či protikouzlo.</text:p>
      <text:h text:style-name="Heading_20_3" text:outline-level="3">Speciální akce s kouzly</text:h>
      <text:p text:style-name="P77">– Kouzla mohou odzbrojovat, srážet k zemi, zatlačovat protivníka, atd. Vyhodnocujuje se to stejně, jako by se nejednalo o kouzlo.</text:p>
      <text:h text:style-name="P160" text:outline-level="5">Pasivní obrana</text:h>
      <text:p text:style-name="P80">Útok kouzlem je útok jako každý jiný a obránce si tedy musí vybrat, jestli se proti němu bude bránit aktivně, nebo pasivně s postihem -2.</text:p>
      <text:h text:style-name="P125" text:outline-level="4">Kvalita a pokrytí zbroje</text:h>
      <text:p text:style-name="P81">Počítá se různě podle toho, o jaké kouzlo se jedná.</text:p>
      <text:p text:style-name="P81">TODO: Kategorie</text:p>
      <text:p text:style-name="P54">Zranění ohněm</text:p>
      <text:p text:style-name="P56">Zranění žíravinou</text:p>
      <text:p text:style-name="P55"><text:soft-page-break/>Zranění energetickým výbojem</text:p>
      <text:p text:style-name="P54">Fyzické zranění</text:p>
      <text:p text:style-name="P81">– magické vržení kamenů, úlomků ledu a podobně, škrcení šlahouny popínavých rostlin, <text:span text:style-name="T125">dušení nedostatkem vzduchu /* To nemá bonus ke zranění, takže asi oddělit? Respektive má, je to jako útok beze zbraně, takže zranění 0 */</text:span></text:p>
      <text:p text:style-name="P54">Mentální útok</text:p>
      <text:p text:style-name="P56">Magicky stvořený jed, <text:span text:style-name="T128">magicky stvořená hořlavina, žíravina, atp.</text:span></text:p>
      <text:p text:style-name="P38">– <text:span text:style-name="T128">alchymistická schopnost (transmutace hmoty).</text:span></text:p>
      <text:p text:style-name="P38">– jako obyčejný jed.</text:p>
      <text:p text:style-name="P38">– je ho ještě potřeba nějak dopravit do těla oběti. Navíc je ho potřeba udržovat. Nejlepší asi bude to v téhle příručce neřešit.</text:p>
      <text:h text:style-name="Heading_20_4" text:outline-level="4">Popisy účinků bojových kouzel</text:h>
      <text:p text:style-name="P85"><text:span text:style-name="T137">Při popisu kouzla ber</text:span> v úvahu, jak dopadlo vyhodnocení <text:span text:style-name="T137">účinku</text:span>. Pokud cíl vyvázl s lehkým zraněním, <text:span text:style-name="T133">tak</text:span> nemůžeš popsat, jak jsi ho zasáhl <text:span text:style-name="T134">půltunovým</text:span> <text:span text:style-name="T134">kusem skály</text:span>.<text:line-break/><text:tab/><text:span text:style-name="T135">Můžeš vycházet z toho, že kouzla jsou podobně účinná jako zbraně. Kameny vržené tvým kouzlem mohou tedy například být jen zhruba tak velké, aby výsledek odpovídal zásahu kladivem nebo podobnou zbraní. Případně mohou být větší, ale pomalu se valit.</text:span></text:p>
      <text:p text:style-name="P85">/*</text:p>
      <text:p text:style-name="P86">TODO: Tohle platí jen v případě, že kouzlo dělá „jen zranění“. Druhá možnost je vytvoření nebezpečné herní situace.</text:p>
      <text:p text:style-name="P86">Postrčit někoho silným závanem vichru o pár metrů je neškodné na volné pláni, ale smrtící, když cíl stojí na okraji propasti.</text:p>
      <text:p text:style-name="P86"><text:soft-page-break/>TODO: <text:span text:style-name="T136">Není ale úplně dobrý nápad, aby tohle dělal Vypravěč hráčům.</text:span></text:p>
      <text:p text:style-name="P85">*/</text:p>
      <text:h text:style-name="P149" text:outline-level="2">Bojové finty</text:h>
      <text:p text:style-name="P82">Fungují i s kouzly.</text:p>
      <text:p text:style-name="P10">Místo obyčejného <text:span text:style-name="T126">seslání kouzla</text:span> můžeš:</text:p>
      <text:list xml:id="list651583392862263698" text:style-name="L12">
        <text:list-item>
          <text:p text:style-name="P186">Jedno kolo připravovat fintu (<text:span text:style-name="T127">kouzlíš, ale nevyhodnocuješ útok</text:span>) a další kolo získat bonus +2 k útoku proti jednomu cíli nebo +1 proti všem.</text:p>
        </text:list-item>
        <text:list-item>
          <text:p text:style-name="P186">Za 1 bod V<text:span text:style-name="T127">ůle</text:span> získat získat bonus +<text:span text:style-name="T127">3</text:span> <text:span text:style-name="T127">k hodu na seslání</text:span>, a to při útoku i obraně, včetně obrany kouzlem proti více útokům v daném kole. Nevztahuje se na magické schopnosti, pokud to není výslovně uvedeno v jejich popisu.</text:p>
        </text:list-item>
      </text:list>
      <text:p text:style-name="P53">Platí, že v jednom kole se můžeš vyčerpat nebo unavit jen jednou. V kole, kdy posílíš kouzlo za bod Vůle, tedy nemůžeš použít bojovou fintu za bod Výdrže a naopak.</text:p>
      <text:p text:style-name="P29">/*</text:p>
      <text:p text:style-name="P30">Příprava finty, i když je to kouzlení, není součástí sesílání následného kouzla. Je při ní tudíž možné použít protikouzlo nebo obranné kouzlo.</text:p>
      <text:p text:style-name="P31">¨</text:p>
      <text:p text:style-name="P31">– ono je teda otázka, jestli tohle pravidlo vůbec potřebuju, kouzel s dobou sesílání nad 1 kolo moc není a když, tak to je 10 minut, nebo něco podobného.</text:p>
      <text:p text:style-name="P29">*/</text:p>
      <text:h text:style-name="P131" text:outline-level="4"><text:soft-page-break/>Příklady přípravy zaklínacích fint</text:h>
      <text:p text:style-name="P83">Přitlačím ho plameny ke zdi, následně ho sejmu ohnivou koulí.</text:p>
      <text:h text:style-name="P125" text:outline-level="4">Opakování stejných bojových fint</text:h>
      <text:p text:style-name="P75">Tohle pravidlo platí i pro kouzlení. Na stejný trik protivník dvakrát v jednom boji neskočí.</text:p>
      <text:h text:style-name="P149" text:outline-level="2"><text:bookmark-start text:name="__RefHeading__6341_680152062"/>Nebezpečné substance<text:bookmark-end text:name="__RefHeading__6341_680152062"/></text:h>
      <text:h text:style-name="P135" text:outline-level="3">Jedy</text:h>
      <text:p text:style-name="P87">Jak s tím souvisí magie:</text:p>
      <text:p text:style-name="P87">– posilování jedů</text:p>
      <text:p text:style-name="P87">– odolnost proti jedům</text:p>
      <text:p text:style-name="P87">– kouzlem stvořený jed</text:p>
      <text:h text:style-name="P135" text:outline-level="3">Výbušniny</text:h>
      <text:p text:style-name="P46">– Alchymista bude mít tvarování výbuchu. K tomu by to ale asi chtělo nějakou tu výbušninu, hmm.</text:p>
      <text:h text:style-name="P150" text:outline-level="2"><text:bookmark-start text:name="__RefHeading__6333_680152062"/>Nástrahy a pasti<text:bookmark-end text:name="__RefHeading__6333_680152062"/></text:h>
      <text:p text:style-name="P44">Magické pasti</text:p>
      <text:p text:style-name="P45">TODO</text:p>
      <text:p text:style-name="P42">– <text:span text:style-name="T129">ideálně stejný mechanismus jako standardní pasti. Jen se prostě nedají najít a odstranit nemagickou cestou, používá se místo toho magická dovednost.</text:span></text:p>
      <text:p text:style-name="P43"><text:soft-page-break/>– <text:span text:style-name="T130">hmm, jenže co udržování kouzel a tak? Past těžko někdo bude udržovat. Takže asi leda ji nabít na jedno spuštění (seslání kouzla)... Ale asi jo, prostě to trvalo dlouho a někdo to místo dost brutálně přesculptoval.</text:span></text:p>
      <text:p text:style-name="P84"><text:span text:style-name="T67">– </text:span><text:span text:style-name="T70">Jenže tohle celé je bez astrálu naprd. Ideálně by magická past měla bejt v astrálu vidět asi jako fyzická past ve fyzickém světě.</text:span><text:span text:style-name="T67"><text:line-break/></text:span>Magie</text:p>
      <text:h text:style-name="P155" text:outline-level="1">M<text:span text:style-name="T197">agické praktiky</text:span></text:h>
      <text:p text:style-name="P118">V následujících příkladech nenajdeš úplně vše, co bylo v úvodním představení magických oborů. <text:span text:style-name="T192">Důvodem k tomu je, že cílem této příručky je představit přiměřeně jednoduchý, ale přitom funkční základ magie. Nic vám samozřejmě nebrání do své hry zapojit cokoliv dalšího, co tam budete chtít mít. Případně můžete nahlédnout do příruček </text:span><text:span text:style-name="T31">Grimoár</text:span><text:span text:style-name="T192"> a </text:span><text:span text:style-name="T31">Vyšší mystéria</text:span><text:span text:style-name="T192"> a inspirovat se tam.</text:span></text:p>
      <text:p text:style-name="P119">TODO: Společné schopnosti:</text:p>
      <text:p text:style-name="P119">Protikouzlo (1), Odčarování (2), Magická stráž (3)</text:p>
      <text:h text:style-name="P142" text:outline-level="3">Meditační rituál<text:span text:style-name="T150">y</text:span></text:h>
      <text:p text:style-name="P90"><text:span text:style-name="T46">U jednotlivých rituálů</text:span><text:span text:style-name="T45"> najdeš</text:span><text:span text:style-name="T46"> </text:span><text:span text:style-name="T49">příklady postupu</text:span><text:span text:style-name="T40">. </text:span><text:span text:style-name="T49">N</text:span><text:span text:style-name="T40">emusíš </text:span><text:span text:style-name="T49">se je samozřejmě</text:span><text:span text:style-name="T40"> učit </text:span><text:span text:style-name="T50">nazpaměť</text:span><text:span text:style-name="T40">. J</text:span><text:span text:style-name="T48">sou</text:span><text:span text:style-name="T40"> zde uveden</text:span><text:span text:style-name="T48">y</text:span><text:span text:style-name="T40">, abys získal představu, jak asi magické praktiky </text:span><text:span text:style-name="T48">každé</text:span><text:span text:style-name="T40"> </text:span><text:span text:style-name="T45">tradice</text:span><text:span text:style-name="T40"> vypadají.<text:line-break/><text:tab/>Nehledě na to, jak přesně meditace probíhá, trvá vždy zhruba 5 minut a po tuto dobu jsi ve stavu srovnatelném s hlubokým spánkem; máš tedy zavřené oči a probere tě pouze silný fyzický kontakt, například zacloumání ramenem, zásah zbraní, nebo opravdu silný zvuk, třeba </text:span><text:span text:style-name="T45">hlasité</text:span><text:span text:style-name="T40"> „Vstávej!“ z bezprostřední blízkosti. Pokud je meditace předčasně přerušena, nemá žádný </text:span><text:span text:style-name="T45">účinek</text:span><text:span text:style-name="T40">.</text:span></text:p>
      <text:p text:style-name="P124"><text:soft-page-break/>Herní efekt:</text:p>
      <text:p text:style-name="P90">Meditace ti <text:span text:style-name="T110">doplní</text:span> všechny spotřebované body Vůle, neo<text:span text:style-name="T110">dstraňuje</text:span> ale únavu z nevyspání. Není možné začít meditovat, pokud udržuješ jakoukoliv magii (viz <text:span text:style-name="T26">Udržování magie</text:span> v kapitole <text:span text:style-name="T26">Magie</text:span>).<text:line-break/><text:tab/><text:span text:style-name="T111">U</text:span><text:span text:style-name="T42">možňuje </text:span><text:span text:style-name="T44">také</text:span><text:span text:style-name="T42"> obnovit síly při intenzivním studiu, psaní dlouhých textů a podobných psychicky vyčerpávajících činnostech. </text:span><text:span text:style-name="T43">Je</text:span><text:span text:style-name="T47">jí</text:span><text:span text:style-name="T43"> časté používání je hlavním důvodem, proč se osoby s magickým talentem dokáží učit výrazně rychleji než obyčejní lidé.</text:span></text:p>
      <text:p text:style-name="P49">TODO: Léčivou magii dát někam do obecných pravidel</text:p>
      <text:p text:style-name="P49">– Hojivý rituál</text:p>
      <text:h text:style-name="Heading_20_3" text:outline-level="3">Psychická magie</text:h>
      <text:p text:style-name="P109">TODO: Začít vždycky tím, jak se kouzlí. Plus případná omezení (gestikulace, zaříkávání).</text:p>
      <text:h text:style-name="P132" text:outline-level="4">Psychická meditace</text:h>
      <text:p text:style-name="P24">Zavři oči a uklidni svou mysl. Poté se zaměř na jednu ze svých myšlenek, ale opatrně, nesnaž se ji změnit. Nech ji volně plynout a pozoruj, kam tě zanese. Snaž se vnímat energii, jíž tato myšlenka probouzí a přetváří: Jaké pohyby ve tvém těle vyvolává? Jaké pocity probouzí ve tvé mysli? Vyvolává v tobě teplo nebo chlad? Způsobuje bolest?<text:line-break/><text:tab/>Pomalu přesuň svou pozornost na další myšlenku a pozoruj, jak rezonuje s tou předchozí. Postupně zkoumej jednotlivé proudy a vibrace své psychické energie, až nakonec obsáhneš úplný obraz: celé tvé tělo a mysl.<text:line-break/><text:tab/>Nyní je tvá vůle nanejvýš ostrá a připravená a stejně tak snadno jako se manifestuje v podobě tvého já, se může projevit i ve tvém okolí.</text:p>
      <text:p text:style-name="P102"><text:soft-page-break/>IDEA: Mentální praktiky asi vyhodit, možná tam nechat jen mentální útok. Na jednotlivých stupních by tedy bylo postupné zvyšování možností telepatie.</text:p>
      <text:p text:style-name="P103">Pozn: útočná kouzla sice nejdou proti vysoké obtížnosti, ale to ničemu nevadí – musí se za ně zaplatit bod vůle a není za to bonus k hodu na seslání.</text:p>
      <text:p text:style-name="P102">TODO: Telekineze a pyrokineze</text:p>
      <text:list xml:id="list4764674163652548128" text:style-name="L13">
        <text:list-item>
          <text:p text:style-name="P225">Empatie</text:p>
          <text:p text:style-name="P162"><text:span text:style-name="T24">Dokážeš vycítit</text:span><text:span text:style-name="T20"> základních emoc</text:span><text:span text:style-name="T24">e cíle, případně je v někom vzbudit</text:span><text:span text:style-name="T20"> </text:span><text:span text:style-name="T25">Mezi základní emoce patří: </text:span><text:span text:style-name="T17">strach, hněv, radost, smutek, důvěra, nedůvěra, znechucení, očekávání, překvapení</text:span></text:p>
          <text:p text:style-name="P224">Léčba projekcí pozitivní energie</text:p>
          <text:p text:style-name="P161"><text:span text:style-name="T4">viz </text:span><text:span text:style-name="T9">Magická léčba</text:span></text:p>
          <text:p text:style-name="P226">Mentální útok</text:p>
          <text:p text:style-name="P161"><text:span text:style-name="T11">viz </text:span><text:span text:style-name="T10">Zranění kouzly</text:span></text:p>
          <text:p text:style-name="P227">Léčba mentálního zranění</text:p>
          <text:p text:style-name="P161"><text:span text:style-name="T4">viz </text:span><text:span text:style-name="T9">Magická léčba</text:span></text:p>
        </text:list-item>
        <text:list-item>
          <text:p text:style-name="P228">Vnímání a projekce citů</text:p>
          <text:p text:style-name="P163"><text:span text:style-name="T25">Mezi city patří: </text:span><text:span text:style-name="T14">láska, přátelství, nenávist, nepřátelství, závist, žárlivost, pohrdání, opovržení, odpor, štítivost</text:span></text:p>
        </text:list-item>
        <text:list-item>
          <text:p text:style-name="P224"><text:span text:style-name="T56">Čtení </text:span><text:span text:style-name="T61">a projekce slovně formulovaných myšlenek</text:span></text:p>
          <text:p text:style-name="P161"><text:span text:style-name="T20">„Slyšíš“, co dotyčný říká, co </text:span><text:span text:style-name="T21">mu říkají jiní a</text:span><text:span text:style-name="T20"> co si </text:span><text:span text:style-name="T22">potichu</text:span><text:span text:style-name="T20"> myslí. Můžeš </text:span><text:span text:style-name="T23">způsobit, že tě cíl „uslyší mluvit“</text:span><text:span text:style-name="T20">. </text:span><text:span text:style-name="T19">M</text:span><text:span text:style-name="T16">usíš rozumět jazyku.</text:span></text:p>
          <text:p text:style-name="P229">Pošťouchnutí</text:p>
          <text:p text:style-name="P161"><text:span text:style-name="T24">Můžeš se bránit</text:span><text:span text:style-name="T16"> tím, že </text:span><text:span text:style-name="T18">útočníka</text:span><text:span text:style-name="T16"> v pravou chvíli přinutíš cuknout rukou </text:span><text:span text:style-name="T61">- </text:span><text:span text:style-name="T12">viz </text:span><text:span text:style-name="T13">Obrana kouzlem</text:span></text:p>
        </text:list-item>
        <text:list-item>
          <text:p text:style-name="P224"><text:span text:style-name="T62">Čtení a projekce </text:span><text:span text:style-name="T63">myšlenek </text:span><text:span text:style-name="T64">na úrovni významu</text:span></text:p>
          <text:p text:style-name="P161"><text:span text:style-name="T19">N</text:span><text:span text:style-name="T15">emusíš rozumět jazyku</text:span></text:p>
          <text:p text:style-name="P230"><text:soft-page-break/>Čtení a projekce vjemů</text:p>
          <text:p text:style-name="P161"><text:span text:style-name="T19">M</text:span><text:span text:style-name="T15">ůžeš se dívat očima cíle, poslouchat jeho ušima, nebo mu předávat falešné vjemy – obrazy, zvuky a podobně</text:span></text:p>
        </text:list-item>
        <text:list-item>
          <text:p text:style-name="P224">Vnuknutí záměru</text:p>
          <text:p text:style-name="P161"><text:span text:style-name="T6">N</text:span><text:span text:style-name="T5">apříklad, že se cíli chce na záchod. Nesmyslné nebo nebezpečné záměry cíl zváží a pravděpodobně zamítne</text:span></text:p>
          <text:p text:style-name="P231">Zmatení výmazem posledního rozhodnutí</text:p>
          <text:p text:style-name="P161"><text:span text:style-name="T183">„</text:span><text:span text:style-name="T5">Co jsem to teď chtěl udělat?“</text:span></text:p>
        </text:list-item>
      </text:list>
      <text:h text:style-name="Heading_20_3" text:outline-level="3">Živelná magie</text:h>
      <text:h text:style-name="P132" text:outline-level="4">Rituál vstřebání živlů</text:h>
      <text:p text:style-name="P22">Pokud máš už připravený kruh s vepsanými glyfy živlů, vstup do něj. V opačném případě jej nejdříve nakresli. Mysli při tom na to, že oheň stojí proti vodě a země proti vzduchu. Pak se postav se do středu kruhu a obrať se k symbolu živlu, který je ti nejbližší.<text:line-break/><text:tab/>Chvíli <text:span text:style-name="T207">tento</text:span> glyf upřeně pozoruj, poté zavři oči. Měl bys jej jasně vidět i poslepu. Nyní připrav svou mysl podle toho, <text:span text:style-name="T208">co</text:span> zrovna vstřebáváš: Pro živel ohně si představ, že se nacházíš uprostřed velké koule žhavých plamenů. V případě vodního živlu se v myšlenkách přesuň hluboko pod klidnou hladinu. Až přijde na řadu země, umísti se do středobodu zemské tíže. Pro vstřebání živlu vzduchu nech své tělo volně vznášet vysoko v oblacích.<text:line-break/><text:tab/>Až bude tvá představa jasná a zřetelná, začni s hlubokými nádechy. Každým z nich do sebe vstřebávej více a více daného živlu a uvědomuj si, jak proniká celým tvým tělem: Oheň tě prosytí žárem, voda tě prostoupí chladem, země tě učiní tak těžkým, že se nebudeš moci pohnout a při vdechování živlu vzduchu se naopak staneš tak lehkým, že se budeš zcela volně vznášet.<text:line-break/><text:tab/>Každý z živlů vdechni právě sedmkrát, poté se vždy uvolni a nech svou představu rozplynout. Mysli na to, že po prvním živlu <text:soft-page-break/>musí vždy následovat jeho protějšek, až poté můžeš přistoupit k další dvojici.<text:line-break/><text:tab/>Nakonec z kruhu vystup. Nyní je tvá mysl připravena na ta nejmocnější kouzla.</text:p>
      <text:list xml:id="list2438856693720193525" text:style-name="L14">
        <text:list-item>
          <text:p text:style-name="P233">Vnímání živlu</text:p>
          <text:p text:style-name="P166">Vycítíš, že za stěnou hoří pochodeň, že je jeskyně zatopená, určíš tvar chodeb podle tvaru vzduchu, který je vyplňuje</text:p>
          <text:p text:style-name="P232">Vzplanutí</text:p>
          <text:p text:style-name="P165">Dokážeš na dálku zapálit hořlavý materiál. Můžeš takto i někoho zranit, viz <text:span text:style-name="T26">Útok ohněm s přetrvávajícím účinkem</text:span></text:p>
          <text:p text:style-name="P232">Mráz</text:p>
          <text:p text:style-name="P165"><text:span text:style-name="T204">Můžeš například vyt</text:span>vo<text:span text:style-name="T204">řit</text:span> námraz<text:span text:style-name="T204">u</text:span>, zmraz<text:span text:style-name="T204">it</text:span> hladin<text:span text:style-name="T204">u</text:span> pro přechod vodní plochy, případně <text:span text:style-name="T204">mrazem útočit, viz</text:span> <text:span text:style-name="T34">ú</text:span><text:span text:style-name="T26">tok mrazem s přetrvávajícím účinkem</text:span></text:p>
        </text:list-item>
        <text:list-item>
          <text:p text:style-name="P233">Manipulace s živlem</text:p>
          <text:p text:style-name="P167">Dokážeš zvednout, <text:span text:style-name="T204">tvarovat</text:span> a přesouvat existující živly. Můžeš <text:span text:style-name="T205">například</text:span> způsobit zášleh plamene z <text:span text:style-name="T205">táborového</text:span> ohně v tebou určeném tvaru a směru, čerpat vodu z rybníka ve formě prudkého proudu, který někomu podrazí nohy, můžeš někoho srazit k zemi prudkým rázem vichru, nebo třeba zaútočit sprškou štěrku a kamení zvednutého ze země <text:span text:style-name="T205">(viz </text:span><text:span text:style-name="T34">útok kouzlem</text:span><text:span text:style-name="T205">)</text:span>. Zemní živel nebo led musí být přiměřeně sypký.</text:p>
        </text:list-item>
        <text:list-item>
          <text:p text:style-name="P233">Ohřev či ochlazení</text:p>
          <text:p text:style-name="P168">Dokážeš pozvolně měnit teplotu. Můžeš například uchovat potraviny čerstvé, zahřát se v nejkrutější zimě či si ohřát oběd bez ohně a kotlíku</text:p>
          <text:p text:style-name="P187">Dýchání pod vodou</text:p>
          <text:p text:style-name="P232">Vyčištění <text:span text:style-name="T201">živlu</text:span></text:p>
          <text:p text:style-name="P168">Vyčistíš vzduch v dole, aby se dal bez nebezpečí dýchat, uděláš ze zkažené vody pitnou, nebo třeba způsobíš, že bude oheň hořet bez kouře a zápachu</text:p>
          <text:p text:style-name="P232"><text:soft-page-break/>Vláda nad <text:span text:style-name="T194">zvukem</text:span></text:p>
          <text:p text:style-name="P165">Můžeš nechat stávající zvuky vycházet z jiného místa, určit místo, odkud bude cíl slyšet všechny zvuky <text:span text:style-name="T203">jako by tam stál</text:span>, <text:span text:style-name="T202">zesílit zvuky tak, že budou slyšet zhruba na dvojnásobnou vzdálenost, nebo je ztlumit až do úplného ticha.</text:span></text:p>
        </text:list-item>
        <text:list-item>
          <text:p text:style-name="P233">Rozžhavení</text:p>
          <text:p text:style-name="P165">Dokážeš se propálit téměř libovolným materiálem rychlostí několika centimetrů za minutu.</text:p>
          <text:p text:style-name="P234">Hluboký mráz</text:p>
          <text:p text:style-name="P165">Mrazení je zhruba stejně pomalé jako Rozžhavení. Hluboce zmrazený materiál je křehký a lze jej snadno rozbít.</text:p>
          <text:p text:style-name="P232">Roz<text:span text:style-name="T193">pukání</text:span> živlu</text:p>
          <text:p text:style-name="P169">Dokážeš pomalu rozpukat a roztrhat pevnou skálu či ledovou stěnu – zhruba stejnou rychlostí, jako u Rozžhavení.</text:p>
          <text:p text:style-name="P232">Zacelení živlu</text:p>
          <text:p text:style-name="P169">Dokážeš zvrátit působení Rozpukání živlu či jinak vzniklé poškození srovnatelného rozsahu.</text:p>
          <text:p text:style-name="P232">Výboj</text:p>
          <text:p text:style-name="P164"><text:span text:style-name="T11">viz </text:span><text:span text:style-name="T10">Zranění kouzly</text:span></text:p>
        </text:list-item>
        <text:list-item>
          <text:p text:style-name="P188">Zpevnění živlu</text:p>
          <text:p text:style-name="P189">Probuzení sopky (ehm...)</text:p>
          <text:p text:style-name="P190">Povodeň</text:p>
          <text:p text:style-name="P191">Zemětřesení</text:p>
          <text:p text:style-name="P191">Tornádo</text:p>
          <text:p text:style-name="P192">Povolání blesku</text:p>
        </text:list-item>
      </text:list>
      <text:p text:style-name="P117"/>
      <text:p text:style-name="P101"/>
      <text:h text:style-name="Heading_20_3" text:outline-level="3"><text:soft-page-break/>Alchymie</text:h>
      <text:h text:style-name="P127" text:outline-level="4">Alchymistická meditace</text:h>
      <text:p text:style-name="P13">Alchymistická meditace pracuje s alegorickým obrazem Velkého díla, tedy cesty za poznáním vedoucím až k výrobě kamene mudrců. Jejím cílem je dotknout se nebeských sfér a vstřebat tak trochu Quintessence, všudypřítomného agentu transformace hmoty.</text:p>
      <text:p text:style-name="P22">Před zahájením meditace proveď výpočet ascendentu, tedy znamení zvěrokruhu, které se právě nachází nad východním obzorem. Jeho glyf bude tvým průvodcem na cestě po hřbetu draka, od hlavy po špičku ocasu. Uvolni svou mysl a následuj jej. Tato cesta představuje skryté Dílo a když se rozhlédneš, tak spatříš jeho odraz v nekonečných hlubinách Vesmíru.<text:line-break/><text:tab/>Vytrvej v cestě, dokud obraz Díla kolem tebe nezmizí, v té chvíli budeš na samém Počátku. Všude kolem tebe bude prázdný, nekonečný prostor. Nespatříš tam nic, co by ti pomohlo určit, kde je nahoře a kde dole. Postupně si uvědom, že v té černé prázdnotě i přes to vidíš – právě toto „černé světlo“ hledáš. Vnímej, jak <text:s/>postupně prozařuje tvé tělo, nech se jím zcela naplnit.</text:p>
      <text:p text:style-name="P104">Konkrétní výrobky jak v dračáku...</text:p>
      <text:p text:style-name="P104">+ pár schopností</text:p>
      <text:list xml:id="list8704491289539077893" text:style-name="L15">
        <text:list-item>
          <text:p text:style-name="P193">1</text:p>
        </text:list-item>
      </text:list>
      <text:h text:style-name="Heading_20_3" text:outline-level="3"><text:soft-page-break/>Přírodní magie</text:h>
      <text:h text:style-name="P132" text:outline-level="4">Rituál čerpání přírodní energie</text:h>
      <text:p text:style-name="P22">Obrať se čelem ke Slunci, rozpaž a otevři dlaně tak, aby na ně dopadalo co nejvíce svitu. Pokud Slunce není možné spatřit, tak pouze zavři oči a představ si jej. Vnímej, jak tě jeho paprsky hladí po tvářích, jak se hřejivé teplo vpíjí do celého tvého těla. Ruce občas pevně sevři do pěstí, jako bys tu energii chtěl do sebe co nejvíce zamáčknout.<text:line-break/><text:tab/>Poté se soustřeď na chodidla. Zatlač své nohy do země, jako by ses chtěl co nejhlouběji zabořit do půdy. Představuj si, jak se tvé nohy zavrtávají stále hlouběji do země, až kam dosáhnou jen kořeny prastarých velikánů. Vychutnej si pocit hlubokého zakořenění, tak pevného, že tě nic nedokáže vyvrátit. Nech sluneční energii proudit skrze své tělo a volně odtékat tvými kořeny.<text:line-break/><text:tab/>Obdobně můžeš čerpat energii ze stromů nebo velkých kamenů, z jezer, řek či moří. Na světě není místa, kde by tato síla nebyla přítomna.</text:p>
      <text:list xml:id="list3624709227583506890" text:style-name="L16">
        <text:list-item>
          <text:p text:style-name="P194">Uzdravení rostlin</text:p>
          <text:p text:style-name="P195">Vláda nad drobným tvorstvem</text:p>
          <text:p text:style-name="P195">Řeč zvířat</text:p>
          <text:p text:style-name="P196">Změna teploty vzduchu</text:p>
          <text:p text:style-name="P197">Orientační smysl</text:p>
        </text:list-item>
        <text:list-item>
          <text:p text:style-name="P194">Vláda nad rostlinstvem</text:p>
          <text:p text:style-name="P198">Změna pachové stopy</text:p>
          <text:p text:style-name="P198">Ovládání zuřivosti</text:p>
          <text:p text:style-name="P196">Přivolání mlhy</text:p>
          <text:p text:style-name="P197"><text:soft-page-break/>Imitace zvuků</text:p>
        </text:list-item>
        <text:list-item>
          <text:p text:style-name="P194">Divoký růst</text:p>
          <text:p text:style-name="P199">Příkaz</text:p>
          <text:p text:style-name="P199">Zkrocení bestie</text:p>
          <text:p text:style-name="P199">Posel</text:p>
          <text:p text:style-name="P196">Přivolání oblačnosti</text:p>
          <text:p text:style-name="P196">Předpověď počasí</text:p>
        </text:list-item>
        <text:list-item>
          <text:p text:style-name="P194">Prorůstání</text:p>
          <text:p text:style-name="P194">Stvoření živé hmoty</text:p>
          <text:p text:style-name="P200">Zapůjčení smyslů</text:p>
          <text:p text:style-name="P201">Přivolání větru</text:p>
          <text:p text:style-name="P202">Chůze beze stop</text:p>
        </text:list-item>
        <text:list-item>
          <text:p text:style-name="P194">Řízený růst</text:p>
          <text:p text:style-name="P194">Splynutí se stromem</text:p>
          <text:p text:style-name="P194">Přesun dřevem</text:p>
          <text:p text:style-name="P200">Zapůjčení</text:p>
          <text:p text:style-name="P201">Přivolání srážek</text:p>
          <text:p text:style-name="P203">Potlačení pachu</text:p>
        </text:list-item>
      </text:list>
      <text:h text:style-name="Heading_20_3" text:outline-level="3"><text:soft-page-break/>Thaumaturgie</text:h>
      <text:h text:style-name="P133" text:outline-level="4">Rozjímání</text:h>
      <text:p text:style-name="P108"><text:span text:style-name="T108">Kněz – t</text:span>haumaturg své duševní síly nejsnáze obnoví rozjímáním a modlitbou. <text:span text:style-name="T112">Toto je příklad jedné z nejznámějších.</text:span></text:p>
      <text:p text:style-name="P21">Modlitba páně</text:p>
      <text:p text:style-name="P22">Otče náš, jenž jsi na nebesích,<text:line-break/>posvěť se jméno tvé.<text:line-break/>Přijď království tvé.</text:p>
      <text:p text:style-name="P22">Buď vůle tvá jako v nebi, tak i na zemi.<text:line-break/>Chléb náš vezdejší dej nám dnes.</text:p>
      <text:p text:style-name="P22">A odpusť nám naše viny,<text:line-break/>jako i my odpouštíme našim viníkům.<text:line-break/>A neuveď nás v pokušení,<text:line-break/>ale zbav nás od zlého.</text:p>
      <text:p text:style-name="P22">Neboť tvé je království<text:line-break/>i moc i sláva navěky.<text:line-break/>Amen.</text:p>
      <text:list xml:id="list1529349347639051458" text:style-name="L17">
        <text:list-item>
          <text:p text:style-name="P205">Neohroženost</text:p>
        </text:list-item>
        <text:list-item>
          <text:p text:style-name="P206">Osvěžující meditace</text:p>
        </text:list-item>
        <text:list-item>
          <text:p text:style-name="P207">Spirituální úder</text:p>
          <text:p text:style-name="P207">Mystický štít</text:p>
        </text:list-item>
        <text:list-item>
          <text:p text:style-name="P208">Clona myšlenek</text:p>
        </text:list-item>
      </text:list>
      <text:h text:style-name="Heading_20_3" text:outline-level="3">Somatická magie</text:h>
      <text:p text:style-name="Text_20_body"/>
      <text:h text:style-name="P132" text:outline-level="4"><text:soft-page-break/>Somatická meditace</text:h>
      <text:p text:style-name="P22">Vyber si nějaký dobře zažitý cvik. Zavři oči a pomalu jej prováděj. Nech své myšlenky bloudit, těkat od jednoho tématu k druhému, neustávej však v pohybu. Nech tvé tělo, ať jedná za tebe, ať zbaví tvou mysl veškerých vědomých myšlenek. Staň se nemyslícím nástrojem, jednej podle své nejvnitřnější přirozenosti.<text:line-break/><text:tab/>Tvá mysl je nyní čistá. Nepřemýšlíš, prostě konáš.</text:p>
      <text:p text:style-name="P50">IDEA: Improvizovat somatické schopnosti jde – za bod vůle, je třeba to hodit a následně udržovat.</text:p>
      <text:p text:style-name="P50">– ještě by mohlo jít „předpřipravit“ si schopnosti meditací (a následně je udržovat <text:span text:style-name="T195">až do použití</text:span>). <text:span text:style-name="T195">Tak by se asi dala omezit veškerá improvizovaná magie, kdyby to bylo nutné.</text:span></text:p>
      <text:p text:style-name="P51">NOPE... Tak bohužel, tohle asi nepůjde :<text:span text:style-name="T141">\</text:span></text:p>
      <text:p text:style-name="P120">Takže zpět k původnímu plánu. Bude tu pár schopností (pravděpodobně aktivních, pasivky nejsou moc zajímavé) a možnost výběru – asi jednu za každý bod hodnocení dovednosti, ať je to jednoduché.</text:p>
      <text:p text:style-name="P121">IDEA: Hraničářské schopnosti spíš do přírodní magie a mystické do <text:s/>Thaumathurgie? Jenže pak by přírodní čarodějové měli body navíc na schopnosti, to se mi nelíbí. <text:span text:style-name="T196">I když, ty hraničářské možná půjdou i brát jako improvizovaná magie. Ostatně magie zvířat a rostlin se z části se schopnostma překrývá...</text:span></text:p>
      <text:list xml:id="list6042706497068318065" text:style-name="L18">
        <text:list-item>
          <text:p text:style-name="P209">Jistá ruka (výstřel nebo vrh zbraní s gyrostabilizací)</text:p>
          <text:p text:style-name="P210">Působivé představení</text:p>
          <text:p text:style-name="P211">Dokonalá rovnováha</text:p>
          <text:p text:style-name="P212">Hluboký nádech</text:p>
        </text:list-item>
        <text:list-item>
          <text:p text:style-name="P213">Vícenásobný útok</text:p>
          <text:p text:style-name="P214">Vějířový výstřel</text:p>
          <text:p text:style-name="P215"><text:soft-page-break/>Vějířový vrh</text:p>
          <text:p text:style-name="P216">Vylepšený hmat</text:p>
          <text:p text:style-name="P217">Srážení a chytání střel</text:p>
          <text:p text:style-name="P218">Rychlé ruce</text:p>
          <text:p text:style-name="P210">První dojem</text:p>
          <text:p text:style-name="P212">Vypětí síly</text:p>
        </text:list-item>
        <text:list-item>
          <text:p text:style-name="P213">Potlačení bolesti</text:p>
          <text:p text:style-name="P216">Zaměření cíle</text:p>
          <text:p text:style-name="P216">Vylepšená chuť</text:p>
          <text:p text:style-name="P216">Vylepšený čich</text:p>
          <text:p text:style-name="P219">Tichý pohyb</text:p>
          <text:p text:style-name="P210">Průměrná tvář</text:p>
          <text:p text:style-name="P211">Běh po hladině</text:p>
        </text:list-item>
        <text:list-item>
          <text:p text:style-name="P213">Děsivý řev /* možná to dát na 1 */</text:p>
          <text:p text:style-name="P216">Rychlé nabití</text:p>
          <text:p text:style-name="P216">Vylepšený sluch</text:p>
          <text:p text:style-name="P216">Ostrý zrak</text:p>
          <text:p text:style-name="P220">Bleskový přesun /* Pokud dokážu dostatečně jednoduše ošetřit pravidla */</text:p>
          <text:p text:style-name="P210">Přemlouvání</text:p>
          <text:p text:style-name="P221">Obří skok</text:p>
        </text:list-item>
        <text:list-item>
          <text:p text:style-name="P216">Řízená střela</text:p>
          <text:p text:style-name="P216"><text:soft-page-break/>Noční vidění</text:p>
          <text:p text:style-name="P204">Mimikry</text:p>
          <text:p text:style-name="P217">Šestý smysl</text:p>
          <text:p text:style-name="P222">Zmizení z očí</text:p>
          <text:p text:style-name="P210">Hlas</text:p>
          <text:p text:style-name="P211">Běh na křídlech větru</text:p>
          <text:p text:style-name="P221">Vypětí rychlosti</text:p>
        </text:list-item>
      </text:list>
      <text:h text:style-name="P156" text:outline-level="1">Obrana proti magii</text:h>
      <text:p text:style-name="P114">BIG TO<text:span text:style-name="T179">D</text:span>O</text:p>
      <text:p text:style-name="P115">Co sem vůbec budu psát bez astrálu?</text:p>
      <text:p text:style-name="P115">– protikouzla</text:p>
      <text:p text:style-name="P115">– aspektovaná magie a ochranné amulety</text:p>
      <text:p text:style-name="P115">– strážní andělé a jiní spiriti (to by se asi zas víc hodilo do Higher mysteries. <text:span text:style-name="T180">A ono vůbec asi celá tahle kapitola...</text:span>)</text:p>
      <text:p text:style-name="P114"/>
      <text:p text:style-name="P114">Magické pasti</text:p>
      <text:p text:style-name="P115">(možná. Magická past není ani tak obrana proti magii, jako spíš obrana pro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style: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style:paragraph-properties fo:margin-top="0cm" fo:margin-bottom="0.3cm" style:contextual-spacing="false" fo:line-height="125%" fo:text-align="justify" style:justify-single-word="false" fo:orphans="4" fo:widows="4" fo:hyphenation-ladder-count="3" style:page-number="auto" fo:background-color="transparent">
        <style:tab-stops>
          <style:tab-stop style:position="0.499cm"/>
        </style:tab-stops>
        <style:background-image/>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80%" fo:letter-spacing="0.004cm"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60%" fo:letter-spacing="0.004cm"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style:paragraph-properties fo:margin-left="0cm" fo:margin-right="0cm" fo:margin-top="0.7cm" fo:margin-bottom="0.199cm" style:contextual-spacing="false" fo:hyphenation-ladder-count="2"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40%" fo:letter-spacing="0.004cm"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style:paragraph-properties fo:margin-left="0cm" fo:margin-right="0cm" fo:margin-top="0.801cm" fo:margin-bottom="0.199cm" style:contextual-spacing="false"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20%" fo:letter-spacing="0.004cm"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10%" fo:letter-spacing="0.004cm"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99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0pt" fo:letter-spacing="0.004cm"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Georgia" fo:font-family="Georgia" style:font-style-name="Regular" style:font-family-generic="roman" style:font-pitch="variable" fo:font-size="10pt"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background-image/>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style:paragraph-properties fo:margin-top="0cm" fo:margin-bottom="0cm" style:contextual-spacing="false" fo:text-align="start" fo:text-align-last="justify" style:justify-single-word="false" fo:hyphenation-ladder-count="no-limit" style:page-number="auto" fo:background-color="transparent" style:shadow="none" text:number-lines="false" text:line-number="0">
        <style:tab-stops/>
        <style:background-image/>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style: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style: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style: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Text_20_Body_20_without_20_aftergap" style:display-name="Text Body without aftergap" style:family="paragraph" style:parent-style-name="Text_20_body" style:next-style-name="Example" style:class="text" style:master-page-name="">
      <style:paragraph-properties fo:margin-top="0cm" fo:margin-bottom="0.049cm" style:contextual-spacing="false" style:page-number="auto" fo:keep-with-next="alway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4-09-23T18:05:11.259000000</dc:date>
    <meta:print-date>2113-01-01T00:00:00</meta:print-date>
    <meta:editing-cycles>5720</meta:editing-cycles>
    <meta:editing-duration>P19DT9H35M30S</meta:editing-duration>
    <meta:generator>LibreOffice/4.2.4.2$Windows_x86 LibreOffice_project/63150712c6d317d27ce2db16eb94c2f3d7b699f8</meta:generator>
    <meta:document-statistic meta:table-count="0" meta:image-count="0" meta:object-count="0" meta:page-count="74" meta:paragraph-count="615" meta:word-count="13648" meta:character-count="86757" meta:non-whitespace-character-count="73595"/>
  </office:meta>
</office:document-meta>
</file>